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"/>
    <style:style style:name="ce4" style:family="table-cell" style:parent-style-name="Default" style:data-style-name="N37"/>
    <style:style style:name="ce5" style:family="table-cell" style:parent-style-name="Default" style:data-style-name="N38"/>
    <style:style style:name="ce6" style:family="table-cell" style:parent-style-name="Default" style:data-style-name="N2"/>
    <style:style style:name="ce7" style:family="table-cell" style:parent-style-name="Default" style:data-style-name="N0">
      <style:text-properties fo:color="#000000" fo:font-size="11pt" style:font-size-asian="11pt" style:font-size-complex="11pt"/>
    </style:style>
    <style:style style:name="ce8" style:family="table-cell" style:parent-style-name="Default" style:data-style-name="N36">
      <style:table-cell-properties fo:background-color="#FFFF00"/>
      <style:text-properties fo:color="#000000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#FFFF00"/>
      <style:text-properties fo:color="#000000" fo:font-size="11pt" style:font-size-asian="11pt" style:font-size-complex="11pt"/>
    </style:style>
    <style:style style:name="ce10" style:family="table-cell" style:parent-style-name="Default" style:data-style-name="N1">
      <style:table-cell-properties fo:background-color="#FFFF00"/>
      <style:text-properties fo:color="#000000" fo:font-size="11pt" style:font-size-asian="11pt" style:font-size-complex="11pt"/>
    </style:style>
    <style:style style:name="ce11" style:family="table-cell" style:parent-style-name="Default" style:data-style-name="N37">
      <style:table-cell-properties fo:background-color="#FFFF00"/>
      <style:text-properties fo:color="#000000" fo:font-size="11pt" style:font-size-asian="11pt" style:font-size-complex="11pt"/>
    </style:style>
    <style:style style:name="ce12" style:family="table-cell" style:parent-style-name="Default" style:data-style-name="N38">
      <style:table-cell-properties fo:background-color="#FFFF00"/>
      <style:text-properties fo:color="#000000" fo:font-size="11pt" style:font-size-asian="11pt" style:font-size-complex="11pt"/>
    </style:style>
    <style:style style:name="ce13" style:family="table-cell" style:parent-style-name="Default" style:data-style-name="N2">
      <style:table-cell-properties fo:background-color="#FFFF00"/>
      <style:text-properties fo:color="#000000" fo:font-size="11pt" style:font-size-asian="11pt" style:font-size-complex="11pt"/>
    </style:style>
    <style:style style:name="ce14" style:family="table-cell" style:parent-style-name="Default" style:data-style-name="N36">
      <style:text-properties fo:color="#000000" fo:font-size="11pt" style:font-size-asian="11pt" style:font-size-complex="11pt"/>
    </style:style>
    <style:style style:name="ce15" style:family="table-cell" style:parent-style-name="Default" style:data-style-name="N1">
      <style:text-properties fo:color="#000000" fo:font-size="11pt" style:font-size-asian="11pt" style:font-size-complex="11pt"/>
    </style:style>
    <style:style style:name="ce16" style:family="table-cell" style:parent-style-name="Default" style:data-style-name="N37">
      <style:text-properties fo:color="#000000" fo:font-size="11pt" style:font-size-asian="11pt" style:font-size-complex="11pt"/>
    </style:style>
    <style:style style:name="ce17" style:family="table-cell" style:parent-style-name="Default" style:data-style-name="N38">
      <style:text-properties fo:color="#000000" fo:font-size="11pt" style:font-size-asian="11pt" style:font-size-complex="11pt"/>
    </style:style>
    <style:style style:name="ce18" style:family="table-cell" style:parent-style-name="Default" style:data-style-name="N2">
      <style:text-properties fo:color="#000000" fo:font-size="11pt" style:font-size-asian="11pt" style:font-size-complex="11pt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6.00604166666667cm"/>
    </style:style>
    <style:style style:name="co5" style:family="table-column">
      <style:table-column-properties fo:break-before="auto" style:column-width="7.59354166666667cm"/>
    </style:style>
    <style:style style:name="co6" style:family="table-column">
      <style:table-column-properties fo:break-before="auto" style:column-width="4.550833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3.94229166666667cm"/>
    </style:style>
    <style:style style:name="co12" style:family="table-column">
      <style:table-column-properties fo:break-before="auto" style:column-width="2.09020833333333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7.48770833333333cm"/>
    </style:style>
    <style:style style:name="co15" style:family="table-column">
      <style:table-column-properties fo:break-before="auto" style:column-width="8.016875cm"/>
    </style:style>
    <style:style style:name="co16" style:family="table-column">
      <style:table-column-properties fo:break-before="auto" style:column-width="4.41854166666667cm"/>
    </style:style>
    <style:style style:name="co17" style:family="table-column">
      <style:table-column-properties fo:break-before="auto" style:column-width="4.10104166666667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5.05354166666667cm"/>
    </style:style>
    <style:style style:name="co20" style:family="table-column">
      <style:table-column-properties fo:break-before="auto" style:column-width="5.476875cm"/>
    </style:style>
    <style:style style:name="co21" style:family="table-column">
      <style:table-column-properties fo:break-before="auto" style:column-width="4.52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5.000625cm"/>
    </style:style>
    <style:style style:name="co25" style:family="table-column">
      <style:table-column-properties fo:break-before="auto" style:column-width="6.95854166666667cm"/>
    </style:style>
    <style:style style:name="co26" style:family="table-column">
      <style:table-column-properties fo:break-before="auto" style:column-width="3.78354166666667cm"/>
    </style:style>
    <style:style style:name="co27" style:family="table-column">
      <style:table-column-properties fo:break-before="auto" style:column-width="4.60375cm"/>
    </style:style>
    <style:style style:name="co28" style:family="table-column">
      <style:table-column-properties fo:break-before="auto" style:column-width="5.58270833333333cm"/>
    </style:style>
    <style:style style:name="co29" style:family="table-column">
      <style:table-column-properties fo:break-before="auto" style:column-width="4.78895833333333cm"/>
    </style:style>
    <style:style style:name="co30" style:family="table-column">
      <style:table-column-properties fo:break-before="auto" style:column-width="4.630208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Data_1_For_Conversion_Rat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6361" table:default-cell-style-name="ce1"/>
        <table:table-row table:style-name="ro1">
          <table:table-cell office:value-type="string" table:style-name="ce1">
            <text:p>Start Date</text:p>
          </table:table-cell>
          <table:table-cell office:value-type="string" table:style-name="ce1">
            <text:p>End Date</text:p>
          </table:table-cell>
          <table:table-cell office:value-type="string" table:style-name="ce1">
            <text:p>Portfolio name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Campaign Name</text:p>
          </table:table-cell>
          <table:table-cell office:value-type="string" table:style-name="ce1">
            <text:p>Ad Group Name</text:p>
          </table:table-cell>
          <table:table-cell office:value-type="string" table:style-name="ce1">
            <text:p>Advertised SKU</text:p>
          </table:table-cell>
          <table:table-cell office:value-type="string" table:style-name="ce1">
            <text:p>Advertised ASIN</text:p>
          </table:table-cell>
          <table:table-cell office:value-type="string" table:style-name="ce1">
            <text:p>Impressions</text:p>
          </table:table-cell>
          <table:table-cell office:value-type="string" table:style-name="ce1">
            <text:p>Clicks</text:p>
          </table:table-cell>
          <table:table-cell office:value-type="string" table:style-name="ce1">
            <text:p>Click-Thru Rate (CTR)</text:p>
          </table:table-cell>
          <table:table-cell office:value-type="string" table:style-name="ce1">
            <text:p>Cost Per Click (CPC)</text:p>
          </table:table-cell>
          <table:table-cell office:value-type="string" table:style-name="ce1">
            <text:p>Spend</text:p>
          </table:table-cell>
          <table:table-cell office:value-type="string" table:style-name="ce1">
            <text:p>7 Day Total Sales<text:s/></text:p>
          </table:table-cell>
          <table:table-cell office:value-type="string" table:style-name="ce1">
            <text:p>Total Advertising Cost of Sales (ACoS)<text:s/></text:p>
          </table:table-cell>
          <table:table-cell office:value-type="string" table:style-name="ce1">
            <text:p>Total Return on Advertising Spend (RoAS)</text:p>
          </table:table-cell>
          <table:table-cell office:value-type="string" table:style-name="ce1">
            <text:p>7 Day Total Orders (#)</text:p>
          </table:table-cell>
          <table:table-cell office:value-type="string" table:style-name="ce1">
            <text:p>7 Day Total Units (#)</text:p>
          </table:table-cell>
          <table:table-cell office:value-type="string" table:style-name="ce1">
            <text:p>7 Day Conversion Rate</text:p>
          </table:table-cell>
          <table:table-cell office:value-type="string" table:style-name="ce1">
            <text:p>7 Day Advertised SKU Units (#)</text:p>
          </table:table-cell>
          <table:table-cell office:value-type="string" table:style-name="ce1">
            <text:p>7 Day Other SKU Units (#)</text:p>
          </table:table-cell>
          <table:table-cell office:value-type="string" table:style-name="ce1">
            <text:p>7 Day Advertised SKU Sales<text:s/></text:p>
          </table:table-cell>
          <table:table-cell office:value-type="string" table:style-name="ce1">
            <text:p>7 Day Other SKU Sales<text:s/></text:p>
          </table:table-cell>
          <table:table-cell table:number-columns-repeated="16361"/>
        </table:table-row>
        <table:table-row table:style-name="ro1">
          <table:table-cell office:value-type="date" office:date-value="2021-02-01T00:00:00" table:style-name="ce2">
            <text:p>Feb 01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Project Swades TEST Dec 2020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173519" table:style-name="ce3">
            <text:p>173519</text:p>
          </table:table-cell>
          <table:table-cell office:value-type="float" office:value="100" table:style-name="ce3">
            <text:p>100</text:p>
          </table:table-cell>
          <table:table-cell office:value-type="percentage" office:value="5.7630576478656518E-4" table:formula="of:=[.J2]/[.I2]" table:style-name="ce4">
            <text:p>0.0576%</text:p>
          </table:table-cell>
          <table:table-cell office:value-type="currency" office:value="0.89230000000000009" table:style-name="ce5">
            <text:p>$0.89</text:p>
          </table:table-cell>
          <table:table-cell office:value-type="currency" office:value="89.23" table:style-name="ce5">
            <text:p>$89.23</text:p>
          </table:table-cell>
          <table:table-cell office:value-type="currency" office:value="245.69999999999996" table:style-name="ce5">
            <text:p>$245.70</text:p>
          </table:table-cell>
          <table:table-cell office:value-type="percentage" office:value="0.36316646316646323" table:style-name="ce4">
            <text:p>36.3166%</text:p>
          </table:table-cell>
          <table:table-cell office:value-type="float" office:value="2.7535582203294848" table:style-name="ce6">
            <text:p>2.75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percentage" office:value="0.1" table:style-name="ce4">
            <text:p>10.0000%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currency" office:value="245.69999999999996" table:style-name="ce5">
            <text:p>$245.7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1T00:00:00" table:style-name="ce2">
            <text:p>Feb 01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Project Swades TEST Dec 2020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99971" table:style-name="ce3">
            <text:p>99971</text:p>
          </table:table-cell>
          <table:table-cell office:value-type="float" office:value="89" table:style-name="ce3">
            <text:p>89</text:p>
          </table:table-cell>
          <table:table-cell office:value-type="percentage" office:value="8.9025817487071253E-4" table:style-name="ce4">
            <text:p>0.0890%</text:p>
          </table:table-cell>
          <table:table-cell office:value-type="currency" office:value="0.94101123595505598" table:style-name="ce5">
            <text:p>$0.94</text:p>
          </table:table-cell>
          <table:table-cell office:value-type="currency" office:value="83.749999999999986" table:style-name="ce5">
            <text:p>$83.75</text:p>
          </table:table-cell>
          <table:table-cell office:value-type="currency" office:value="136.65" table:style-name="ce5">
            <text:p>$136.65</text:p>
          </table:table-cell>
          <table:table-cell office:value-type="percentage" office:value="0.61287961946578839" table:style-name="ce4">
            <text:p>61.2880%</text:p>
          </table:table-cell>
          <table:table-cell office:value-type="float" office:value="1.6316417910447765" table:style-name="ce6">
            <text:p>1.6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percentage" office:value="5.6179775280898875E-2" table:style-name="ce4">
            <text:p>5.6180%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currency" office:value="136.65" table:style-name="ce5">
            <text:p>$136.65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1T00:00:00" table:style-name="ce2">
            <text:p>Feb 01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Project Swades TEST Dec 2020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148133" table:style-name="ce3">
            <text:p>148133</text:p>
          </table:table-cell>
          <table:table-cell office:value-type="float" office:value="91" table:style-name="ce3">
            <text:p>91</text:p>
          </table:table-cell>
          <table:table-cell office:value-type="percentage" office:value="6.1431281348517885E-4" table:style-name="ce4">
            <text:p>0.0614%</text:p>
          </table:table-cell>
          <table:table-cell office:value-type="currency" office:value="0.893956043956044" table:style-name="ce5">
            <text:p>$0.89</text:p>
          </table:table-cell>
          <table:table-cell office:value-type="currency" office:value="81.350000000000009" table:style-name="ce5">
            <text:p>$81.35</text:p>
          </table:table-cell>
          <table:table-cell office:value-type="currency" office:value="73.710000000000008" table:style-name="ce5">
            <text:p>$73.71</text:p>
          </table:table-cell>
          <table:table-cell office:value-type="percentage" office:value="1.1036494369827703" table:style-name="ce4">
            <text:p>110.3649%</text:p>
          </table:table-cell>
          <table:table-cell office:value-type="float" office:value="0.90608481868469581" table:style-name="ce6">
            <text:p>0.9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percentage" office:value="3.2967032967032968E-2" table:style-name="ce4">
            <text:p>3.2967%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currency" office:value="73.710000000000008" table:style-name="ce5">
            <text:p>$73.71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uto_is_san_90</text:p>
          </table:table-cell>
          <table:table-cell office:value-type="string" table:style-name="ce1">
            <text:p>auto_is_san_90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37629" table:style-name="ce3">
            <text:p>37629</text:p>
          </table:table-cell>
          <table:table-cell office:value-type="float" office:value="73" table:style-name="ce3">
            <text:p>73</text:p>
          </table:table-cell>
          <table:table-cell office:value-type="percentage" office:value="1.9399930904355684E-3" table:style-name="ce4">
            <text:p>0.1940%</text:p>
          </table:table-cell>
          <table:table-cell office:value-type="currency" office:value="0.91438356164383583" table:style-name="ce5">
            <text:p>$0.91</text:p>
          </table:table-cell>
          <table:table-cell office:value-type="currency" office:value="66.750000000000014" table:style-name="ce5">
            <text:p>$66.75</text:p>
          </table:table-cell>
          <table:table-cell office:value-type="currency" office:value="96.58" table:style-name="ce5">
            <text:p>$96.58</text:p>
          </table:table-cell>
          <table:table-cell office:value-type="percentage" office:value="0.69113688134189288" table:style-name="ce4">
            <text:p>69.1137%</text:p>
          </table:table-cell>
          <table:table-cell office:value-type="float" office:value="1.4468913857677899" table:style-name="ce6">
            <text:p>1.4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percentage" office:value="5.4794520547945202E-2" table:style-name="ce4">
            <text:p>5.4795%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currency" office:value="72.009999999999991" table:style-name="ce5">
            <text:p>$72.01</text:p>
          </table:table-cell>
          <table:table-cell office:value-type="currency" office:value="24.57" table:style-name="ce5">
            <text:p>$24.57</text:p>
          </table:table-cell>
          <table:table-cell table:number-columns-repeated="16361"/>
        </table:table-row>
        <table:table-row table:style-name="ro1">
          <table:table-cell office:value-type="date" office:date-value="2021-02-10T00:00:00" table:style-name="ce2">
            <text:p>Feb 10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105411" table:style-name="ce3">
            <text:p>105411</text:p>
          </table:table-cell>
          <table:table-cell office:value-type="float" office:value="80" table:style-name="ce3">
            <text:p>80</text:p>
          </table:table-cell>
          <table:table-cell office:value-type="percentage" office:value="7.5893407708872891E-4" table:style-name="ce4">
            <text:p>0.0759%</text:p>
          </table:table-cell>
          <table:table-cell office:value-type="currency" office:value="0.78349999999999986" table:style-name="ce5">
            <text:p>$0.78</text:p>
          </table:table-cell>
          <table:table-cell office:value-type="currency" office:value="62.679999999999993" table:style-name="ce5">
            <text:p>$62.68</text:p>
          </table:table-cell>
          <table:table-cell office:value-type="currency" office:value="49.14" table:style-name="ce5">
            <text:p>$49.14</text:p>
          </table:table-cell>
          <table:table-cell office:value-type="percentage" office:value="1.2755392755392754" table:style-name="ce4">
            <text:p>127.5539%</text:p>
          </table:table-cell>
          <table:table-cell office:value-type="float" office:value="0.78398213146139129" table:style-name="ce6">
            <text:p>0.78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percentage" office:value="2.5000000000000001E-2" table:style-name="ce4">
            <text:p>2.5000%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currency" office:value="49.14" table:style-name="ce5">
            <text:p>$49.14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uto_is_ros_90</text:p>
          </table:table-cell>
          <table:table-cell office:value-type="string" table:style-name="ce1">
            <text:p>auto_is_ros_90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34115" table:style-name="ce3">
            <text:p>34115</text:p>
          </table:table-cell>
          <table:table-cell office:value-type="float" office:value="65" table:style-name="ce3">
            <text:p>65</text:p>
          </table:table-cell>
          <table:table-cell office:value-type="percentage" office:value="1.9053202403634768E-3" table:style-name="ce4">
            <text:p>0.1905%</text:p>
          </table:table-cell>
          <table:table-cell office:value-type="currency" office:value="0.81338461538461515" table:style-name="ce5">
            <text:p>$0.81</text:p>
          </table:table-cell>
          <table:table-cell office:value-type="currency" office:value="52.869999999999983" table:style-name="ce5">
            <text:p>$52.87</text:p>
          </table:table-cell>
          <table:table-cell office:value-type="currency" office:value="98.28" table:style-name="ce5">
            <text:p>$98.28</text:p>
          </table:table-cell>
          <table:table-cell office:value-type="percentage" office:value="0.53795278795278778" table:style-name="ce4">
            <text:p>53.7953%</text:p>
          </table:table-cell>
          <table:table-cell office:value-type="float" office:value="1.8588991866843207" table:style-name="ce6">
            <text:p>1.86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percentage" office:value="6.1538461538461542E-2" table:style-name="ce4">
            <text:p>6.1538%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currency" office:value="98.28" table:style-name="ce5">
            <text:p>$98.28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0T00:00:00" table:style-name="ce2">
            <text:p>Feb 10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98834" table:style-name="ce3">
            <text:p>98834</text:p>
          </table:table-cell>
          <table:table-cell office:value-type="float" office:value="67" table:style-name="ce3">
            <text:p>67</text:p>
          </table:table-cell>
          <table:table-cell office:value-type="percentage" office:value="6.7790436489467188E-4" table:style-name="ce4">
            <text:p>0.0678%</text:p>
          </table:table-cell>
          <table:table-cell office:value-type="currency" office:value="0.70791044776119383" table:style-name="ce5">
            <text:p>$0.71</text:p>
          </table:table-cell>
          <table:table-cell office:value-type="currency" office:value="47.429999999999986" table:style-name="ce5">
            <text:p>$47.43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1.9304029304029298" table:style-name="ce4">
            <text:p>193.0403%</text:p>
          </table:table-cell>
          <table:table-cell office:value-type="float" office:value="0.51802656546489578" table:style-name="ce6">
            <text:p>0.5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1.4925373134328356E-2" table:style-name="ce4">
            <text:p>1.4925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5T00:00:00" table:style-name="ce2">
            <text:p>Feb 05, 2021</text:p>
          </table:table-cell>
          <table:table-cell office:value-type="date" office:date-value="2021-02-15T00:00:00" table:style-name="ce2">
            <text:p>Feb 15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valentines_brh</text:p>
          </table:table-cell>
          <table:table-cell office:value-type="string" table:style-name="ce1">
            <text:p>valentines_brh_ros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26119" table:style-name="ce3">
            <text:p>26119</text:p>
          </table:table-cell>
          <table:table-cell office:value-type="float" office:value="47" table:style-name="ce3">
            <text:p>47</text:p>
          </table:table-cell>
          <table:table-cell office:value-type="percentage" office:value="1.7994563344691603E-3" table:style-name="ce4">
            <text:p>0.1799%</text:p>
          </table:table-cell>
          <table:table-cell office:value-type="currency" office:value="0.84319148936170218" table:style-name="ce5">
            <text:p>$0.84</text:p>
          </table:table-cell>
          <table:table-cell office:value-type="currency" office:value="39.630000000000003" table:style-name="ce5">
            <text:p>$39.63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uto_is_lav_90</text:p>
          </table:table-cell>
          <table:table-cell office:value-type="string" table:style-name="ce1">
            <text:p>auto_is_lav_90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35334" table:style-name="ce3">
            <text:p>35334</text:p>
          </table:table-cell>
          <table:table-cell office:value-type="float" office:value="43" table:style-name="ce3">
            <text:p>43</text:p>
          </table:table-cell>
          <table:table-cell office:value-type="percentage" office:value="1.2169581706005547E-3" table:style-name="ce4">
            <text:p>0.1217%</text:p>
          </table:table-cell>
          <table:table-cell office:value-type="currency" office:value="0.87162790697674408" table:style-name="ce5">
            <text:p>$0.87</text:p>
          </table:table-cell>
          <table:table-cell office:value-type="currency" office:value="37.479999999999997" table:style-name="ce5">
            <text:p>$37.48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1.5254375254375254" table:style-name="ce4">
            <text:p>152.5438%</text:p>
          </table:table-cell>
          <table:table-cell office:value-type="float" office:value="0.65554962646744941" table:style-name="ce6">
            <text:p>0.6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2.3255813953488372E-2" table:style-name="ce4">
            <text:p>2.3256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1T00:00:00" table:style-name="ce2">
            <text:p>Feb 01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Project Swades TEST Dec 2020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99430" table:style-name="ce3">
            <text:p>99430</text:p>
          </table:table-cell>
          <table:table-cell office:value-type="float" office:value="40" table:style-name="ce3">
            <text:p>40</text:p>
          </table:table-cell>
          <table:table-cell office:value-type="percentage" office:value="4.0229307050186061E-4" table:style-name="ce4">
            <text:p>0.0402%</text:p>
          </table:table-cell>
          <table:table-cell office:value-type="currency" office:value="0.92199999999999993" table:style-name="ce5">
            <text:p>$0.92</text:p>
          </table:table-cell>
          <table:table-cell office:value-type="currency" office:value="36.879999999999995" table:style-name="ce5">
            <text:p>$36.88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1.5010175010175011" table:style-name="ce4">
            <text:p>150.1018%</text:p>
          </table:table-cell>
          <table:table-cell office:value-type="float" office:value="0.66621475054229939" table:style-name="ce6">
            <text:p>0.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2.5000000000000001E-2" table:style-name="ce4">
            <text:p>2.5000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uto_is_nagc_90</text:p>
          </table:table-cell>
          <table:table-cell office:value-type="string" table:style-name="ce1">
            <text:p>auto_is_nagc_90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42800" table:style-name="ce3">
            <text:p>42800</text:p>
          </table:table-cell>
          <table:table-cell office:value-type="float" office:value="41" table:style-name="ce3">
            <text:p>41</text:p>
          </table:table-cell>
          <table:table-cell office:value-type="percentage" office:value="9.5794392523364485E-4" table:style-name="ce4">
            <text:p>0.0958%</text:p>
          </table:table-cell>
          <table:table-cell office:value-type="currency" office:value="0.83951219512195108" table:style-name="ce5">
            <text:p>$0.84</text:p>
          </table:table-cell>
          <table:table-cell office:value-type="currency" office:value="34.419999999999995" table:style-name="ce5">
            <text:p>$34.42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1.4008954008954007" table:style-name="ce4">
            <text:p>140.0895%</text:p>
          </table:table-cell>
          <table:table-cell office:value-type="float" office:value="0.71382916908773986" table:style-name="ce6">
            <text:p>0.7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2.4390243902439025E-2" table:style-name="ce4">
            <text:p>2.4390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0T00:00:00" table:style-name="ce2">
            <text:p>Feb 10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51016" table:style-name="ce3">
            <text:p>51016</text:p>
          </table:table-cell>
          <table:table-cell office:value-type="float" office:value="48" table:style-name="ce3">
            <text:p>48</text:p>
          </table:table-cell>
          <table:table-cell office:value-type="percentage" office:value="9.4088129214364117E-4" table:style-name="ce4">
            <text:p>0.0941%</text:p>
          </table:table-cell>
          <table:table-cell office:value-type="currency" office:value="0.7131249999999999" table:style-name="ce5">
            <text:p>$0.71</text:p>
          </table:table-cell>
          <table:table-cell office:value-type="currency" office:value="34.229999999999997" table:style-name="ce5">
            <text:p>$34.23</text:p>
          </table:table-cell>
          <table:table-cell office:value-type="currency" office:value="79.210000000000008" table:style-name="ce5">
            <text:p>$79.21</text:p>
          </table:table-cell>
          <table:table-cell office:value-type="percentage" office:value="0.43214240626183553" table:style-name="ce4">
            <text:p>43.2142%</text:p>
          </table:table-cell>
          <table:table-cell office:value-type="float" office:value="2.3140520011685659" table:style-name="ce6">
            <text:p>2.3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percentage" office:value="6.25E-2" table:style-name="ce4">
            <text:p>6.2500%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currency" office:value="79.210000000000008" table:style-name="ce5">
            <text:p>$79.21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8T00:00:00" table:style-name="ce2">
            <text:p>Feb 08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lav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12259" table:style-name="ce3">
            <text:p>12259</text:p>
          </table:table-cell>
          <table:table-cell office:value-type="float" office:value="25" table:style-name="ce3">
            <text:p>25</text:p>
          </table:table-cell>
          <table:table-cell office:value-type="percentage" office:value="2.0393180520433965E-3" table:style-name="ce4">
            <text:p>0.2039%</text:p>
          </table:table-cell>
          <table:table-cell office:value-type="currency" office:value="1.3068000000000004" table:style-name="ce5">
            <text:p>$1.31</text:p>
          </table:table-cell>
          <table:table-cell office:value-type="currency" office:value="32.670000000000009" table:style-name="ce5">
            <text:p>$32.67</text:p>
          </table:table-cell>
          <table:table-cell office:value-type="currency" office:value="73.710000000000008" table:style-name="ce5">
            <text:p>$73.71</text:p>
          </table:table-cell>
          <table:table-cell office:value-type="percentage" office:value="0.44322344322344326" table:style-name="ce4">
            <text:p>44.3223%</text:p>
          </table:table-cell>
          <table:table-cell office:value-type="float" office:value="2.2561983471074378" table:style-name="ce6">
            <text:p>2.26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percentage" office:value="0.12" table:style-name="ce4">
            <text:p>12.0000%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currency" office:value="73.710000000000008" table:style-name="ce5">
            <text:p>$73.71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broad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32674" table:style-name="ce3">
            <text:p>32674</text:p>
          </table:table-cell>
          <table:table-cell office:value-type="float" office:value="33" table:style-name="ce3">
            <text:p>33</text:p>
          </table:table-cell>
          <table:table-cell office:value-type="percentage" office:value="1.0099773520230153E-3" table:style-name="ce4">
            <text:p>0.1010%</text:p>
          </table:table-cell>
          <table:table-cell office:value-type="currency" office:value="0.85363636363636353" table:style-name="ce5">
            <text:p>$0.85</text:p>
          </table:table-cell>
          <table:table-cell office:value-type="currency" office:value="28.169999999999998" table:style-name="ce5">
            <text:p>$28.17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1.1465201465201464" table:style-name="ce4">
            <text:p>114.6520%</text:p>
          </table:table-cell>
          <table:table-cell office:value-type="float" office:value="0.8722044728434506" table:style-name="ce6">
            <text:p>0.8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3.0303030303030304E-2" table:style-name="ce4">
            <text:p>3.0303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1T00:00:00" table:style-name="ce2">
            <text:p>Feb 01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Project Swades TEST Dec 2020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47439" table:style-name="ce3">
            <text:p>47439</text:p>
          </table:table-cell>
          <table:table-cell office:value-type="float" office:value="24" table:style-name="ce3">
            <text:p>24</text:p>
          </table:table-cell>
          <table:table-cell office:value-type="percentage" office:value="5.0591285651046603E-4" table:style-name="ce4">
            <text:p>0.0506%</text:p>
          </table:table-cell>
          <table:table-cell office:value-type="currency" office:value="0.91666666666666685" table:style-name="ce5">
            <text:p>$0.92</text:p>
          </table:table-cell>
          <table:table-cell office:value-type="currency" office:value="22.000000000000004" table:style-name="ce5">
            <text:p>$22.00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0.89540089540089551" table:style-name="ce4">
            <text:p>89.5401%</text:p>
          </table:table-cell>
          <table:table-cell office:value-type="float" office:value="1.1168181818181817" table:style-name="ce6">
            <text:p>1.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4.1666666666666657E-2" table:style-name="ce4">
            <text:p>4.1667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broad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33903" table:style-name="ce3">
            <text:p>33903</text:p>
          </table:table-cell>
          <table:table-cell office:value-type="float" office:value="25" table:style-name="ce3">
            <text:p>25</text:p>
          </table:table-cell>
          <table:table-cell office:value-type="percentage" office:value="7.3739787039495033E-4" table:style-name="ce4">
            <text:p>0.0737%</text:p>
          </table:table-cell>
          <table:table-cell office:value-type="currency" office:value="0.87040000000000006" table:style-name="ce5">
            <text:p>$0.87</text:p>
          </table:table-cell>
          <table:table-cell office:value-type="currency" office:value="21.76" table:style-name="ce5">
            <text:p>$21.76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0.88563288563288567" table:style-name="ce4">
            <text:p>88.5633%</text:p>
          </table:table-cell>
          <table:table-cell office:value-type="float" office:value="1.1291360294117647" table:style-name="ce6">
            <text:p>1.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0.04" table:style-name="ce4">
            <text:p>4.0000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5T00:00:00" table:style-name="ce2">
            <text:p>Feb 05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nagc</text:p>
          </table:table-cell>
          <table:table-cell office:value-type="string" table:style-name="ce1">
            <text:p>brh_is_man_nagc_broad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36745" table:style-name="ce3">
            <text:p>36745</text:p>
          </table:table-cell>
          <table:table-cell office:value-type="float" office:value="26" table:style-name="ce3">
            <text:p>26</text:p>
          </table:table-cell>
          <table:table-cell office:value-type="percentage" office:value="7.0757926248469192E-4" table:style-name="ce4">
            <text:p>0.0708%</text:p>
          </table:table-cell>
          <table:table-cell office:value-type="currency" office:value="0.82769230769230784" table:style-name="ce5">
            <text:p>$0.83</text:p>
          </table:table-cell>
          <table:table-cell office:value-type="currency" office:value="21.520000000000003" table:style-name="ce5">
            <text:p>$21.52</text:p>
          </table:table-cell>
          <table:table-cell office:value-type="currency" office:value="22.57" table:style-name="ce5">
            <text:p>$22.57</text:p>
          </table:table-cell>
          <table:table-cell office:value-type="percentage" office:value="0.95347806823216674" table:style-name="ce4">
            <text:p>95.3478%</text:p>
          </table:table-cell>
          <table:table-cell office:value-type="float" office:value="1.0487918215613381" table:style-name="ce6">
            <text:p>1.0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3.8461538461538464E-2" table:style-name="ce4">
            <text:p>3.8462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2.57" table:style-name="ce5">
            <text:p>$22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uto_is_euc_90</text:p>
          </table:table-cell>
          <table:table-cell office:value-type="string" table:style-name="ce1">
            <text:p>auto_is_euc_90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24472" table:style-name="ce3">
            <text:p>24472</text:p>
          </table:table-cell>
          <table:table-cell office:value-type="float" office:value="32" table:style-name="ce3">
            <text:p>32</text:p>
          </table:table-cell>
          <table:table-cell office:value-type="percentage" office:value="1.3076168682576005E-3" table:style-name="ce4">
            <text:p>0.1308%</text:p>
          </table:table-cell>
          <table:table-cell office:value-type="currency" office:value="0.65812500000000007" table:style-name="ce5">
            <text:p>$0.66</text:p>
          </table:table-cell>
          <table:table-cell office:value-type="currency" office:value="21.060000000000002" table:style-name="ce5">
            <text:p>$21.06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5T00:00:00" table:style-name="ce2">
            <text:p>Feb 15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pt_san</text:p>
          </table:table-cell>
          <table:table-cell office:value-type="string" table:style-name="ce1">
            <text:p>brh_is_man_pt_san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1743" table:style-name="ce3">
            <text:p>1743</text:p>
          </table:table-cell>
          <table:table-cell office:value-type="float" office:value="10" table:style-name="ce3">
            <text:p>10</text:p>
          </table:table-cell>
          <table:table-cell office:value-type="percentage" office:value="5.7372346528973038E-3" table:style-name="ce4">
            <text:p>0.5737%</text:p>
          </table:table-cell>
          <table:table-cell office:value-type="currency" office:value="2.0779999999999998" table:style-name="ce5">
            <text:p>$2.08</text:p>
          </table:table-cell>
          <table:table-cell office:value-type="currency" office:value="20.779999999999998" table:style-name="ce5">
            <text:p>$20.78</text:p>
          </table:table-cell>
          <table:table-cell office:value-type="currency" office:value="51.14" table:style-name="ce5">
            <text:p>$51.14</text:p>
          </table:table-cell>
          <table:table-cell office:value-type="percentage" office:value="0.40633554947203748" table:style-name="ce4">
            <text:p>40.6336%</text:p>
          </table:table-cell>
          <table:table-cell office:value-type="float" office:value="2.4610202117420599" table:style-name="ce6">
            <text:p>2.46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percentage" office:value="0.2" table:style-name="ce4">
            <text:p>20.0000%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currency" office:value="51.14" table:style-name="ce5">
            <text:p>$51.14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5T00:00:00" table:style-name="ce2">
            <text:p>Feb 05, 2021</text:p>
          </table:table-cell>
          <table:table-cell office:value-type="date" office:date-value="2021-02-15T00:00:00" table:style-name="ce2">
            <text:p>Feb 15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swades_is_valentines_seasonal</text:p>
          </table:table-cell>
          <table:table-cell office:value-type="string" table:style-name="ce1">
            <text:p>swades_is_valentines_seasonal_manual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12069" table:style-name="ce3">
            <text:p>12069</text:p>
          </table:table-cell>
          <table:table-cell office:value-type="float" office:value="28" table:style-name="ce3">
            <text:p>28</text:p>
          </table:table-cell>
          <table:table-cell office:value-type="percentage" office:value="2.3199933714475101E-3" table:style-name="ce4">
            <text:p>0.2320%</text:p>
          </table:table-cell>
          <table:table-cell office:value-type="currency" office:value="0.72785714285714298" table:style-name="ce5">
            <text:p>$0.73</text:p>
          </table:table-cell>
          <table:table-cell office:value-type="currency" office:value="20.380000000000003" table:style-name="ce5">
            <text:p>$20.38</text:p>
          </table:table-cell>
          <table:table-cell office:value-type="currency" office:value="73.710000000000008" table:style-name="ce5">
            <text:p>$73.71</text:p>
          </table:table-cell>
          <table:table-cell office:value-type="percentage" office:value="0.27648894315560985" table:style-name="ce4">
            <text:p>27.6489%</text:p>
          </table:table-cell>
          <table:table-cell office:value-type="float" office:value="3.6167811579980373" table:style-name="ce6">
            <text:p>3.6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percentage" office:value="7.1428571428571425E-2" table:style-name="ce4">
            <text:p>7.1429%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currency" office:value="73.710000000000008" table:style-name="ce5">
            <text:p>$73.71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broad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32559" table:style-name="ce3">
            <text:p>32559</text:p>
          </table:table-cell>
          <table:table-cell office:value-type="float" office:value="24" table:style-name="ce3">
            <text:p>24</text:p>
          </table:table-cell>
          <table:table-cell office:value-type="percentage" office:value="7.3712337602506233E-4" table:style-name="ce4">
            <text:p>0.0737%</text:p>
          </table:table-cell>
          <table:table-cell office:value-type="currency" office:value="0.83750000000000002" table:style-name="ce5">
            <text:p>$0.84</text:p>
          </table:table-cell>
          <table:table-cell office:value-type="currency" office:value="20.100000000000001" table:style-name="ce5">
            <text:p>$20.10</text:p>
          </table:table-cell>
          <table:table-cell office:value-type="currency" office:value="49.14" table:style-name="ce5">
            <text:p>$49.14</text:p>
          </table:table-cell>
          <table:table-cell office:value-type="percentage" office:value="0.40903540903540908" table:style-name="ce4">
            <text:p>40.9035%</text:p>
          </table:table-cell>
          <table:table-cell office:value-type="float" office:value="2.4447761194029849" table:style-name="ce6">
            <text:p>2.4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percentage" office:value="8.3333333333333315E-2" table:style-name="ce4">
            <text:p>8.3333%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currency" office:value="49.14" table:style-name="ce5">
            <text:p>$49.14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5T00:00:00" table:style-name="ce2">
            <text:p>Feb 15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pt_lav</text:p>
          </table:table-cell>
          <table:table-cell office:value-type="string" table:style-name="ce1">
            <text:p>brh_is_man_pt_lav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2309" table:style-name="ce3">
            <text:p>2309</text:p>
          </table:table-cell>
          <table:table-cell office:value-type="float" office:value="12" table:style-name="ce3">
            <text:p>12</text:p>
          </table:table-cell>
          <table:table-cell office:value-type="percentage" office:value="5.1970550021654396E-3" table:style-name="ce4">
            <text:p>0.5197%</text:p>
          </table:table-cell>
          <table:table-cell office:value-type="currency" office:value="1.6108333333333331" table:style-name="ce5">
            <text:p>$1.61</text:p>
          </table:table-cell>
          <table:table-cell office:value-type="currency" office:value="19.329999999999998" table:style-name="ce5">
            <text:p>$19.33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1-26T00:00:00" table:style-name="ce2">
            <text:p>Jan 26, 2021</text:p>
          </table:table-cell>
          <table:table-cell office:value-type="date" office:date-value="2021-02-03T00:00:00" table:style-name="ce2">
            <text:p>Feb 03, 2021</text:p>
          </table:table-cell>
          <table:table-cell office:value-type="string" table:style-name="ce1">
            <text:p>Not grouped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e_bsb_auto_alpha_1</text:p>
          </table:table-cell>
          <table:table-cell office:value-type="string" table:style-name="ce1">
            <text:p>ae_bsb_auto_alpha_1</text:p>
          </table:table-cell>
          <table:table-cell office:value-type="string" table:style-name="ce1">
            <text:p>AE_HHSB_M001_1106E</text:p>
          </table:table-cell>
          <table:table-cell office:value-type="string" table:style-name="ce1">
            <text:p>B082HHB6QT</text:p>
          </table:table-cell>
          <table:table-cell office:value-type="float" office:value="25011" table:style-name="ce3">
            <text:p>25011</text:p>
          </table:table-cell>
          <table:table-cell office:value-type="float" office:value="20" table:style-name="ce3">
            <text:p>20</text:p>
          </table:table-cell>
          <table:table-cell office:value-type="percentage" office:value="7.9964815481188274E-4" table:style-name="ce4">
            <text:p>0.0800%</text:p>
          </table:table-cell>
          <table:table-cell office:value-type="currency" office:value="0.85549999999999993" table:style-name="ce5">
            <text:p>$0.86</text:p>
          </table:table-cell>
          <table:table-cell office:value-type="currency" office:value="17.11" table:style-name="ce5">
            <text:p>$17.11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san</text:p>
          </table:table-cell>
          <table:table-cell office:value-type="string" table:style-name="ce1">
            <text:p>brh_is_man_san_phrase_high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11530" table:style-name="ce3">
            <text:p>11530</text:p>
          </table:table-cell>
          <table:table-cell office:value-type="float" office:value="14" table:style-name="ce3">
            <text:p>14</text:p>
          </table:table-cell>
          <table:table-cell office:value-type="percentage" office:value="1.2142237640936687E-3" table:style-name="ce4">
            <text:p>0.1214%</text:p>
          </table:table-cell>
          <table:table-cell office:value-type="currency" office:value="1.1128571428571432" table:style-name="ce5">
            <text:p>$1.11</text:p>
          </table:table-cell>
          <table:table-cell office:value-type="currency" office:value="15.580000000000004" table:style-name="ce5">
            <text:p>$15.58</text:p>
          </table:table-cell>
          <table:table-cell office:value-type="currency" office:value="25.47" table:style-name="ce5">
            <text:p>$25.47</text:p>
          </table:table-cell>
          <table:table-cell office:value-type="percentage" office:value="0.61170003926187688" table:style-name="ce4">
            <text:p>61.1700%</text:p>
          </table:table-cell>
          <table:table-cell office:value-type="float" office:value="1.6347881899871626" table:style-name="ce6">
            <text:p>1.6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7.1428571428571425E-2" table:style-name="ce4">
            <text:p>7.1429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5.47" table:style-name="ce5">
            <text:p>$25.4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1-26T00:00:00" table:style-name="ce2">
            <text:p>Jan 26, 2021</text:p>
          </table:table-cell>
          <table:table-cell office:value-type="date" office:date-value="2021-02-03T00:00:00" table:style-name="ce2">
            <text:p>Feb 03, 2021</text:p>
          </table:table-cell>
          <table:table-cell office:value-type="string" table:style-name="ce1">
            <text:p>Not grouped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E_brush_auto_KT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AE_HHSB_M001_1106E</text:p>
          </table:table-cell>
          <table:table-cell office:value-type="string" table:style-name="ce1">
            <text:p>B082HHB6QT</text:p>
          </table:table-cell>
          <table:table-cell office:value-type="float" office:value="12956" table:style-name="ce3">
            <text:p>12956</text:p>
          </table:table-cell>
          <table:table-cell office:value-type="float" office:value="17" table:style-name="ce3">
            <text:p>17</text:p>
          </table:table-cell>
          <table:table-cell office:value-type="percentage" office:value="1.3121333744983018E-3" table:style-name="ce4">
            <text:p>0.1312%</text:p>
          </table:table-cell>
          <table:table-cell office:value-type="currency" office:value="0.88470588235294112" table:style-name="ce5">
            <text:p>$0.88</text:p>
          </table:table-cell>
          <table:table-cell office:value-type="currency" office:value="15.04" table:style-name="ce5">
            <text:p>$15.04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0T00:00:00" table:style-name="ce2">
            <text:p>Feb 10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56947" table:style-name="ce3">
            <text:p>56947</text:p>
          </table:table-cell>
          <table:table-cell office:value-type="float" office:value="20" table:style-name="ce3">
            <text:p>20</text:p>
          </table:table-cell>
          <table:table-cell office:value-type="percentage" office:value="3.5120375085605915E-4" table:style-name="ce4">
            <text:p>0.0351%</text:p>
          </table:table-cell>
          <table:table-cell office:value-type="currency" office:value="0.74349999999999983" table:style-name="ce5">
            <text:p>$0.74</text:p>
          </table:table-cell>
          <table:table-cell office:value-type="currency" office:value="14.869999999999997" table:style-name="ce5">
            <text:p>$14.87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0.60520960520960509" table:style-name="ce4">
            <text:p>60.5210%</text:p>
          </table:table-cell>
          <table:table-cell office:value-type="float" office:value="1.6523201075991933" table:style-name="ce6">
            <text:p>1.6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0.05" table:style-name="ce4">
            <text:p>5.0000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broad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16535" table:style-name="ce3">
            <text:p>16535</text:p>
          </table:table-cell>
          <table:table-cell office:value-type="float" office:value="16" table:style-name="ce3">
            <text:p>16</text:p>
          </table:table-cell>
          <table:table-cell office:value-type="percentage" office:value="9.676443906864227E-4" table:style-name="ce4">
            <text:p>0.0968%</text:p>
          </table:table-cell>
          <table:table-cell office:value-type="currency" office:value="0.73000000000000009" table:style-name="ce5">
            <text:p>$0.73</text:p>
          </table:table-cell>
          <table:table-cell office:value-type="currency" office:value="11.680000000000001" table:style-name="ce5">
            <text:p>$11.68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euc</text:p>
          </table:table-cell>
          <table:table-cell office:value-type="string" table:style-name="ce1">
            <text:p>brh_is_man_euc_phrase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1735" table:style-name="ce3">
            <text:p>1735</text:p>
          </table:table-cell>
          <table:table-cell office:value-type="float" office:value="9" table:style-name="ce3">
            <text:p>9</text:p>
          </table:table-cell>
          <table:table-cell office:value-type="percentage" office:value="5.1873198847262247E-3" table:style-name="ce4">
            <text:p>0.5187%</text:p>
          </table:table-cell>
          <table:table-cell office:value-type="currency" office:value="1.1322222222222222" table:style-name="ce5">
            <text:p>$1.13</text:p>
          </table:table-cell>
          <table:table-cell office:value-type="currency" office:value="10.19" table:style-name="ce5">
            <text:p>$10.19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0.41473341473341468" table:style-name="ce4">
            <text:p>41.4733%</text:p>
          </table:table-cell>
          <table:table-cell office:value-type="float" office:value="2.4111874386653582" table:style-name="ce6">
            <text:p>2.4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0.1111111111111111" table:style-name="ce4">
            <text:p>11.1111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phrase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4173" table:style-name="ce3">
            <text:p>4173</text:p>
          </table:table-cell>
          <table:table-cell office:value-type="float" office:value="6" table:style-name="ce3">
            <text:p>6</text:p>
          </table:table-cell>
          <table:table-cell office:value-type="percentage" office:value="1.4378145219266717E-3" table:style-name="ce4">
            <text:p>0.1438%</text:p>
          </table:table-cell>
          <table:table-cell office:value-type="currency" office:value="1.4433333333333334" table:style-name="ce5">
            <text:p>$1.44</text:p>
          </table:table-cell>
          <table:table-cell office:value-type="currency" office:value="8.66" table:style-name="ce5">
            <text:p>$8.66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0.35246235246235247" table:style-name="ce4">
            <text:p>35.2462%</text:p>
          </table:table-cell>
          <table:table-cell office:value-type="float" office:value="2.8371824480369514" table:style-name="ce6">
            <text:p>2.8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0.16666666666666663" table:style-name="ce4">
            <text:p>16.6667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5T00:00:00" table:style-name="ce2">
            <text:p>Feb 05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san</text:p>
          </table:table-cell>
          <table:table-cell office:value-type="string" table:style-name="ce1">
            <text:p>brh_is_man_san_broad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4657" table:style-name="ce3">
            <text:p>4657</text:p>
          </table:table-cell>
          <table:table-cell office:value-type="float" office:value="10" table:style-name="ce3">
            <text:p>10</text:p>
          </table:table-cell>
          <table:table-cell office:value-type="percentage" office:value="2.1473051320592658E-3" table:style-name="ce4">
            <text:p>0.2147%</text:p>
          </table:table-cell>
          <table:table-cell office:value-type="currency" office:value="0.69299999999999995" table:style-name="ce5">
            <text:p>$0.69</text:p>
          </table:table-cell>
          <table:table-cell office:value-type="currency" office:value="6.93" table:style-name="ce5">
            <text:p>$6.93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3T00:00:00" table:style-name="ce2">
            <text:p>Feb 23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lav</text:p>
          </table:table-cell>
          <table:table-cell office:value-type="string" table:style-name="ce1">
            <text:p>brh_is_man_lav_phrase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7106" table:style-name="ce3">
            <text:p>7106</text:p>
          </table:table-cell>
          <table:table-cell office:value-type="float" office:value="7" table:style-name="ce3">
            <text:p>7</text:p>
          </table:table-cell>
          <table:table-cell office:value-type="percentage" office:value="9.8508302842668168E-4" table:style-name="ce4">
            <text:p>0.0985%</text:p>
          </table:table-cell>
          <table:table-cell office:value-type="currency" office:value="0.96857142857142875" table:style-name="ce5">
            <text:p>$0.97</text:p>
          </table:table-cell>
          <table:table-cell office:value-type="currency" office:value="6.7800000000000011" table:style-name="ce5">
            <text:p>$6.78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3T00:00:00" table:style-name="ce2">
            <text:p>Feb 03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broad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6306" table:style-name="ce3">
            <text:p>6306</text:p>
          </table:table-cell>
          <table:table-cell office:value-type="float" office:value="9" table:style-name="ce3">
            <text:p>9</text:p>
          </table:table-cell>
          <table:table-cell office:value-type="percentage" office:value="1.42721217887726E-3" table:style-name="ce4">
            <text:p>0.1427%</text:p>
          </table:table-cell>
          <table:table-cell office:value-type="currency" office:value="0.73777777777777787" table:style-name="ce5">
            <text:p>$0.74</text:p>
          </table:table-cell>
          <table:table-cell office:value-type="currency" office:value="6.6400000000000006" table:style-name="ce5">
            <text:p>$6.64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8T00:00:00" table:style-name="ce2">
            <text:p>Feb 08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euc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5089" table:style-name="ce3">
            <text:p>5089</text:p>
          </table:table-cell>
          <table:table-cell office:value-type="float" office:value="9" table:style-name="ce3">
            <text:p>9</text:p>
          </table:table-cell>
          <table:table-cell office:value-type="percentage" office:value="1.7685203379838867E-3" table:style-name="ce4">
            <text:p>0.1769%</text:p>
          </table:table-cell>
          <table:table-cell office:value-type="currency" office:value="0.66888888888888898" table:style-name="ce5">
            <text:p>$0.67</text:p>
          </table:table-cell>
          <table:table-cell office:value-type="currency" office:value="6.0200000000000005" table:style-name="ce5">
            <text:p>$6.02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0.24501424501424507" table:style-name="ce4">
            <text:p>24.5014%</text:p>
          </table:table-cell>
          <table:table-cell office:value-type="float" office:value="4.0813953488372094" table:style-name="ce6">
            <text:p>4.0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0.1111111111111111" table:style-name="ce4">
            <text:p>11.1111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8T00:00:00" table:style-name="ce2">
            <text:p>Feb 18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1678" table:style-name="ce3">
            <text:p>1678</text:p>
          </table:table-cell>
          <table:table-cell office:value-type="float" office:value="4" table:style-name="ce3">
            <text:p>4</text:p>
          </table:table-cell>
          <table:table-cell office:value-type="percentage" office:value="2.3837902264600714E-3" table:style-name="ce4">
            <text:p>0.2384%</text:p>
          </table:table-cell>
          <table:table-cell office:value-type="currency" office:value="1.41" table:style-name="ce5">
            <text:p>$1.41</text:p>
          </table:table-cell>
          <table:table-cell office:value-type="currency" office:value="5.64" table:style-name="ce5">
            <text:p>$5.64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nagc</text:p>
          </table:table-cell>
          <table:table-cell office:value-type="string" table:style-name="ce1">
            <text:p>brh_is_man_nagc_phrase_high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11723" table:style-name="ce3">
            <text:p>11723</text:p>
          </table:table-cell>
          <table:table-cell office:value-type="float" office:value="4" table:style-name="ce3">
            <text:p>4</text:p>
          </table:table-cell>
          <table:table-cell office:value-type="percentage" office:value="3.4120958798942243E-4" table:style-name="ce4">
            <text:p>0.0341%</text:p>
          </table:table-cell>
          <table:table-cell office:value-type="currency" office:value="1.2675000000000001" table:style-name="ce5">
            <text:p>$1.27</text:p>
          </table:table-cell>
          <table:table-cell office:value-type="currency" office:value="5.07" table:style-name="ce5">
            <text:p>$5.07</text:p>
          </table:table-cell>
          <table:table-cell office:value-type="currency" office:value="22.57" table:style-name="ce5">
            <text:p>$22.57</text:p>
          </table:table-cell>
          <table:table-cell office:value-type="percentage" office:value="0.22463447053610988" table:style-name="ce4">
            <text:p>22.4634%</text:p>
          </table:table-cell>
          <table:table-cell office:value-type="float" office:value="4.4516765285996049" table:style-name="ce6">
            <text:p>4.4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0.25" table:style-name="ce4">
            <text:p>25.0000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2.57" table:style-name="ce5">
            <text:p>$22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0T00:00:00" table:style-name="ce2">
            <text:p>Feb 10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s_man_products_p1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27070" table:style-name="ce3">
            <text:p>27070</text:p>
          </table:table-cell>
          <table:table-cell office:value-type="float" office:value="10" table:style-name="ce3">
            <text:p>10</text:p>
          </table:table-cell>
          <table:table-cell office:value-type="percentage" office:value="3.6941263391207979E-4" table:style-name="ce4">
            <text:p>0.0369%</text:p>
          </table:table-cell>
          <table:table-cell office:value-type="currency" office:value="0.50400000000000011" table:style-name="ce5">
            <text:p>$0.50</text:p>
          </table:table-cell>
          <table:table-cell office:value-type="currency" office:value="5.0400000000000009" table:style-name="ce5">
            <text:p>$5.04</text:p>
          </table:table-cell>
          <table:table-cell office:value-type="currency" office:value="24.57" table:style-name="ce5">
            <text:p>$24.57</text:p>
          </table:table-cell>
          <table:table-cell office:value-type="percentage" office:value="0.20512820512820518" table:style-name="ce4">
            <text:p>20.5128%</text:p>
          </table:table-cell>
          <table:table-cell office:value-type="float" office:value="4.8749999999999991" table:style-name="ce6">
            <text:p>4.8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percentage" office:value="0.1" table:style-name="ce4">
            <text:p>10.0000%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currency" office:value="24.57" table:style-name="ce5">
            <text:p>$24.57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phrase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4557" table:style-name="ce3">
            <text:p>4557</text:p>
          </table:table-cell>
          <table:table-cell office:value-type="float" office:value="4" table:style-name="ce3">
            <text:p>4</text:p>
          </table:table-cell>
          <table:table-cell office:value-type="percentage" office:value="8.7777046302391928E-4" table:style-name="ce4">
            <text:p>0.0878%</text:p>
          </table:table-cell>
          <table:table-cell office:value-type="currency" office:value="1.2425000000000002" table:style-name="ce5">
            <text:p>$1.24</text:p>
          </table:table-cell>
          <table:table-cell office:value-type="currency" office:value="4.9700000000000006" table:style-name="ce5">
            <text:p>$4.97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phrase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2881" table:style-name="ce3">
            <text:p>2881</text:p>
          </table:table-cell>
          <table:table-cell office:value-type="float" office:value="3" table:style-name="ce3">
            <text:p>3</text:p>
          </table:table-cell>
          <table:table-cell office:value-type="percentage" office:value="1.0413051023950017E-3" table:style-name="ce4">
            <text:p>0.1041%</text:p>
          </table:table-cell>
          <table:table-cell office:value-type="currency" office:value="1.6433333333333333" table:style-name="ce5">
            <text:p>$1.64</text:p>
          </table:table-cell>
          <table:table-cell office:value-type="currency" office:value="4.93" table:style-name="ce5">
            <text:p>$4.93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4T00:00:00" table:style-name="ce2">
            <text:p>Feb 04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ros</text:p>
          </table:table-cell>
          <table:table-cell office:value-type="string" table:style-name="ce1">
            <text:p>brh_is_man_ros_phrase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3249" table:style-name="ce3">
            <text:p>3249</text:p>
          </table:table-cell>
          <table:table-cell office:value-type="float" office:value="5" table:style-name="ce3">
            <text:p>5</text:p>
          </table:table-cell>
          <table:table-cell office:value-type="percentage" office:value="1.5389350569405972E-3" table:style-name="ce4">
            <text:p>0.1539%</text:p>
          </table:table-cell>
          <table:table-cell office:value-type="currency" office:value="0.92200000000000004" table:style-name="ce5">
            <text:p>$0.92</text:p>
          </table:table-cell>
          <table:table-cell office:value-type="currency" office:value="4.6100000000000003" table:style-name="ce5">
            <text:p>$4.61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5T00:00:00" table:style-name="ce2">
            <text:p>Feb 05, 2021</text:p>
          </table:table-cell>
          <table:table-cell office:value-type="date" office:date-value="2021-02-14T00:00:00" table:style-name="ce2">
            <text:p>Feb 14, 2021</text:p>
          </table:table-cell>
          <table:table-cell office:value-type="string" table:style-name="ce1">
            <text:p>Not grouped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valentines_ae</text:p>
          </table:table-cell>
          <table:table-cell office:value-type="string" table:style-name="ce1">
            <text:p>valentines_ae</text:p>
          </table:table-cell>
          <table:table-cell office:value-type="string" table:style-name="ce1">
            <text:p>AE_HHSB_M001_1106E</text:p>
          </table:table-cell>
          <table:table-cell office:value-type="string" table:style-name="ce1">
            <text:p>B082HHB6QT</text:p>
          </table:table-cell>
          <table:table-cell office:value-type="float" office:value="1006" table:style-name="ce3">
            <text:p>1006</text:p>
          </table:table-cell>
          <table:table-cell office:value-type="float" office:value="10" table:style-name="ce3">
            <text:p>10</text:p>
          </table:table-cell>
          <table:table-cell office:value-type="percentage" office:value="9.9403578528827041E-3" table:style-name="ce4">
            <text:p>0.9940%</text:p>
          </table:table-cell>
          <table:table-cell office:value-type="currency" office:value="0.42800000000000005" table:style-name="ce5">
            <text:p>$0.43</text:p>
          </table:table-cell>
          <table:table-cell office:value-type="currency" office:value="4.28" table:style-name="ce5">
            <text:p>$4.28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1-26T00:00:00" table:style-name="ce2">
            <text:p>Jan 26, 2021</text:p>
          </table:table-cell>
          <table:table-cell office:value-type="date" office:date-value="2021-02-14T00:00:00" table:style-name="ce2">
            <text:p>Feb 14, 2021</text:p>
          </table:table-cell>
          <table:table-cell office:value-type="string" table:style-name="ce1">
            <text:p>Not grouped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e_manual_phrase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AE_HHSB_M001_1106E</text:p>
          </table:table-cell>
          <table:table-cell office:value-type="string" table:style-name="ce1">
            <text:p>B082HHB6QT</text:p>
          </table:table-cell>
          <table:table-cell office:value-type="float" office:value="2208" table:style-name="ce3">
            <text:p>2208</text:p>
          </table:table-cell>
          <table:table-cell office:value-type="float" office:value="4" table:style-name="ce3">
            <text:p>4</text:p>
          </table:table-cell>
          <table:table-cell office:value-type="percentage" office:value="1.8115942028985507E-3" table:style-name="ce4">
            <text:p>0.1812%</text:p>
          </table:table-cell>
          <table:table-cell office:value-type="currency" office:value="0.9275000000000001" table:style-name="ce5">
            <text:p>$0.93</text:p>
          </table:table-cell>
          <table:table-cell office:value-type="currency" office:value="3.7100000000000004" table:style-name="ce5">
            <text:p>$3.71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phrase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1650" table:style-name="ce3">
            <text:p>1650</text:p>
          </table:table-cell>
          <table:table-cell office:value-type="float" office:value="2" table:style-name="ce3">
            <text:p>2</text:p>
          </table:table-cell>
          <table:table-cell office:value-type="percentage" office:value="1.2121212121212121E-3" table:style-name="ce4">
            <text:p>0.1212%</text:p>
          </table:table-cell>
          <table:table-cell office:value-type="currency" office:value="1.425" table:style-name="ce5">
            <text:p>$1.43</text:p>
          </table:table-cell>
          <table:table-cell office:value-type="currency" office:value="2.85" table:style-name="ce5">
            <text:p>$2.85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8T00:00:00" table:style-name="ce2">
            <text:p>Feb 08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med</text:p>
          </table:table-cell>
          <table:table-cell office:value-type="string" table:style-name="ce1">
            <text:p>brh_is_man_med_broad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2072" table:style-name="ce3">
            <text:p>2072</text:p>
          </table:table-cell>
          <table:table-cell office:value-type="float" office:value="4" table:style-name="ce3">
            <text:p>4</text:p>
          </table:table-cell>
          <table:table-cell office:value-type="percentage" office:value="1.9305019305019305E-3" table:style-name="ce4">
            <text:p>0.1931%</text:p>
          </table:table-cell>
          <table:table-cell office:value-type="currency" office:value="0.62750000000000006" table:style-name="ce5">
            <text:p>$0.63</text:p>
          </table:table-cell>
          <table:table-cell office:value-type="currency" office:value="2.5100000000000002" table:style-name="ce5">
            <text:p>$2.51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8T00:00:00" table:style-name="ce2">
            <text:p>Feb 18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1104" table:style-name="ce3">
            <text:p>1104</text:p>
          </table:table-cell>
          <table:table-cell office:value-type="float" office:value="2" table:style-name="ce3">
            <text:p>2</text:p>
          </table:table-cell>
          <table:table-cell office:value-type="percentage" office:value="1.8115942028985507E-3" table:style-name="ce4">
            <text:p>0.1812%</text:p>
          </table:table-cell>
          <table:table-cell office:value-type="currency" office:value="1.135" table:style-name="ce5">
            <text:p>$1.14</text:p>
          </table:table-cell>
          <table:table-cell office:value-type="currency" office:value="2.27" table:style-name="ce5">
            <text:p>$2.27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9T00:00:00" table:style-name="ce2">
            <text:p>Feb 09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med</text:p>
          </table:table-cell>
          <table:table-cell office:value-type="string" table:style-name="ce1">
            <text:p>brh_is_man_med_broad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925" table:style-name="ce3">
            <text:p>925</text:p>
          </table:table-cell>
          <table:table-cell office:value-type="float" office:value="3" table:style-name="ce3">
            <text:p>3</text:p>
          </table:table-cell>
          <table:table-cell office:value-type="percentage" office:value="3.2432432432432431E-3" table:style-name="ce4">
            <text:p>0.3243%</text:p>
          </table:table-cell>
          <table:table-cell office:value-type="currency" office:value="0.52" table:style-name="ce5">
            <text:p>$0.52</text:p>
          </table:table-cell>
          <table:table-cell office:value-type="currency" office:value="1.56" table:style-name="ce5">
            <text:p>$1.56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5T00:00:00" table:style-name="ce2">
            <text:p>Feb 15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lav_zzz</text:p>
          </table:table-cell>
          <table:table-cell office:value-type="string" table:style-name="ce1">
            <text:p>brh_is_man_lav_zzz_broad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256" table:style-name="ce3">
            <text:p>256</text:p>
          </table:table-cell>
          <table:table-cell office:value-type="float" office:value="1" table:style-name="ce3">
            <text:p>1</text:p>
          </table:table-cell>
          <table:table-cell office:value-type="percentage" office:value="3.90625E-3" table:style-name="ce4">
            <text:p>0.3906%</text:p>
          </table:table-cell>
          <table:table-cell office:value-type="currency" office:value="0.91" table:style-name="ce5">
            <text:p>$0.91</text:p>
          </table:table-cell>
          <table:table-cell office:value-type="currency" office:value="0.91" table:style-name="ce5">
            <text:p>$0.91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8T00:00:00" table:style-name="ce2">
            <text:p>Feb 18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686" table:style-name="ce3">
            <text:p>686</text:p>
          </table:table-cell>
          <table:table-cell office:value-type="float" office:value="1" table:style-name="ce3">
            <text:p>1</text:p>
          </table:table-cell>
          <table:table-cell office:value-type="percentage" office:value="1.4577259475218659E-3" table:style-name="ce4">
            <text:p>0.1458%</text:p>
          </table:table-cell>
          <table:table-cell office:value-type="currency" office:value="0.85" table:style-name="ce5">
            <text:p>$0.85</text:p>
          </table:table-cell>
          <table:table-cell office:value-type="currency" office:value="0.85" table:style-name="ce5">
            <text:p>$0.85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1-26T00:00:00" table:style-name="ce2">
            <text:p>Jan 26, 2021</text:p>
          </table:table-cell>
          <table:table-cell office:value-type="date" office:date-value="2021-02-03T00:00:00" table:style-name="ce2">
            <text:p>Feb 03, 2021</text:p>
          </table:table-cell>
          <table:table-cell office:value-type="string" table:style-name="ce1">
            <text:p>Not grouped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e_manual_broad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AE_HHSB_M001_1106E</text:p>
          </table:table-cell>
          <table:table-cell office:value-type="string" table:style-name="ce1">
            <text:p>B082HHB6QT</text:p>
          </table:table-cell>
          <table:table-cell office:value-type="float" office:value="427" table:style-name="ce3">
            <text:p>427</text:p>
          </table:table-cell>
          <table:table-cell office:value-type="float" office:value="2" table:style-name="ce3">
            <text:p>2</text:p>
          </table:table-cell>
          <table:table-cell office:value-type="percentage" office:value="4.6838407494145199E-3" table:style-name="ce4">
            <text:p>0.4684%</text:p>
          </table:table-cell>
          <table:table-cell office:value-type="currency" office:value="0.41500000000000004" table:style-name="ce5">
            <text:p>$0.42</text:p>
          </table:table-cell>
          <table:table-cell office:value-type="currency" office:value="0.83000000000000007" table:style-name="ce5">
            <text:p>$0.83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8T00:00:00" table:style-name="ce2">
            <text:p>Feb 18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825" table:style-name="ce3">
            <text:p>825</text:p>
          </table:table-cell>
          <table:table-cell office:value-type="float" office:value="1" table:style-name="ce3">
            <text:p>1</text:p>
          </table:table-cell>
          <table:table-cell office:value-type="percentage" office:value="1.2121212121212121E-3" table:style-name="ce4">
            <text:p>0.1212%</text:p>
          </table:table-cell>
          <table:table-cell office:value-type="currency" office:value="0.8" table:style-name="ce5">
            <text:p>$0.80</text:p>
          </table:table-cell>
          <table:table-cell office:value-type="currency" office:value="0.8" table:style-name="ce5">
            <text:p>$0.80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9T00:00:00" table:style-name="ce2">
            <text:p>Feb 19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man_is_yog</text:p>
          </table:table-cell>
          <table:table-cell office:value-type="string" table:style-name="ce1">
            <text:p>brh_man_is_yog_broad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135" table:style-name="ce3">
            <text:p>135</text:p>
          </table:table-cell>
          <table:table-cell office:value-type="float" office:value="1" table:style-name="ce3">
            <text:p>1</text:p>
          </table:table-cell>
          <table:table-cell office:value-type="percentage" office:value="7.4074074074074077E-3" table:style-name="ce4">
            <text:p>0.7407%</text:p>
          </table:table-cell>
          <table:table-cell office:value-type="currency" office:value="0.75" table:style-name="ce5">
            <text:p>$0.75</text:p>
          </table:table-cell>
          <table:table-cell office:value-type="currency" office:value="0.75" table:style-name="ce5">
            <text:p>$0.75</text:p>
          </table:table-cell>
          <table:table-cell office:value-type="currency" office:value="0" table:style-name="ce5">
            <text:p>$0.00</text:p>
          </table:table-cell>
          <table:table-cell table:style-name="ce1"/>
          <table:table-cell office:value-type="float" office:value="0" table:style-name="ce6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1-26T00:00:00" table:style-name="ce2">
            <text:p>Jan 26, 2021</text:p>
          </table:table-cell>
          <table:table-cell office:value-type="date" office:date-value="2021-01-29T00:00:00" table:style-name="ce2">
            <text:p>Jan 29, 2021</text:p>
          </table:table-cell>
          <table:table-cell office:value-type="string" table:style-name="ce1">
            <text:p>Not grouped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CC Amazon US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V4-YKF0-7ZJE</text:p>
          </table:table-cell>
          <table:table-cell office:value-type="string" table:style-name="ce1">
            <text:p>B0894TYWWN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1-26T00:00:00" table:style-name="ce2">
            <text:p>Jan 26, 2021</text:p>
          </table:table-cell>
          <table:table-cell office:value-type="date" office:date-value="2021-02-03T00:00:00" table:style-name="ce2">
            <text:p>Feb 03, 2021</text:p>
          </table:table-cell>
          <table:table-cell office:value-type="string" table:style-name="ce1">
            <text:p>Not grouped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E_Product_Targeting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AE_HHSB_M001_1106E</text:p>
          </table:table-cell>
          <table:table-cell office:value-type="string" table:style-name="ce1">
            <text:p>B082HHB6QT</text:p>
          </table:table-cell>
          <table:table-cell office:value-type="float" office:value="96" table:style-name="ce3">
            <text:p>96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1-26T00:00:00" table:style-name="ce2">
            <text:p>Jan 26, 2021</text:p>
          </table:table-cell>
          <table:table-cell office:value-type="date" office:date-value="2021-02-03T00:00:00" table:style-name="ce2">
            <text:p>Feb 03, 2021</text:p>
          </table:table-cell>
          <table:table-cell office:value-type="string" table:style-name="ce1">
            <text:p>Not grouped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AE_brush_giftHoliday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AE_HHSB_M001_1106E</text:p>
          </table:table-cell>
          <table:table-cell office:value-type="string" table:style-name="ce1">
            <text:p>B082HHB6QT</text:p>
          </table:table-cell>
          <table:table-cell office:value-type="float" office:value="163" table:style-name="ce3">
            <text:p>163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5T00:00:00" table:style-name="ce2">
            <text:p>Feb 05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ros</text:p>
          </table:table-cell>
          <table:table-cell office:value-type="string" table:style-name="ce1">
            <text:p>brh_is_man_ros_broad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1693" table:style-name="ce3">
            <text:p>1693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22T00:00:00" table:style-name="ce2">
            <text:p>Feb 22, 2021</text:p>
          </table:table-cell>
          <table:table-cell office:value-type="date" office:date-value="2021-02-23T00:00:00" table:style-name="ce2">
            <text:p>Feb 23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bath</text:p>
          </table:table-cell>
          <table:table-cell office:value-type="string" table:style-name="ce1">
            <text:p>brh_is_man_bath_broad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5T00:00:00" table:style-name="ce2">
            <text:p>Feb 15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lav_eo</text:p>
          </table:table-cell>
          <table:table-cell office:value-type="string" table:style-name="ce1">
            <text:p>brh_is_man_lav_eo_broad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92" table:style-name="ce3">
            <text:p>92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euc_eo</text:p>
          </table:table-cell>
          <table:table-cell office:value-type="string" table:style-name="ce1">
            <text:p>brh_is_man_euc_eo_broad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3T00:00:00" table:style-name="ce2">
            <text:p>Feb 13, 2021</text:p>
          </table:table-cell>
          <table:table-cell office:value-type="date" office:date-value="2021-02-17T00:00:00" table:style-name="ce2">
            <text:p>Feb 17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eo_general</text:p>
          </table:table-cell>
          <table:table-cell office:value-type="string" table:style-name="ce1">
            <text:p>brh_is_man_eo_general_broad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9T00:00:00" table:style-name="ce2">
            <text:p>Feb 09, 2021</text:p>
          </table:table-cell>
          <table:table-cell office:value-type="date" office:date-value="2021-02-22T00:00:00" table:style-name="ce2">
            <text:p>Feb 22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eo_general</text:p>
          </table:table-cell>
          <table:table-cell office:value-type="string" table:style-name="ce1">
            <text:p>brh_is_man_eo_general_broad</text:p>
          </table:table-cell>
          <table:table-cell office:value-type="string" table:style-name="ce1">
            <text:p>BRH_INS_LAV_90</text:p>
          </table:table-cell>
          <table:table-cell office:value-type="string" table:style-name="ce1">
            <text:p>B08RBXJ63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3T00:00:00" table:style-name="ce2">
            <text:p>Feb 13, 2021</text:p>
          </table:table-cell>
          <table:table-cell office:value-type="date" office:date-value="2021-02-17T00:00:00" table:style-name="ce2">
            <text:p>Feb 17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eo_general</text:p>
          </table:table-cell>
          <table:table-cell office:value-type="string" table:style-name="ce1">
            <text:p>brh_is_man_eo_general_broad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3T00:00:00" table:style-name="ce2">
            <text:p>Feb 13, 2021</text:p>
          </table:table-cell>
          <table:table-cell office:value-type="date" office:date-value="2021-02-18T00:00:00" table:style-name="ce2">
            <text:p>Feb 18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eo_general</text:p>
          </table:table-cell>
          <table:table-cell office:value-type="string" table:style-name="ce1">
            <text:p>brh_is_man_eo_general_broad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9T00:00:00" table:style-name="ce2">
            <text:p>Feb 09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man_is_yog</text:p>
          </table:table-cell>
          <table:table-cell office:value-type="string" table:style-name="ce1">
            <text:p>brh_man_is_yog_broad</text:p>
          </table:table-cell>
          <table:table-cell office:value-type="string" table:style-name="ce1">
            <text:p>BRH_INS_NAGC_90</text:p>
          </table:table-cell>
          <table:table-cell office:value-type="string" table:style-name="ce1">
            <text:p>B08RC8WF1M</text:p>
          </table:table-cell>
          <table:table-cell office:value-type="float" office:value="87" table:style-name="ce3">
            <text:p>87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09T00:00:00" table:style-name="ce2">
            <text:p>Feb 09, 2021</text:p>
          </table:table-cell>
          <table:table-cell office:value-type="date" office:date-value="2021-02-23T00:00:00" table:style-name="ce2">
            <text:p>Feb 23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man_is_yog</text:p>
          </table:table-cell>
          <table:table-cell office:value-type="string" table:style-name="ce1">
            <text:p>brh_man_is_yog_broad</text:p>
          </table:table-cell>
          <table:table-cell office:value-type="string" table:style-name="ce1">
            <text:p>BRH_INS_SAN_90</text:p>
          </table:table-cell>
          <table:table-cell office:value-type="string" table:style-name="ce1">
            <text:p>B08RBXKCV1</text:p>
          </table:table-cell>
          <table:table-cell office:value-type="float" office:value="112" table:style-name="ce3">
            <text:p>112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0T00:00:00" table:style-name="ce2">
            <text:p>Feb 10, 2021</text:p>
          </table:table-cell>
          <table:table-cell office:value-type="date" office:date-value="2021-02-17T00:00:00" table:style-name="ce2">
            <text:p>Feb 17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euc_ranker</text:p>
          </table:table-cell>
          <table:table-cell office:value-type="string" table:style-name="ce1">
            <text:p>brh_is_man_euc_ranker_phrase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313" table:style-name="ce3">
            <text:p>313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6T00:00:00" table:style-name="ce2">
            <text:p>Feb 16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pt_euc</text:p>
          </table:table-cell>
          <table:table-cell office:value-type="string" table:style-name="ce1">
            <text:p>brh_is_man_pt_euc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99" table:style-name="ce3">
            <text:p>99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7T00:00:00" table:style-name="ce2">
            <text:p>Feb 17, 2021</text:p>
          </table:table-cell>
          <table:table-cell office:value-type="date" office:date-value="2021-02-23T00:00:00" table:style-name="ce2">
            <text:p>Feb 23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is_global_all_skus</text:p>
          </table:table-cell>
          <table:table-cell office:value-type="string" table:style-name="ce1">
            <text:p>is_global_all_skus_phrase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323" table:style-name="ce3">
            <text:p>323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8T00:00:00" table:style-name="ce2">
            <text:p>Feb 18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s_comp_karmaScents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195" table:style-name="ce3">
            <text:p>195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19T00:00:00" table:style-name="ce2">
            <text:p>Feb 19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man_is_yog</text:p>
          </table:table-cell>
          <table:table-cell office:value-type="string" table:style-name="ce1">
            <text:p>brh_man_is_yog_broad</text:p>
          </table:table-cell>
          <table:table-cell office:value-type="string" table:style-name="ce1">
            <text:p>BRH_INS_EUC_90</text:p>
          </table:table-cell>
          <table:table-cell office:value-type="string" table:style-name="ce1">
            <text:p>B08RBT5W8Q</text:p>
          </table:table-cell>
          <table:table-cell office:value-type="float" office:value="104" table:style-name="ce3">
            <text:p>104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style-name="ro1">
          <table:table-cell office:value-type="date" office:date-value="2021-02-22T00:00:00" table:style-name="ce2">
            <text:p>Feb 22, 2021</text:p>
          </table:table-cell>
          <table:table-cell office:value-type="date" office:date-value="2021-02-24T00:00:00" table:style-name="ce2">
            <text:p>Feb 24, 2021</text:p>
          </table:table-cell>
          <table:table-cell office:value-type="string" table:style-name="ce1">
            <text:p>swades_is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brh_is_man_pt_ros</text:p>
          </table:table-cell>
          <table:table-cell office:value-type="string" table:style-name="ce1">
            <text:p>Ad group 1</text:p>
          </table:table-cell>
          <table:table-cell office:value-type="string" table:style-name="ce1">
            <text:p>BRH_INS_ROS_90</text:p>
          </table:table-cell>
          <table:table-cell office:value-type="string" table:style-name="ce1">
            <text:p>B08RBX526C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percentage" office:value="0" table:style-name="ce4">
            <text:p>0.0000%</text:p>
          </table:table-cell>
          <table:table-cell table:style-name="ce1"/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61"/>
        </table:table-row>
        <table:table-row table:number-rows-repeated="1048506" table:style-name="ro1">
          <table:table-cell table:number-columns-repeated="16384"/>
        </table:table-row>
      </table:table>
      <table:table table:name="RAW_Data_2_For_Search_Terms" table:style-name="ta2">
        <table:table-column table:style-name="co23" table:number-columns-repeated="8" table:default-cell-style-name="ce1"/>
        <table:table-column table:style-name="co24" table:default-cell-style-name="ce1"/>
        <table:table-column table:style-name="co23" table:number-columns-repeated="7" table:default-cell-style-name="ce1"/>
        <table:table-column table:style-name="co25" table:default-cell-style-name="ce1"/>
        <table:table-column table:style-name="co23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3" table:number-columns-repeated="16361" table:default-cell-style-name="ce1"/>
        <table:table-row table:style-name="ro1">
          <table:table-cell office:value-type="string" table:style-name="ce7">
            <text:p>Start Date</text:p>
          </table:table-cell>
          <table:table-cell office:value-type="string" table:style-name="ce7">
            <text:p>End Date</text:p>
          </table:table-cell>
          <table:table-cell office:value-type="string" table:style-name="ce7">
            <text:p>Portfolio name</text:p>
          </table:table-cell>
          <table:table-cell office:value-type="string" table:style-name="ce7">
            <text:p>Currency</text:p>
          </table:table-cell>
          <table:table-cell office:value-type="string" table:style-name="ce7">
            <text:p>Campaign Name</text:p>
          </table:table-cell>
          <table:table-cell office:value-type="string" table:style-name="ce7">
            <text:p>Ad Group Name</text:p>
          </table:table-cell>
          <table:table-cell office:value-type="string" table:style-name="ce7">
            <text:p>Targeting</text:p>
          </table:table-cell>
          <table:table-cell office:value-type="string" table:style-name="ce7">
            <text:p>Match Type</text:p>
          </table:table-cell>
          <table:table-cell office:value-type="string" table:style-name="ce7">
            <text:p>Customer Search Term</text:p>
          </table:table-cell>
          <table:table-cell office:value-type="string" table:style-name="ce7">
            <text:p>Impressions</text:p>
          </table:table-cell>
          <table:table-cell office:value-type="string" table:style-name="ce7">
            <text:p>Clicks</text:p>
          </table:table-cell>
          <table:table-cell office:value-type="string" table:style-name="ce7">
            <text:p>Click-Thru Rate (CTR)</text:p>
          </table:table-cell>
          <table:table-cell office:value-type="string" table:style-name="ce7">
            <text:p>Cost Per Click (CPC)</text:p>
          </table:table-cell>
          <table:table-cell office:value-type="string" table:style-name="ce7">
            <text:p>Spend</text:p>
          </table:table-cell>
          <table:table-cell office:value-type="string" table:style-name="ce7">
            <text:p>7 Day Total Sales<text:s/></text:p>
          </table:table-cell>
          <table:table-cell office:value-type="string" table:style-name="ce7">
            <text:p>Total Advertising Cost of Sales (ACoS)<text:s/></text:p>
          </table:table-cell>
          <table:table-cell office:value-type="string" table:style-name="ce7">
            <text:p>Total Return on Advertising Spend (RoAS)</text:p>
          </table:table-cell>
          <table:table-cell office:value-type="string" table:style-name="ce7">
            <text:p>7 Day Total Orders (#)</text:p>
          </table:table-cell>
          <table:table-cell office:value-type="string" table:style-name="ce7">
            <text:p>7 Day Total Units (#)</text:p>
          </table:table-cell>
          <table:table-cell office:value-type="string" table:style-name="ce7">
            <text:p>7 Day Conversion Rate</text:p>
          </table:table-cell>
          <table:table-cell office:value-type="string" table:style-name="ce7">
            <text:p>7 Day Advertised SKU Units (#)</text:p>
          </table:table-cell>
          <table:table-cell office:value-type="string" table:style-name="ce7">
            <text:p>7 Day Other SKU Units (#)</text:p>
          </table:table-cell>
          <table:table-cell office:value-type="string" table:style-name="ce7">
            <text:p>7 Day Advertised SKU Sales<text:s/></text:p>
          </table:table-cell>
          <table:table-cell office:value-type="string" table:style-name="ce7">
            <text:p>7 Day Other SKU Sales<text:s/></text:p>
          </table:table-cell>
          <table:table-cell table:number-columns-repeated="16360"/>
        </table:table-row>
        <table:table-row table:style-name="ro1">
          <table:table-cell office:value-type="string" table:style-name="ce8">
            <text:p>Feb 01, 2021</text:p>
          </table:table-cell>
          <table:table-cell office:value-type="string" table:style-name="ce8">
            <text:p>Feb 18, 2021</text:p>
          </table:table-cell>
          <table:table-cell office:value-type="string" table:style-name="ce9">
            <text:p>swades_is</text:p>
          </table:table-cell>
          <table:table-cell office:value-type="string" table:style-name="ce9">
            <text:p>USD</text:p>
          </table:table-cell>
          <table:table-cell office:value-type="string" table:style-name="ce9">
            <text:p>Project Swades TEST Dec 2020</text:p>
          </table:table-cell>
          <table:table-cell office:value-type="string" table:style-name="ce9">
            <text:p>Ad group 1</text:p>
          </table:table-cell>
          <table:table-cell office:value-type="string" table:style-name="ce9">
            <text:p>incense stick</text:p>
          </table:table-cell>
          <table:table-cell office:value-type="string" table:style-name="ce9">
            <text:p>PHRASE</text:p>
          </table:table-cell>
          <table:table-cell office:value-type="string" table:style-name="ce9">
            <text:p>incense sticks</text:p>
          </table:table-cell>
          <table:table-cell office:value-type="float" office:value="50371" table:style-name="ce10">
            <text:p>50371</text:p>
          </table:table-cell>
          <table:table-cell office:value-type="float" office:value="31" table:style-name="ce10">
            <text:p>31</text:p>
          </table:table-cell>
          <table:table-cell office:value-type="percentage" office:value="6.1499999999999999E-4" table:style-name="ce11">
            <text:p>0.0615%</text:p>
          </table:table-cell>
          <table:table-cell office:value-type="string" table:style-name="ce12">
            <text:p>$0.90</text:p>
          </table:table-cell>
          <table:table-cell office:value-type="string" table:style-name="ce12">
            <text:p>$27.99</text:p>
          </table:table-cell>
          <table:table-cell office:value-type="string" table:style-name="ce12">
            <text:p>$73.71</text:p>
          </table:table-cell>
          <table:table-cell office:value-type="percentage" office:value="0.37973099999999999" table:style-name="ce11">
            <text:p>37.9731%</text:p>
          </table:table-cell>
          <table:table-cell office:value-type="float" office:value="2.63" table:style-name="ce13">
            <text:p>2.6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percentage" office:value="9.6773999999999999E-2" table:style-name="ce11">
            <text:p>9.6774%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2">
            <text:p>$73.71</text:p>
          </table:table-cell>
          <table:table-cell office:value-type="string" table:style-name="ce12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t_lav</text:p>
          </table:table-cell>
          <table:table-cell office:value-type="string" table:style-name="ce7">
            <text:p>brh_is_man_pt_lav</text:p>
          </table:table-cell>
          <table:table-cell office:value-type="string" table:style-name="ce7">
            <text:p>asin="B0021GBNPC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21gbnpc</text:p>
          </table:table-cell>
          <table:table-cell office:value-type="float" office:value="930" table:style-name="ce15">
            <text:p>930</text:p>
          </table:table-cell>
          <table:table-cell office:value-type="float" office:value="9" table:style-name="ce15">
            <text:p>9</text:p>
          </table:table-cell>
          <table:table-cell office:value-type="percentage" office:value="9.6769999999999998E-3" table:style-name="ce16">
            <text:p>0.9677%</text:p>
          </table:table-cell>
          <table:table-cell office:value-type="string" table:style-name="ce17">
            <text:p>$1.81</text:p>
          </table:table-cell>
          <table:table-cell office:value-type="string" table:style-name="ce17">
            <text:p>$16.2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t_san</text:p>
          </table:table-cell>
          <table:table-cell office:value-type="string" table:style-name="ce7">
            <text:p>brh_is_man_pt_san</text:p>
          </table:table-cell>
          <table:table-cell office:value-type="string" table:style-name="ce7">
            <text:p>asin="B08H1RTY2F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h1rty2f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29.17</text:p>
          </table:table-cell>
          <table:table-cell office:value-type="percentage" office:value="3.1882000000000001E-2" table:style-name="ce16">
            <text:p>3.1882%</text:p>
          </table:table-cell>
          <table:table-cell office:value-type="float" office:value="31.37" table:style-name="ce18">
            <text:p>31.3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9.1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 for her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her</text:p>
          </table:table-cell>
          <table:table-cell office:value-type="float" office:value="3430" table:style-name="ce15">
            <text:p>3430</text:p>
          </table:table-cell>
          <table:table-cell office:value-type="float" office:value="16" table:style-name="ce15">
            <text:p>16</text:p>
          </table:table-cell>
          <table:table-cell office:value-type="percentage" office:value="4.6649999999999999E-3" table:style-name="ce16">
            <text:p>0.4665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13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8">
            <text:p>Feb 04, 2021</text:p>
          </table:table-cell>
          <table:table-cell office:value-type="string" table:style-name="ce8">
            <text:p>Feb 14, 2021</text:p>
          </table:table-cell>
          <table:table-cell office:value-type="string" table:style-name="ce9">
            <text:p>swades_is</text:p>
          </table:table-cell>
          <table:table-cell office:value-type="string" table:style-name="ce9">
            <text:p>USD</text:p>
          </table:table-cell>
          <table:table-cell office:value-type="string" table:style-name="ce9">
            <text:p>Project Swades TEST Dec 2020</text:p>
          </table:table-cell>
          <table:table-cell office:value-type="string" table:style-name="ce9">
            <text:p>Ad group 1</text:p>
          </table:table-cell>
          <table:table-cell office:value-type="string" table:style-name="ce9">
            <text:p>incense stick</text:p>
          </table:table-cell>
          <table:table-cell office:value-type="string" table:style-name="ce9">
            <text:p>PHRASE</text:p>
          </table:table-cell>
          <table:table-cell office:value-type="string" table:style-name="ce9">
            <text:p>japanese incense sticks</text:p>
          </table:table-cell>
          <table:table-cell office:value-type="float" office:value="6348" table:style-name="ce10">
            <text:p>6348</text:p>
          </table:table-cell>
          <table:table-cell office:value-type="float" office:value="10" table:style-name="ce10">
            <text:p>10</text:p>
          </table:table-cell>
          <table:table-cell office:value-type="percentage" office:value="1.575E-3" table:style-name="ce11">
            <text:p>0.1575%</text:p>
          </table:table-cell>
          <table:table-cell office:value-type="string" table:style-name="ce12">
            <text:p>$0.89</text:p>
          </table:table-cell>
          <table:table-cell office:value-type="string" table:style-name="ce12">
            <text:p>$8.89</text:p>
          </table:table-cell>
          <table:table-cell office:value-type="string" table:style-name="ce12">
            <text:p>$73.71</text:p>
          </table:table-cell>
          <table:table-cell office:value-type="percentage" office:value="0.12060800000000001" table:style-name="ce11">
            <text:p>12.0608%</text:p>
          </table:table-cell>
          <table:table-cell office:value-type="float" office:value="8.2899999999999991" table:style-name="ce13">
            <text:p>8.29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percentage" office:value="0.3" table:style-name="ce11">
            <text:p>30.0000%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2">
            <text:p>$73.71</text:p>
          </table:table-cell>
          <table:table-cell office:value-type="string" table:style-name="ce12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phrase</text:p>
          </table:table-cell>
          <table:table-cell office:value-type="string" table:style-name="ce7">
            <text:p>organic 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organic incense sticks</text:p>
          </table:table-cell>
          <table:table-cell office:value-type="float" office:value="1620" table:style-name="ce15">
            <text:p>1620</text:p>
          </table:table-cell>
          <table:table-cell office:value-type="float" office:value="8" table:style-name="ce15">
            <text:p>8</text:p>
          </table:table-cell>
          <table:table-cell office:value-type="percentage" office:value="4.9379999999999997E-3" table:style-name="ce16">
            <text:p>0.4938%</text:p>
          </table:table-cell>
          <table:table-cell office:value-type="string" table:style-name="ce17">
            <text:p>$1.60</text:p>
          </table:table-cell>
          <table:table-cell office:value-type="string" table:style-name="ce17">
            <text:p>$12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loewood incense sticks</text:p>
          </table:table-cell>
          <table:table-cell office:value-type="float" office:value="519" table:style-name="ce15">
            <text:p>519</text:p>
          </table:table-cell>
          <table:table-cell office:value-type="float" office:value="2" table:style-name="ce15">
            <text:p>2</text:p>
          </table:table-cell>
          <table:table-cell office:value-type="percentage" office:value="3.8539999999999998E-3" table:style-name="ce16">
            <text:p>0.3854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2.15</text:p>
          </table:table-cell>
          <table:table-cell office:value-type="string" table:style-name="ce17">
            <text:p>$29.17</text:p>
          </table:table-cell>
          <table:table-cell office:value-type="percentage" office:value="7.3705999999999994E-2" table:style-name="ce16">
            <text:p>7.3706%</text:p>
          </table:table-cell>
          <table:table-cell office:value-type="float" office:value="13.57" table:style-name="ce18">
            <text:p>13.5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9.1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incense sticks sandalwood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orningstar incense sticks sandalwood</text:p>
          </table:table-cell>
          <table:table-cell office:value-type="float" office:value="99" table:style-name="ce15">
            <text:p>99</text:p>
          </table:table-cell>
          <table:table-cell office:value-type="float" office:value="1" table:style-name="ce15">
            <text:p>1</text:p>
          </table:table-cell>
          <table:table-cell office:value-type="percentage" office:value="1.0101000000000001E-2" table:style-name="ce16">
            <text:p>1.0101%</text:p>
          </table:table-cell>
          <table:table-cell office:value-type="string" table:style-name="ce17">
            <text:p>$1.31</text:p>
          </table:table-cell>
          <table:table-cell office:value-type="string" table:style-name="ce17">
            <text:p>$1.31</text:p>
          </table:table-cell>
          <table:table-cell office:value-type="string" table:style-name="ce17">
            <text:p>$25.47</text:p>
          </table:table-cell>
          <table:table-cell office:value-type="percentage" office:value="5.1433E-2" table:style-name="ce16">
            <text:p>5.1433%</text:p>
          </table:table-cell>
          <table:table-cell office:value-type="float" office:value="19.440000000000001" table:style-name="ce18">
            <text:p>19.4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5.4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editation incense sticks</text:p>
          </table:table-cell>
          <table:table-cell office:value-type="float" office:value="842" table:style-name="ce15">
            <text:p>842</text:p>
          </table:table-cell>
          <table:table-cell office:value-type="float" office:value="2" table:style-name="ce15">
            <text:p>2</text:p>
          </table:table-cell>
          <table:table-cell office:value-type="percentage" office:value="2.3749999999999999E-3" table:style-name="ce16">
            <text:p>0.2375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2.10</text:p>
          </table:table-cell>
          <table:table-cell office:value-type="string" table:style-name="ce17">
            <text:p>$29.17</text:p>
          </table:table-cell>
          <table:table-cell office:value-type="percentage" office:value="7.1992E-2" table:style-name="ce16">
            <text:p>7.1992%</text:p>
          </table:table-cell>
          <table:table-cell office:value-type="float" office:value="13.89" table:style-name="ce18">
            <text:p>13.8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9.1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organic 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organic incense sticks</text:p>
          </table:table-cell>
          <table:table-cell office:value-type="float" office:value="310" table:style-name="ce15">
            <text:p>310</text:p>
          </table:table-cell>
          <table:table-cell office:value-type="float" office:value="2" table:style-name="ce15">
            <text:p>2</text:p>
          </table:table-cell>
          <table:table-cell office:value-type="percentage" office:value="6.4520000000000003E-3" table:style-name="ce16">
            <text:p>0.6452%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1.93</text:p>
          </table:table-cell>
          <table:table-cell office:value-type="string" table:style-name="ce17">
            <text:p>$29.17</text:p>
          </table:table-cell>
          <table:table-cell office:value-type="percentage" office:value="6.6164000000000001E-2" table:style-name="ce16">
            <text:p>6.6164%</text:p>
          </table:table-cell>
          <table:table-cell office:value-type="float" office:value="15.11" table:style-name="ce18">
            <text:p>15.1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9.1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phool incense sticks</text:p>
          </table:table-cell>
          <table:table-cell office:value-type="float" office:value="36" table:style-name="ce15">
            <text:p>36</text:p>
          </table:table-cell>
          <table:table-cell office:value-type="float" office:value="9" table:style-name="ce15">
            <text:p>9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8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t_lav</text:p>
          </table:table-cell>
          <table:table-cell office:value-type="string" table:style-name="ce7">
            <text:p>brh_is_man_pt_lav</text:p>
          </table:table-cell>
          <table:table-cell office:value-type="string" table:style-name="ce7">
            <text:p>asin="B01MFF3VVB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mff3vvb</text:p>
          </table:table-cell>
          <table:table-cell office:value-type="float" office:value="92" table:style-name="ce15">
            <text:p>92</text:p>
          </table:table-cell>
          <table:table-cell office:value-type="float" office:value="2" table:style-name="ce15">
            <text:p>2</text:p>
          </table:table-cell>
          <table:table-cell office:value-type="percentage" office:value="2.1739000000000001E-2" table:style-name="ce16">
            <text:p>2.1739%</text:p>
          </table:table-cell>
          <table:table-cell office:value-type="string" table:style-name="ce17">
            <text:p>$1.23</text:p>
          </table:table-cell>
          <table:table-cell office:value-type="string" table:style-name="ce17">
            <text:p>$2.4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 holder</text:p>
          </table:table-cell>
          <table:table-cell office:value-type="float" office:value="17070" table:style-name="ce15">
            <text:p>17070</text:p>
          </table:table-cell>
          <table:table-cell office:value-type="float" office:value="14" table:style-name="ce15">
            <text:p>14</text:p>
          </table:table-cell>
          <table:table-cell office:value-type="percentage" office:value="8.1999999999999998E-4" table:style-name="ce16">
            <text:p>0.0820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12.77</text:p>
          </table:table-cell>
          <table:table-cell office:value-type="string" table:style-name="ce17">
            <text:p>$24.57</text:p>
          </table:table-cell>
          <table:table-cell office:value-type="percentage" office:value="0.51973999999999998" table:style-name="ce16">
            <text:p>51.9740%</text:p>
          </table:table-cell>
          <table:table-cell office:value-type="float" office:value="1.92" table:style-name="ce18">
            <text:p>1.9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s day gifts for her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her</text:p>
          </table:table-cell>
          <table:table-cell office:value-type="float" office:value="6350" table:style-name="ce15">
            <text:p>6350</text:p>
          </table:table-cell>
          <table:table-cell office:value-type="float" office:value="10" table:style-name="ce15">
            <text:p>10</text:p>
          </table:table-cell>
          <table:table-cell office:value-type="percentage" office:value="1.575E-3" table:style-name="ce16">
            <text:p>0.1575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7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incense sticks</text:p>
          </table:table-cell>
          <table:table-cell office:value-type="float" office:value="6742" table:style-name="ce15">
            <text:p>6742</text:p>
          </table:table-cell>
          <table:table-cell office:value-type="float" office:value="8" table:style-name="ce15">
            <text:p>8</text:p>
          </table:table-cell>
          <table:table-cell office:value-type="percentage" office:value="1.1869999999999999E-3" table:style-name="ce16">
            <text:p>0.1187%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7.07</text:p>
          </table:table-cell>
          <table:table-cell office:value-type="string" table:style-name="ce17">
            <text:p>$24.57</text:p>
          </table:table-cell>
          <table:table-cell office:value-type="percentage" office:value="0.28774899999999998" table:style-name="ce16">
            <text:p>28.7749%</text:p>
          </table:table-cell>
          <table:table-cell office:value-type="float" office:value="3.48" table:style-name="ce18">
            <text:p>3.4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comp_karmaScents</text:p>
          </table:table-cell>
          <table:table-cell office:value-type="string" table:style-name="ce7">
            <text:p>brh_is_comp_karmaScents</text:p>
          </table:table-cell>
          <table:table-cell office:value-type="string" table:style-name="ce7">
            <text:p>asin="B01MSJMWG8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msjmwg8</text:p>
          </table:table-cell>
          <table:table-cell office:value-type="float" office:value="1828" table:style-name="ce15">
            <text:p>1828</text:p>
          </table:table-cell>
          <table:table-cell office:value-type="float" office:value="6" table:style-name="ce15">
            <text:p>6</text:p>
          </table:table-cell>
          <table:table-cell office:value-type="percentage" office:value="3.2820000000000002E-3" table:style-name="ce16">
            <text:p>0.3282%</text:p>
          </table:table-cell>
          <table:table-cell office:value-type="string" table:style-name="ce17">
            <text:p>$1.16</text:p>
          </table:table-cell>
          <table:table-cell office:value-type="string" table:style-name="ce17">
            <text:p>$6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hakra incense sticks</text:p>
          </table:table-cell>
          <table:table-cell office:value-type="float" office:value="6140" table:style-name="ce15">
            <text:p>6140</text:p>
          </table:table-cell>
          <table:table-cell office:value-type="float" office:value="7" table:style-name="ce15">
            <text:p>7</text:p>
          </table:table-cell>
          <table:table-cell office:value-type="percentage" office:value="1.14E-3" table:style-name="ce16">
            <text:p>0.1140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6.48</text:p>
          </table:table-cell>
          <table:table-cell office:value-type="string" table:style-name="ce17">
            <text:p>$24.57</text:p>
          </table:table-cell>
          <table:table-cell office:value-type="percentage" office:value="0.26373600000000003" table:style-name="ce16">
            <text:p>26.3736%</text:p>
          </table:table-cell>
          <table:table-cell office:value-type="float" office:value="3.79" table:style-name="ce18">
            <text:p>3.7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valentines day gifts</text:p>
          </table:table-cell>
          <table:table-cell office:value-type="float" office:value="3088" table:style-name="ce15">
            <text:p>3088</text:p>
          </table:table-cell>
          <table:table-cell office:value-type="float" office:value="8" table:style-name="ce15">
            <text:p>8</text:p>
          </table:table-cell>
          <table:table-cell office:value-type="percentage" office:value="2.591E-3" table:style-name="ce16">
            <text:p>0.2591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6.1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</text:p>
          </table:table-cell>
          <table:table-cell office:value-type="float" office:value="3195" table:style-name="ce15">
            <text:p>3195</text:p>
          </table:table-cell>
          <table:table-cell office:value-type="float" office:value="7" table:style-name="ce15">
            <text:p>7</text:p>
          </table:table-cell>
          <table:table-cell office:value-type="percentage" office:value="2.1909999999999998E-3" table:style-name="ce16">
            <text:p>0.2191%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6.14</text:p>
          </table:table-cell>
          <table:table-cell office:value-type="string" table:style-name="ce17">
            <text:p>$24.57</text:p>
          </table:table-cell>
          <table:table-cell office:value-type="percentage" office:value="0.24989800000000001" table:style-name="ce16">
            <text:p>24.9898%</text:p>
          </table:table-cell>
          <table:table-cell office:value-type="float" office:value="4" table:style-name="ce18">
            <text:p>4.0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 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incense sticks</text:p>
          </table:table-cell>
          <table:table-cell office:value-type="float" office:value="9398" table:style-name="ce15">
            <text:p>9398</text:p>
          </table:table-cell>
          <table:table-cell office:value-type="float" office:value="6" table:style-name="ce15">
            <text:p>6</text:p>
          </table:table-cell>
          <table:table-cell office:value-type="percentage" office:value="6.38E-4" table:style-name="ce16">
            <text:p>0.0638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6.05</text:p>
          </table:table-cell>
          <table:table-cell office:value-type="string" table:style-name="ce17">
            <text:p>$22.57</text:p>
          </table:table-cell>
          <table:table-cell office:value-type="percentage" office:value="0.26805499999999999" table:style-name="ce16">
            <text:p>26.8055%</text:p>
          </table:table-cell>
          <table:table-cell office:value-type="float" office:value="3.73" table:style-name="ce18">
            <text:p>3.7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2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</text:p>
          </table:table-cell>
          <table:table-cell office:value-type="float" office:value="2249" table:style-name="ce15">
            <text:p>2249</text:p>
          </table:table-cell>
          <table:table-cell office:value-type="float" office:value="8" table:style-name="ce15">
            <text:p>8</text:p>
          </table:table-cell>
          <table:table-cell office:value-type="percentage" office:value="3.5569999999999998E-3" table:style-name="ce16">
            <text:p>0.3557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5.77</text:p>
          </table:table-cell>
          <table:table-cell office:value-type="string" table:style-name="ce17">
            <text:p>$49.14</text:p>
          </table:table-cell>
          <table:table-cell office:value-type="percentage" office:value="0.11742" table:style-name="ce16">
            <text:p>11.7420%</text:p>
          </table:table-cell>
          <table:table-cell office:value-type="float" office:value="8.52" table:style-name="ce18">
            <text:p>8.5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percentage" office:value="0.125" table:style-name="ce16">
            <text:p>12.5000%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49.14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_zzz</text:p>
          </table:table-cell>
          <table:table-cell office:value-type="string" table:style-name="ce7">
            <text:p>brh_is_man_lav_zzz_broad</text:p>
          </table:table-cell>
          <table:table-cell office:value-type="string" table:style-name="ce7">
            <text:p>sleep lavender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popery for slee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qprx17l</text:p>
          </table:table-cell>
          <table:table-cell office:value-type="float" office:value="2057" table:style-name="ce15">
            <text:p>2057</text:p>
          </table:table-cell>
          <table:table-cell office:value-type="float" office:value="7" table:style-name="ce15">
            <text:p>7</text:p>
          </table:table-cell>
          <table:table-cell office:value-type="percentage" office:value="3.4030000000000002E-3" table:style-name="ce16">
            <text:p>0.3403%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4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g champa incense sticks</text:p>
          </table:table-cell>
          <table:table-cell office:value-type="float" office:value="2608" table:style-name="ce15">
            <text:p>2608</text:p>
          </table:table-cell>
          <table:table-cell office:value-type="float" office:value="5" table:style-name="ce15">
            <text:p>5</text:p>
          </table:table-cell>
          <table:table-cell office:value-type="percentage" office:value="1.9170000000000001E-3" table:style-name="ce16">
            <text:p>0.1917%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4.8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 price&gt;20 rating&lt;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slvzb23</text:p>
          </table:table-cell>
          <table:table-cell office:value-type="float" office:value="96" table:style-name="ce15">
            <text:p>96</text:p>
          </table:table-cell>
          <table:table-cell office:value-type="float" office:value="5" table:style-name="ce15">
            <text:p>5</text:p>
          </table:table-cell>
          <table:table-cell office:value-type="percentage" office:value="5.2082999999999997E-2" table:style-name="ce16">
            <text:p>5.2083%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4.6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frankincense incense sticks</text:p>
          </table:table-cell>
          <table:table-cell office:value-type="float" office:value="1572" table:style-name="ce15">
            <text:p>1572</text:p>
          </table:table-cell>
          <table:table-cell office:value-type="float" office:value="4" table:style-name="ce15">
            <text:p>4</text:p>
          </table:table-cell>
          <table:table-cell office:value-type="percentage" office:value="2.545E-3" table:style-name="ce16">
            <text:p>0.2545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3.97</text:p>
          </table:table-cell>
          <table:table-cell office:value-type="string" table:style-name="ce17">
            <text:p>$24.57</text:p>
          </table:table-cell>
          <table:table-cell office:value-type="percentage" office:value="0.161579" table:style-name="ce16">
            <text:p>16.1579%</text:p>
          </table:table-cell>
          <table:table-cell office:value-type="float" office:value="6.19" table:style-name="ce18">
            <text:p>6.1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opal incense sticks</text:p>
          </table:table-cell>
          <table:table-cell office:value-type="float" office:value="400" table:style-name="ce15">
            <text:p>400</text:p>
          </table:table-cell>
          <table:table-cell office:value-type="float" office:value="4" table:style-name="ce15">
            <text:p>4</text:p>
          </table:table-cell>
          <table:table-cell office:value-type="percentage" office:value="0.01" table:style-name="ce16">
            <text:p>1.0000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3.12</text:p>
          </table:table-cell>
          <table:table-cell office:value-type="string" table:style-name="ce17">
            <text:p>$24.57</text:p>
          </table:table-cell>
          <table:table-cell office:value-type="percentage" office:value="0.12698400000000001" table:style-name="ce16">
            <text:p>12.6984%</text:p>
          </table:table-cell>
          <table:table-cell office:value-type="float" office:value="7.88" table:style-name="ce18">
            <text:p>7.8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bxj635</text:p>
          </table:table-cell>
          <table:table-cell office:value-type="float" office:value="333" table:style-name="ce15">
            <text:p>333</text:p>
          </table:table-cell>
          <table:table-cell office:value-type="float" office:value="6" table:style-name="ce15">
            <text:p>6</text:p>
          </table:table-cell>
          <table:table-cell office:value-type="percentage" office:value="1.8017999999999999E-2" table:style-name="ce16">
            <text:p>1.8018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4.4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</text:p>
          </table:table-cell>
          <table:table-cell office:value-type="float" office:value="1676" table:style-name="ce15">
            <text:p>1676</text:p>
          </table:table-cell>
          <table:table-cell office:value-type="float" office:value="5" table:style-name="ce15">
            <text:p>5</text:p>
          </table:table-cell>
          <table:table-cell office:value-type="percentage" office:value="2.983E-3" table:style-name="ce16">
            <text:p>0.2983%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4.4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phool incense sticks</text:p>
          </table:table-cell>
          <table:table-cell office:value-type="float" office:value="116" table:style-name="ce15">
            <text:p>116</text:p>
          </table:table-cell>
          <table:table-cell office:value-type="float" office:value="4" table:style-name="ce15">
            <text:p>4</text:p>
          </table:table-cell>
          <table:table-cell office:value-type="percentage" office:value="3.4483E-2" table:style-name="ce16">
            <text:p>3.4483%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4.2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love incense</text:p>
          </table:table-cell>
          <table:table-cell office:value-type="float" office:value="38" table:style-name="ce15">
            <text:p>38</text:p>
          </table:table-cell>
          <table:table-cell office:value-type="float" office:value="5" table:style-name="ce15">
            <text:p>5</text:p>
          </table:table-cell>
          <table:table-cell office:value-type="percentage" office:value="0.131579" table:style-name="ce16">
            <text:p>13.1579%</text:p>
          </table:table-cell>
          <table:table-cell office:value-type="string" table:style-name="ce17">
            <text:p>$0.84</text:p>
          </table:table-cell>
          <table:table-cell office:value-type="string" table:style-name="ce17">
            <text:p>$4.2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phrase_high</text:p>
          </table:table-cell>
          <table:table-cell office:value-type="string" table:style-name="ce7">
            <text:p>nag champa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ag champa incense sticks</text:p>
          </table:table-cell>
          <table:table-cell office:value-type="float" office:value="5767" table:style-name="ce15">
            <text:p>5767</text:p>
          </table:table-cell>
          <table:table-cell office:value-type="float" office:value="3" table:style-name="ce15">
            <text:p>3</text:p>
          </table:table-cell>
          <table:table-cell office:value-type="percentage" office:value="5.1999999999999995E-4" table:style-name="ce16">
            <text:p>0.0520%</text:p>
          </table:table-cell>
          <table:table-cell office:value-type="string" table:style-name="ce17">
            <text:p>$1.37</text:p>
          </table:table-cell>
          <table:table-cell office:value-type="string" table:style-name="ce17">
            <text:p>$4.11</text:p>
          </table:table-cell>
          <table:table-cell office:value-type="string" table:style-name="ce17">
            <text:p>$22.57</text:p>
          </table:table-cell>
          <table:table-cell office:value-type="percentage" office:value="0.18210000000000001" table:style-name="ce16">
            <text:p>18.2100%</text:p>
          </table:table-cell>
          <table:table-cell office:value-type="float" office:value="5.49" table:style-name="ce18">
            <text:p>5.4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2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swvxv6j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office:value-type="percentage" office:value="8.3333000000000004E-2" table:style-name="ce16">
            <text:p>8.3333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25.47</text:p>
          </table:table-cell>
          <table:table-cell office:value-type="percentage" office:value="4.1618000000000002E-2" table:style-name="ce16">
            <text:p>4.1618%</text:p>
          </table:table-cell>
          <table:table-cell office:value-type="float" office:value="24.03" table:style-name="ce18">
            <text:p>24.0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5.4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2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large incense sticks</text:p>
          </table:table-cell>
          <table:table-cell office:value-type="float" office:value="110" table:style-name="ce15">
            <text:p>110</text:p>
          </table:table-cell>
          <table:table-cell office:value-type="float" office:value="3" table:style-name="ce15">
            <text:p>3</text:p>
          </table:table-cell>
          <table:table-cell office:value-type="percentage" office:value="2.7272999999999999E-2" table:style-name="ce16">
            <text:p>2.7273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2.84</text:p>
          </table:table-cell>
          <table:table-cell office:value-type="string" table:style-name="ce17">
            <text:p>$24.57</text:p>
          </table:table-cell>
          <table:table-cell office:value-type="percentage" office:value="0.115588" table:style-name="ce16">
            <text:p>11.5588%</text:p>
          </table:table-cell>
          <table:table-cell office:value-type="float" office:value="8.65" table:style-name="ce18">
            <text:p>8.6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lunteffects incense sticks</text:p>
          </table:table-cell>
          <table:table-cell office:value-type="float" office:value="628" table:style-name="ce15">
            <text:p>628</text:p>
          </table:table-cell>
          <table:table-cell office:value-type="float" office:value="1" table:style-name="ce15">
            <text:p>1</text:p>
          </table:table-cell>
          <table:table-cell office:value-type="percentage" office:value="1.5920000000000001E-3" table:style-name="ce16">
            <text:p>0.1592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24.57</text:p>
          </table:table-cell>
          <table:table-cell office:value-type="percentage" office:value="4.3142E-2" table:style-name="ce16">
            <text:p>4.3142%</text:p>
          </table:table-cell>
          <table:table-cell office:value-type="float" office:value="23.18" table:style-name="ce18">
            <text:p>23.1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brh_is_man_lav_phrase</text:p>
          </table:table-cell>
          <table:table-cell office:value-type="string" table:style-name="ce7">
            <text:p>lavender incense</text:p>
          </table:table-cell>
          <table:table-cell office:value-type="string" table:style-name="ce7">
            <text:p>PHRASE</text:p>
          </table:table-cell>
          <table:table-cell office:value-type="string" table:style-name="ce9">
            <text:p>lavender incense</text:p>
          </table:table-cell>
          <table:table-cell office:value-type="float" office:value="333" table:style-name="ce15">
            <text:p>333</text:p>
          </table:table-cell>
          <table:table-cell office:value-type="float" office:value="2" table:style-name="ce15">
            <text:p>2</text:p>
          </table:table-cell>
          <table:table-cell office:value-type="percentage" office:value="6.0060000000000001E-3" table:style-name="ce16">
            <text:p>0.6006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2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cinnamon</text:p>
          </table:table-cell>
          <table:table-cell office:value-type="float" office:value="565" table:style-name="ce15">
            <text:p>565</text:p>
          </table:table-cell>
          <table:table-cell office:value-type="float" office:value="1" table:style-name="ce15">
            <text:p>1</text:p>
          </table:table-cell>
          <table:table-cell office:value-type="percentage" office:value="1.7700000000000001E-3" table:style-name="ce16">
            <text:p>0.1770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24.57</text:p>
          </table:table-cell>
          <table:table-cell office:value-type="percentage" office:value="4.3142E-2" table:style-name="ce16">
            <text:p>4.3142%</text:p>
          </table:table-cell>
          <table:table-cell office:value-type="float" office:value="23.18" table:style-name="ce18">
            <text:p>23.1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unscented incense sticks</text:p>
          </table:table-cell>
          <table:table-cell office:value-type="float" office:value="93" table:style-name="ce15">
            <text:p>93</text:p>
          </table:table-cell>
          <table:table-cell office:value-type="float" office:value="1" table:style-name="ce15">
            <text:p>1</text:p>
          </table:table-cell>
          <table:table-cell office:value-type="percentage" office:value="1.0753E-2" table:style-name="ce16">
            <text:p>1.0753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24.57</text:p>
          </table:table-cell>
          <table:table-cell office:value-type="percentage" office:value="4.3142E-2" table:style-name="ce16">
            <text:p>4.3142%</text:p>
          </table:table-cell>
          <table:table-cell office:value-type="float" office:value="23.18" table:style-name="ce18">
            <text:p>23.1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valentines incense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percentage" office:value="0.8" table:style-name="ce16">
            <text:p>80.0000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3.27</text:p>
          </table:table-cell>
          <table:table-cell office:value-type="string" table:style-name="ce17">
            <text:p>$49.14</text:p>
          </table:table-cell>
          <table:table-cell office:value-type="percentage" office:value="6.6545000000000007E-2" table:style-name="ce16">
            <text:p>6.6545%</text:p>
          </table:table-cell>
          <table:table-cell office:value-type="float" office:value="15.03" table:style-name="ce18">
            <text:p>15.0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percentage" office:value="0.5" table:style-name="ce16">
            <text:p>50.0000%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49.14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with tray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24.57</text:p>
          </table:table-cell>
          <table:table-cell office:value-type="percentage" office:value="3.9885999999999998E-2" table:style-name="ce16">
            <text:p>3.9886%</text:p>
          </table:table-cell>
          <table:table-cell office:value-type="float" office:value="25.07" table:style-name="ce18">
            <text:p>25.0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kayuragi incense sticks</text:p>
          </table:table-cell>
          <table:table-cell office:value-type="float" office:value="55" table:style-name="ce15">
            <text:p>55</text:p>
          </table:table-cell>
          <table:table-cell office:value-type="float" office:value="1" table:style-name="ce15">
            <text:p>1</text:p>
          </table:table-cell>
          <table:table-cell office:value-type="percentage" office:value="1.8182E-2" table:style-name="ce16">
            <text:p>1.8182%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24.57</text:p>
          </table:table-cell>
          <table:table-cell office:value-type="percentage" office:value="3.4595000000000001E-2" table:style-name="ce16">
            <text:p>3.4595%</text:p>
          </table:table-cell>
          <table:table-cell office:value-type="float" office:value="28.91" table:style-name="ce18">
            <text:p>28.9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hem incense sticks</text:p>
          </table:table-cell>
          <table:table-cell office:value-type="float" office:value="13164" table:style-name="ce15">
            <text:p>13164</text:p>
          </table:table-cell>
          <table:table-cell office:value-type="float" office:value="15" table:style-name="ce15">
            <text:p>15</text:p>
          </table:table-cell>
          <table:table-cell office:value-type="percentage" office:value="1.139E-3" table:style-name="ce16">
            <text:p>0.1139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13.4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gonesh incense sticks</text:p>
          </table:table-cell>
          <table:table-cell office:value-type="float" office:value="11569" table:style-name="ce15">
            <text:p>11569</text:p>
          </table:table-cell>
          <table:table-cell office:value-type="float" office:value="9" table:style-name="ce15">
            <text:p>9</text:p>
          </table:table-cell>
          <table:table-cell office:value-type="percentage" office:value="7.7800000000000005E-4" table:style-name="ce16">
            <text:p>0.0778%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8.4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g champa</text:p>
          </table:table-cell>
          <table:table-cell office:value-type="float" office:value="441" table:style-name="ce15">
            <text:p>441</text:p>
          </table:table-cell>
          <table:table-cell office:value-type="float" office:value="3" table:style-name="ce15">
            <text:p>3</text:p>
          </table:table-cell>
          <table:table-cell office:value-type="percentage" office:value="6.803E-3" table:style-name="ce16">
            <text:p>0.6803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3.1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652gvsm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percentage" office:value="0.66666700000000001" table:style-name="ce16">
            <text:p>66.6667%</text:p>
          </table:table-cell>
          <table:table-cell office:value-type="string" table:style-name="ce17">
            <text:p>$1.43</text:p>
          </table:table-cell>
          <table:table-cell office:value-type="string" table:style-name="ce17">
            <text:p>$2.8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m7v6stk</text:p>
          </table:table-cell>
          <table:table-cell office:value-type="float" office:value="98" table:style-name="ce15">
            <text:p>98</text:p>
          </table:table-cell>
          <table:table-cell office:value-type="float" office:value="3" table:style-name="ce15">
            <text:p>3</text:p>
          </table:table-cell>
          <table:table-cell office:value-type="percentage" office:value="3.0612E-2" table:style-name="ce16">
            <text:p>3.0612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3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ticks</text:p>
          </table:table-cell>
          <table:table-cell office:value-type="float" office:value="1223" table:style-name="ce15">
            <text:p>1223</text:p>
          </table:table-cell>
          <table:table-cell office:value-type="float" office:value="4" table:style-name="ce15">
            <text:p>4</text:p>
          </table:table-cell>
          <table:table-cell office:value-type="percentage" office:value="3.271E-3" table:style-name="ce16">
            <text:p>0.3271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2.9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twvi79y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24.57</text:p>
          </table:table-cell>
          <table:table-cell office:value-type="percentage" office:value="3.0525E-2" table:style-name="ce16">
            <text:p>3.0525%</text:p>
          </table:table-cell>
          <table:table-cell office:value-type="float" office:value="32.76" table:style-name="ce18">
            <text:p>32.7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hool incense sticks</text:p>
          </table:table-cell>
          <table:table-cell office:value-type="float" office:value="373" table:style-name="ce15">
            <text:p>373</text:p>
          </table:table-cell>
          <table:table-cell office:value-type="float" office:value="9" table:style-name="ce15">
            <text:p>9</text:p>
          </table:table-cell>
          <table:table-cell office:value-type="percentage" office:value="2.4129000000000001E-2" table:style-name="ce16">
            <text:p>2.4129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7.8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brh_is_man_euc_phrase</text:p>
          </table:table-cell>
          <table:table-cell office:value-type="string" table:style-name="ce7">
            <text:p>eucalyptus incense sticks</text:p>
          </table:table-cell>
          <table:table-cell office:value-type="string" table:style-name="ce7">
            <text:p>PHRASE</text:p>
          </table:table-cell>
          <table:table-cell office:value-type="string" table:style-name="ce9">
            <text:p>eucalyptus incense sticks</text:p>
          </table:table-cell>
          <table:table-cell office:value-type="float" office:value="50" table:style-name="ce15">
            <text:p>50</text:p>
          </table:table-cell>
          <table:table-cell office:value-type="float" office:value="2" table:style-name="ce15">
            <text:p>2</text:p>
          </table:table-cell>
          <table:table-cell office:value-type="percentage" office:value="0.04" table:style-name="ce16">
            <text:p>4.0000%</text:p>
          </table:table-cell>
          <table:table-cell office:value-type="string" table:style-name="ce17">
            <text:p>$1.45</text:p>
          </table:table-cell>
          <table:table-cell office:value-type="string" table:style-name="ce17">
            <text:p>$2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eb1qogw</text:p>
          </table:table-cell>
          <table:table-cell office:value-type="float" office:value="287" table:style-name="ce15">
            <text:p>287</text:p>
          </table:table-cell>
          <table:table-cell office:value-type="float" office:value="3" table:style-name="ce15">
            <text:p>3</text:p>
          </table:table-cell>
          <table:table-cell office:value-type="percentage" office:value="1.0453E-2" table:style-name="ce16">
            <text:p>1.0453%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2.8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and made incens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1.16</text:p>
          </table:table-cell>
          <table:table-cell office:value-type="string" table:style-name="ce17">
            <text:p>$1.1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sian incense sticks</text:p>
          </table:table-cell>
          <table:table-cell office:value-type="float" office:value="1454" table:style-name="ce15">
            <text:p>1454</text:p>
          </table:table-cell>
          <table:table-cell office:value-type="float" office:value="5" table:style-name="ce15">
            <text:p>5</text:p>
          </table:table-cell>
          <table:table-cell office:value-type="percentage" office:value="3.4390000000000002E-3" table:style-name="ce16">
            <text:p>0.3439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4.4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</text:p>
          </table:table-cell>
          <table:table-cell office:value-type="float" office:value="792" table:style-name="ce15">
            <text:p>792</text:p>
          </table:table-cell>
          <table:table-cell office:value-type="float" office:value="4" table:style-name="ce15">
            <text:p>4</text:p>
          </table:table-cell>
          <table:table-cell office:value-type="percentage" office:value="5.0509999999999999E-3" table:style-name="ce16">
            <text:p>0.5051%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2.6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c8wf1m</text:p>
          </table:table-cell>
          <table:table-cell office:value-type="float" office:value="118" table:style-name="ce15">
            <text:p>118</text:p>
          </table:table-cell>
          <table:table-cell office:value-type="float" office:value="4" table:style-name="ce15">
            <text:p>4</text:p>
          </table:table-cell>
          <table:table-cell office:value-type="percentage" office:value="3.3897999999999998E-2" table:style-name="ce16">
            <text:p>3.3898%</text:p>
          </table:table-cell>
          <table:table-cell office:value-type="string" table:style-name="ce17">
            <text:p>$0.66</text:p>
          </table:table-cell>
          <table:table-cell office:value-type="string" table:style-name="ce17">
            <text:p>$2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c8wf1m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24.57</text:p>
          </table:table-cell>
          <table:table-cell office:value-type="percentage" office:value="2.8083E-2" table:style-name="ce16">
            <text:p>2.8083%</text:p>
          </table:table-cell>
          <table:table-cell office:value-type="float" office:value="35.61" table:style-name="ce18">
            <text:p>35.6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24.57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c8wf1m</text:p>
          </table:table-cell>
          <table:table-cell office:value-type="float" office:value="211" table:style-name="ce15">
            <text:p>211</text:p>
          </table:table-cell>
          <table:table-cell office:value-type="float" office:value="4" table:style-name="ce15">
            <text:p>4</text:p>
          </table:table-cell>
          <table:table-cell office:value-type="percentage" office:value="1.8957000000000002E-2" table:style-name="ce16">
            <text:p>1.8957%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2.58</text:p>
          </table:table-cell>
          <table:table-cell office:value-type="string" table:style-name="ce17">
            <text:p>$24.57</text:p>
          </table:table-cell>
          <table:table-cell office:value-type="percentage" office:value="0.105006" table:style-name="ce16">
            <text:p>10.5006%</text:p>
          </table:table-cell>
          <table:table-cell office:value-type="float" office:value="9.52" table:style-name="ce18">
            <text:p>9.5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1, 2021</text:p>
          </table:table-cell>
          <table:table-cell office:value-type="string" table:style-name="ce14">
            <text:p>Feb 01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manual_phrase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beard straightener for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eard straightener</text:p>
          </table:table-cell>
          <table:table-cell office:value-type="float" office:value="98" table:style-name="ce15">
            <text:p>98</text:p>
          </table:table-cell>
          <table:table-cell office:value-type="float" office:value="2" table:style-name="ce15">
            <text:p>2</text:p>
          </table:table-cell>
          <table:table-cell office:value-type="percentage" office:value="2.0407999999999999E-2" table:style-name="ce16">
            <text:p>2.0408%</text:p>
          </table:table-cell>
          <table:table-cell office:value-type="string" table:style-name="ce17">
            <text:p>$1.26</text:p>
          </table:table-cell>
          <table:table-cell office:value-type="string" table:style-name="ce17">
            <text:p>$2.5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t_san</text:p>
          </table:table-cell>
          <table:table-cell office:value-type="string" table:style-name="ce7">
            <text:p>brh_is_man_pt_san</text:p>
          </table:table-cell>
          <table:table-cell office:value-type="string" table:style-name="ce7">
            <text:p>asin="B01N0M9BJT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0m9bjt</text:p>
          </table:table-cell>
          <table:table-cell office:value-type="float" office:value="629" table:style-name="ce15">
            <text:p>629</text:p>
          </table:table-cell>
          <table:table-cell office:value-type="float" office:value="7" table:style-name="ce15">
            <text:p>7</text:p>
          </table:table-cell>
          <table:table-cell office:value-type="percentage" office:value="1.1129E-2" table:style-name="ce16">
            <text:p>1.1129%</text:p>
          </table:table-cell>
          <table:table-cell office:value-type="string" table:style-name="ce17">
            <text:p>$2.14</text:p>
          </table:table-cell>
          <table:table-cell office:value-type="string" table:style-name="ce17">
            <text:p>$14.99</text:p>
          </table:table-cell>
          <table:table-cell office:value-type="string" table:style-name="ce17">
            <text:p>$21.97</text:p>
          </table:table-cell>
          <table:table-cell office:value-type="percentage" office:value="0.68229399999999996" table:style-name="ce16">
            <text:p>68.2294%</text:p>
          </table:table-cell>
          <table:table-cell office:value-type="float" office:value="1.47" table:style-name="ce18">
            <text:p>1.4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1.9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6c5z7nx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5">
            <text:p>1</text:p>
          </table:table-cell>
          <table:table-cell office:value-type="percentage" office:value="3.7037E-2" table:style-name="ce16">
            <text:p>3.7037%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21.97</text:p>
          </table:table-cell>
          <table:table-cell office:value-type="percentage" office:value="4.6427000000000003E-2" table:style-name="ce16">
            <text:p>4.6427%</text:p>
          </table:table-cell>
          <table:table-cell office:value-type="float" office:value="21.54" table:style-name="ce18">
            <text:p>21.5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1.9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brh_is_man_lav_phrase</text:p>
          </table:table-cell>
          <table:table-cell office:value-type="string" table:style-name="ce7">
            <text:p>lavender incense sticks</text:p>
          </table:table-cell>
          <table:table-cell office:value-type="string" table:style-name="ce7">
            <text:p>PHRASE</text:p>
          </table:table-cell>
          <table:table-cell office:value-type="string" table:style-name="ce9">
            <text:p>lavender incense sticks</text:p>
          </table:table-cell>
          <table:table-cell office:value-type="float" office:value="1078" table:style-name="ce15">
            <text:p>1078</text:p>
          </table:table-cell>
          <table:table-cell office:value-type="float" office:value="2" table:style-name="ce15">
            <text:p>2</text:p>
          </table:table-cell>
          <table:table-cell office:value-type="percentage" office:value="1.8550000000000001E-3" table:style-name="ce16">
            <text:p>0.1855%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1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swxq146</text:p>
          </table:table-cell>
          <table:table-cell office:value-type="float" office:value="111" table:style-name="ce15">
            <text:p>111</text:p>
          </table:table-cell>
          <table:table-cell office:value-type="float" office:value="1" table:style-name="ce15">
            <text:p>1</text:p>
          </table:table-cell>
          <table:table-cell office:value-type="percentage" office:value="9.0089999999999996E-3" table:style-name="ce16">
            <text:p>0.9009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4z6y6xb</text:p>
          </table:table-cell>
          <table:table-cell office:value-type="float" office:value="8" table:style-name="ce15">
            <text:p>8</text:p>
          </table:table-cell>
          <table:table-cell office:value-type="float" office:value="3" table:style-name="ce15">
            <text:p>3</text:p>
          </table:table-cell>
          <table:table-cell office:value-type="percentage" office:value="0.375" table:style-name="ce16">
            <text:p>37.5000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2.2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essential oil incense stick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3oqqmv8</text:p>
          </table:table-cell>
          <table:table-cell office:value-type="float" office:value="360" table:style-name="ce15">
            <text:p>360</text:p>
          </table:table-cell>
          <table:table-cell office:value-type="float" office:value="2" table:style-name="ce15">
            <text:p>2</text:p>
          </table:table-cell>
          <table:table-cell office:value-type="percentage" office:value="5.5560000000000002E-3" table:style-name="ce16">
            <text:p>0.5556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2.2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9qnrqj9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 for her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her</text:p>
          </table:table-cell>
          <table:table-cell office:value-type="float" office:value="2100" table:style-name="ce15">
            <text:p>2100</text:p>
          </table:table-cell>
          <table:table-cell office:value-type="float" office:value="3" table:style-name="ce15">
            <text:p>3</text:p>
          </table:table-cell>
          <table:table-cell office:value-type="percentage" office:value="1.4289999999999999E-3" table:style-name="ce16">
            <text:p>0.1429%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2.19</text:p>
          </table:table-cell>
          <table:table-cell office:value-type="string" table:style-name="ce17">
            <text:p>$24.57</text:p>
          </table:table-cell>
          <table:table-cell office:value-type="percentage" office:value="8.9133000000000004E-2" table:style-name="ce16">
            <text:p>8.9133%</text:p>
          </table:table-cell>
          <table:table-cell office:value-type="float" office:value="11.22" table:style-name="ce18">
            <text:p>11.2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jumbo incense sticks</text:p>
          </table:table-cell>
          <table:table-cell office:value-type="float" office:value="1059" table:style-name="ce15">
            <text:p>1059</text:p>
          </table:table-cell>
          <table:table-cell office:value-type="float" office:value="5" table:style-name="ce15">
            <text:p>5</text:p>
          </table:table-cell>
          <table:table-cell office:value-type="percentage" office:value="4.7210000000000004E-3" table:style-name="ce16">
            <text:p>0.4721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4.4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hool incense sticks</text:p>
          </table:table-cell>
          <table:table-cell office:value-type="float" office:value="96" table:style-name="ce15">
            <text:p>96</text:p>
          </table:table-cell>
          <table:table-cell office:value-type="float" office:value="5" table:style-name="ce15">
            <text:p>5</text:p>
          </table:table-cell>
          <table:table-cell office:value-type="percentage" office:value="5.2082999999999997E-2" table:style-name="ce16">
            <text:p>5.2083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3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 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stick incense</text:p>
          </table:table-cell>
          <table:table-cell office:value-type="float" office:value="80" table:style-name="ce15">
            <text:p>80</text:p>
          </table:table-cell>
          <table:table-cell office:value-type="float" office:value="2" table:style-name="ce15">
            <text:p>2</text:p>
          </table:table-cell>
          <table:table-cell office:value-type="percentage" office:value="2.5000000000000001E-2" table:style-name="ce16">
            <text:p>2.5000%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2.1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japan</text:p>
          </table:table-cell>
          <table:table-cell office:value-type="float" office:value="319" table:style-name="ce15">
            <text:p>319</text:p>
          </table:table-cell>
          <table:table-cell office:value-type="float" office:value="4" table:style-name="ce15">
            <text:p>4</text:p>
          </table:table-cell>
          <table:table-cell office:value-type="percentage" office:value="1.2539E-2" table:style-name="ce16">
            <text:p>1.2539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3.5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joss sticks incense</text:p>
          </table:table-cell>
          <table:table-cell office:value-type="float" office:value="354" table:style-name="ce15">
            <text:p>354</text:p>
          </table:table-cell>
          <table:table-cell office:value-type="float" office:value="4" table:style-name="ce15">
            <text:p>4</text:p>
          </table:table-cell>
          <table:table-cell office:value-type="percentage" office:value="1.1299E-2" table:style-name="ce16">
            <text:p>1.1299%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3.3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jasmine incense sticks</text:p>
          </table:table-cell>
          <table:table-cell office:value-type="float" office:value="701" table:style-name="ce15">
            <text:p>701</text:p>
          </table:table-cell>
          <table:table-cell office:value-type="float" office:value="3" table:style-name="ce15">
            <text:p>3</text:p>
          </table:table-cell>
          <table:table-cell office:value-type="percentage" office:value="4.28E-3" table:style-name="ce16">
            <text:p>0.4280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3.1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andita incense sticks</text:p>
          </table:table-cell>
          <table:table-cell office:value-type="float" office:value="373" table:style-name="ce15">
            <text:p>373</text:p>
          </table:table-cell>
          <table:table-cell office:value-type="float" office:value="3" table:style-name="ce15">
            <text:p>3</text:p>
          </table:table-cell>
          <table:table-cell office:value-type="percentage" office:value="8.0429999999999998E-3" table:style-name="ce16">
            <text:p>0.8043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3.1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emongrass sticks incense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2.0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brh_is_man_lav_phrase</text:p>
          </table:table-cell>
          <table:table-cell office:value-type="string" table:style-name="ce7">
            <text:p>incense lavender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urning incense lavender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shoyeido</text:p>
          </table:table-cell>
          <table:table-cell office:value-type="float" office:value="449" table:style-name="ce15">
            <text:p>449</text:p>
          </table:table-cell>
          <table:table-cell office:value-type="float" office:value="3" table:style-name="ce15">
            <text:p>3</text:p>
          </table:table-cell>
          <table:table-cell office:value-type="percentage" office:value="6.6819999999999996E-3" table:style-name="ce16">
            <text:p>0.6682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3.1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lavender incense sticks</text:p>
          </table:table-cell>
          <table:table-cell office:value-type="float" office:value="1032" table:style-name="ce15">
            <text:p>1032</text:p>
          </table:table-cell>
          <table:table-cell office:value-type="float" office:value="3" table:style-name="ce15">
            <text:p>3</text:p>
          </table:table-cell>
          <table:table-cell office:value-type="percentage" office:value="2.9069999999999999E-3" table:style-name="ce16">
            <text:p>0.2907%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2.9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brh_is_man_lav_phrase</text:p>
          </table:table-cell>
          <table:table-cell office:value-type="string" table:style-name="ce7">
            <text:p>incense stick lavender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 lavender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luntlife incense sticks</text:p>
          </table:table-cell>
          <table:table-cell office:value-type="float" office:value="337" table:style-name="ce15">
            <text:p>337</text:p>
          </table:table-cell>
          <table:table-cell office:value-type="float" office:value="2" table:style-name="ce15">
            <text:p>2</text:p>
          </table:table-cell>
          <table:table-cell office:value-type="percentage" office:value="5.9350000000000002E-3" table:style-name="ce16">
            <text:p>0.5935%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2.1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loeswood incense sticks</text:p>
          </table:table-cell>
          <table:table-cell office:value-type="float" office:value="458" table:style-name="ce15">
            <text:p>458</text:p>
          </table:table-cell>
          <table:table-cell office:value-type="float" office:value="2" table:style-name="ce15">
            <text:p>2</text:p>
          </table:table-cell>
          <table:table-cell office:value-type="percentage" office:value="4.3670000000000002E-3" table:style-name="ce16">
            <text:p>0.4367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2.1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hakra incense sticks</text:p>
          </table:table-cell>
          <table:table-cell office:value-type="float" office:value="866" table:style-name="ce15">
            <text:p>866</text:p>
          </table:table-cell>
          <table:table-cell office:value-type="float" office:value="2" table:style-name="ce15">
            <text:p>2</text:p>
          </table:table-cell>
          <table:table-cell office:value-type="percentage" office:value="2.3089999999999999E-3" table:style-name="ce16">
            <text:p>0.2309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2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sandalwood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ndalwood incense</text:p>
          </table:table-cell>
          <table:table-cell office:value-type="float" office:value="1562" table:style-name="ce15">
            <text:p>1562</text:p>
          </table:table-cell>
          <table:table-cell office:value-type="float" office:value="3" table:style-name="ce15">
            <text:p>3</text:p>
          </table:table-cell>
          <table:table-cell office:value-type="percentage" office:value="1.921E-3" table:style-name="ce16">
            <text:p>0.1921%</text:p>
          </table:table-cell>
          <table:table-cell office:value-type="string" table:style-name="ce17">
            <text:p>$1.35</text:p>
          </table:table-cell>
          <table:table-cell office:value-type="string" table:style-name="ce17">
            <text:p>$4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incense sticks</text:p>
          </table:table-cell>
          <table:table-cell office:value-type="float" office:value="1008" table:style-name="ce15">
            <text:p>1008</text:p>
          </table:table-cell>
          <table:table-cell office:value-type="float" office:value="3" table:style-name="ce15">
            <text:p>3</text:p>
          </table:table-cell>
          <table:table-cell office:value-type="percentage" office:value="2.9759999999999999E-3" table:style-name="ce16">
            <text:p>0.2976%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2.0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alaji incense sticks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5">
            <text:p>2</text:p>
          </table:table-cell>
          <table:table-cell office:value-type="percentage" office:value="0.117647" table:style-name="ce16">
            <text:p>11.7647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2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atchouli incense sticks</text:p>
          </table:table-cell>
          <table:table-cell office:value-type="float" office:value="584" table:style-name="ce15">
            <text:p>584</text:p>
          </table:table-cell>
          <table:table-cell office:value-type="float" office:value="2" table:style-name="ce15">
            <text:p>2</text:p>
          </table:table-cell>
          <table:table-cell office:value-type="percentage" office:value="3.4250000000000001E-3" table:style-name="ce16">
            <text:p>0.3425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2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81brnd</text:p>
          </table:table-cell>
          <table:table-cell office:value-type="float" office:value="63" table:style-name="ce15">
            <text:p>63</text:p>
          </table:table-cell>
          <table:table-cell office:value-type="float" office:value="2" table:style-name="ce15">
            <text:p>2</text:p>
          </table:table-cell>
          <table:table-cell office:value-type="percentage" office:value="3.1746000000000003E-2" table:style-name="ce16">
            <text:p>3.1746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1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sticks</text:p>
          </table:table-cell>
          <table:table-cell office:value-type="float" office:value="331" table:style-name="ce15">
            <text:p>331</text:p>
          </table:table-cell>
          <table:table-cell office:value-type="float" office:value="2" table:style-name="ce15">
            <text:p>2</text:p>
          </table:table-cell>
          <table:table-cell office:value-type="percentage" office:value="6.0419999999999996E-3" table:style-name="ce16">
            <text:p>0.6042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1.98</text:p>
          </table:table-cell>
          <table:table-cell office:value-type="string" table:style-name="ce17">
            <text:p>$24.57</text:p>
          </table:table-cell>
          <table:table-cell office:value-type="percentage" office:value="8.0586000000000005E-2" table:style-name="ce16">
            <text:p>8.0586%</text:p>
          </table:table-cell>
          <table:table-cell office:value-type="float" office:value="12.41" table:style-name="ce18">
            <text:p>12.4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tibetan</text:p>
          </table:table-cell>
          <table:table-cell office:value-type="float" office:value="266" table:style-name="ce15">
            <text:p>266</text:p>
          </table:table-cell>
          <table:table-cell office:value-type="float" office:value="2" table:style-name="ce15">
            <text:p>2</text:p>
          </table:table-cell>
          <table:table-cell office:value-type="percentage" office:value="7.5189999999999996E-3" table:style-name="ce16">
            <text:p>0.7519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2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 price&gt;20 rating&lt;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d6y4mty</text:p>
          </table:table-cell>
          <table:table-cell office:value-type="float" office:value="1389" table:style-name="ce15">
            <text:p>1389</text:p>
          </table:table-cell>
          <table:table-cell office:value-type="float" office:value="3" table:style-name="ce15">
            <text:p>3</text:p>
          </table:table-cell>
          <table:table-cell office:value-type="percentage" office:value="2.16E-3" table:style-name="ce16">
            <text:p>0.2160%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1.9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24097te</text:p>
          </table:table-cell>
          <table:table-cell office:value-type="float" office:value="11" table:style-name="ce15">
            <text:p>11</text:p>
          </table:table-cell>
          <table:table-cell office:value-type="float" office:value="2" table:style-name="ce15">
            <text:p>2</text:p>
          </table:table-cell>
          <table:table-cell office:value-type="percentage" office:value="0.18181800000000001" table:style-name="ce16">
            <text:p>18.1818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1.9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</text:p>
          </table:table-cell>
          <table:table-cell office:value-type="float" office:value="1472" table:style-name="ce15">
            <text:p>1472</text:p>
          </table:table-cell>
          <table:table-cell office:value-type="float" office:value="2" table:style-name="ce15">
            <text:p>2</text:p>
          </table:table-cell>
          <table:table-cell office:value-type="percentage" office:value="1.359E-3" table:style-name="ce16">
            <text:p>0.1359%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2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incense sticks sandalwood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japanese incense sticks sandalwood</text:p>
          </table:table-cell>
          <table:table-cell office:value-type="float" office:value="178" table:style-name="ce15">
            <text:p>178</text:p>
          </table:table-cell>
          <table:table-cell office:value-type="float" office:value="2" table:style-name="ce15">
            <text:p>2</text:p>
          </table:table-cell>
          <table:table-cell office:value-type="percentage" office:value="1.1235999999999999E-2" table:style-name="ce16">
            <text:p>1.1236%</text:p>
          </table:table-cell>
          <table:table-cell office:value-type="string" table:style-name="ce17">
            <text:p>$1.29</text:p>
          </table:table-cell>
          <table:table-cell office:value-type="string" table:style-name="ce17">
            <text:p>$2.5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bxj635</text:p>
          </table:table-cell>
          <table:table-cell office:value-type="float" office:value="107" table:style-name="ce15">
            <text:p>107</text:p>
          </table:table-cell>
          <table:table-cell office:value-type="float" office:value="2" table:style-name="ce15">
            <text:p>2</text:p>
          </table:table-cell>
          <table:table-cell office:value-type="percentage" office:value="1.8692E-2" table:style-name="ce16">
            <text:p>1.8692%</text:p>
          </table:table-cell>
          <table:table-cell office:value-type="string" table:style-name="ce17">
            <text:p>$0.66</text:p>
          </table:table-cell>
          <table:table-cell office:value-type="string" table:style-name="ce17">
            <text:p>$1.3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holders for sticks</text:p>
          </table:table-cell>
          <table:table-cell office:value-type="float" office:value="1258" table:style-name="ce15">
            <text:p>1258</text:p>
          </table:table-cell>
          <table:table-cell office:value-type="float" office:value="2" table:style-name="ce15">
            <text:p>2</text:p>
          </table:table-cell>
          <table:table-cell office:value-type="percentage" office:value="1.5900000000000001E-3" table:style-name="ce16">
            <text:p>0.1590%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2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brh_is_man_lav_phrase</text:p>
          </table:table-cell>
          <table:table-cell office:value-type="string" table:style-name="ce7">
            <text:p>lavender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lavender incense cones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office:value-type="percentage" office:value="8.3333000000000004E-2" table:style-name="ce16">
            <text:p>8.3333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oud incense sticks</text:p>
          </table:table-cell>
          <table:table-cell office:value-type="float" office:value="60" table:style-name="ce15">
            <text:p>60</text:p>
          </table:table-cell>
          <table:table-cell office:value-type="float" office:value="2" table:style-name="ce15">
            <text:p>2</text:p>
          </table:table-cell>
          <table:table-cell office:value-type="percentage" office:value="3.3333000000000002E-2" table:style-name="ce16">
            <text:p>3.3333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1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1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m5gdv1y</text:p>
          </table:table-cell>
          <table:table-cell office:value-type="float" office:value="277" table:style-name="ce15">
            <text:p>277</text:p>
          </table:table-cell>
          <table:table-cell office:value-type="float" office:value="2" table:style-name="ce15">
            <text:p>2</text:p>
          </table:table-cell>
          <table:table-cell office:value-type="percentage" office:value="7.2199999999999999E-3" table:style-name="ce16">
            <text:p>0.7220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1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eucalyptus</text:p>
          </table:table-cell>
          <table:table-cell office:value-type="float" office:value="31" table:style-name="ce15">
            <text:p>31</text:p>
          </table:table-cell>
          <table:table-cell office:value-type="float" office:value="2" table:style-name="ce15">
            <text:p>2</text:p>
          </table:table-cell>
          <table:table-cell office:value-type="percentage" office:value="6.4516000000000004E-2" table:style-name="ce16">
            <text:p>6.4516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1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incense sticks</text:p>
          </table:table-cell>
          <table:table-cell office:value-type="string" table:style-name="ce7">
            <text:p>BROAD</text:p>
          </table:table-cell>
          <table:table-cell office:value-type="string" table:style-name="ce9">
            <text:p>lavender incense sticks</text:p>
          </table:table-cell>
          <table:table-cell office:value-type="float" office:value="1289" table:style-name="ce15">
            <text:p>1289</text:p>
          </table:table-cell>
          <table:table-cell office:value-type="float" office:value="3" table:style-name="ce15">
            <text:p>3</text:p>
          </table:table-cell>
          <table:table-cell office:value-type="percentage" office:value="2.3270000000000001E-3" table:style-name="ce16">
            <text:p>0.2327%</text:p>
          </table:table-cell>
          <table:table-cell office:value-type="string" table:style-name="ce17">
            <text:p>$2.62</text:p>
          </table:table-cell>
          <table:table-cell office:value-type="string" table:style-name="ce17">
            <text:p>$7.8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incense sticks</text:p>
          </table:table-cell>
          <table:table-cell office:value-type="string" table:style-name="ce7">
            <text:p>BROAD</text:p>
          </table:table-cell>
          <table:table-cell office:value-type="string" table:style-name="ce9">
            <text:p>incense lavender sticks</text:p>
          </table:table-cell>
          <table:table-cell office:value-type="float" office:value="1735" table:style-name="ce15">
            <text:p>1735</text:p>
          </table:table-cell>
          <table:table-cell office:value-type="float" office:value="2" table:style-name="ce15">
            <text:p>2</text:p>
          </table:table-cell>
          <table:table-cell office:value-type="percentage" office:value="1.1529999999999999E-3" table:style-name="ce16">
            <text:p>0.1153%</text:p>
          </table:table-cell>
          <table:table-cell office:value-type="string" table:style-name="ce17">
            <text:p>$2.66</text:p>
          </table:table-cell>
          <table:table-cell office:value-type="string" table:style-name="ce17">
            <text:p>$5.3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wood sticks</text:p>
          </table:table-cell>
          <table:table-cell office:value-type="float" office:value="347" table:style-name="ce15">
            <text:p>347</text:p>
          </table:table-cell>
          <table:table-cell office:value-type="float" office:value="2" table:style-name="ce15">
            <text:p>2</text:p>
          </table:table-cell>
          <table:table-cell office:value-type="percentage" office:value="5.764E-3" table:style-name="ce16">
            <text:p>0.5764%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2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asin="B01MSJMWG8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msjmwg8</text:p>
          </table:table-cell>
          <table:table-cell office:value-type="float" office:value="20" table:style-name="ce15">
            <text:p>20</text:p>
          </table:table-cell>
          <table:table-cell office:value-type="float" office:value="2" table:style-name="ce15">
            <text:p>2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1.8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lavender flowers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burner for sticks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percentage" office:value="3.125E-2" table:style-name="ce16">
            <text:p>3.1250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1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tibetan incense sticks</text:p>
          </table:table-cell>
          <table:table-cell office:value-type="float" office:value="264" table:style-name="ce15">
            <text:p>264</text:p>
          </table:table-cell>
          <table:table-cell office:value-type="float" office:value="2" table:style-name="ce15">
            <text:p>2</text:p>
          </table:table-cell>
          <table:table-cell office:value-type="percentage" office:value="7.5760000000000003E-3" table:style-name="ce16">
            <text:p>0.7576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1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alming incense sticks</text:p>
          </table:table-cell>
          <table:table-cell office:value-type="float" office:value="46" table:style-name="ce15">
            <text:p>46</text:p>
          </table:table-cell>
          <table:table-cell office:value-type="float" office:value="2" table:style-name="ce15">
            <text:p>2</text:p>
          </table:table-cell>
          <table:table-cell office:value-type="percentage" office:value="4.3478000000000003E-2" table:style-name="ce16">
            <text:p>4.3478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1.9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1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lemongrass incense sticks</text:p>
          </table:table-cell>
          <table:table-cell office:value-type="float" office:value="99" table:style-name="ce15">
            <text:p>99</text:p>
          </table:table-cell>
          <table:table-cell office:value-type="float" office:value="2" table:style-name="ce15">
            <text:p>2</text:p>
          </table:table-cell>
          <table:table-cell office:value-type="percentage" office:value="2.0202000000000001E-2" table:style-name="ce16">
            <text:p>2.0202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1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ros</text:p>
          </table:table-cell>
          <table:table-cell office:value-type="string" table:style-name="ce7">
            <text:p>brh_is_man_ros_phrase</text:p>
          </table:table-cell>
          <table:table-cell office:value-type="string" table:style-name="ce7">
            <text:p>rose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rose incense</text:p>
          </table:table-cell>
          <table:table-cell office:value-type="float" office:value="84" table:style-name="ce15">
            <text:p>84</text:p>
          </table:table-cell>
          <table:table-cell office:value-type="float" office:value="1" table:style-name="ce15">
            <text:p>1</text:p>
          </table:table-cell>
          <table:table-cell office:value-type="percentage" office:value="1.1905000000000001E-2" table:style-name="ce16">
            <text:p>1.1905%</text:p>
          </table:table-cell>
          <table:table-cell office:value-type="string" table:style-name="ce17">
            <text:p>$1.78</text:p>
          </table:table-cell>
          <table:table-cell office:value-type="string" table:style-name="ce17">
            <text:p>$1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hool incense sticks flower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percentage" office:value="0.66666700000000001" table:style-name="ce16">
            <text:p>66.6667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1.8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hem incense sticks</text:p>
          </table:table-cell>
          <table:table-cell office:value-type="float" office:value="1153" table:style-name="ce15">
            <text:p>1153</text:p>
          </table:table-cell>
          <table:table-cell office:value-type="float" office:value="2" table:style-name="ce15">
            <text:p>2</text:p>
          </table:table-cell>
          <table:table-cell office:value-type="percentage" office:value="1.735E-3" table:style-name="ce16">
            <text:p>0.1735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1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sin incense</text:p>
          </table:table-cell>
          <table:table-cell office:value-type="float" office:value="92" table:style-name="ce15">
            <text:p>92</text:p>
          </table:table-cell>
          <table:table-cell office:value-type="float" office:value="3" table:style-name="ce15">
            <text:p>3</text:p>
          </table:table-cell>
          <table:table-cell office:value-type="percentage" office:value="3.2608999999999999E-2" table:style-name="ce16">
            <text:p>3.2609%</text:p>
          </table:table-cell>
          <table:table-cell office:value-type="string" table:style-name="ce17">
            <text:p>$0.59</text:p>
          </table:table-cell>
          <table:table-cell office:value-type="string" table:style-name="ce17">
            <text:p>$1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incense sticks sandalwood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 sandalwood</text:p>
          </table:table-cell>
          <table:table-cell office:value-type="float" office:value="145" table:style-name="ce15">
            <text:p>145</text:p>
          </table:table-cell>
          <table:table-cell office:value-type="float" office:value="1" table:style-name="ce15">
            <text:p>1</text:p>
          </table:table-cell>
          <table:table-cell office:value-type="percentage" office:value="6.8970000000000004E-3" table:style-name="ce16">
            <text:p>0.6897%</text:p>
          </table:table-cell>
          <table:table-cell office:value-type="string" table:style-name="ce17">
            <text:p>$1.30</text:p>
          </table:table-cell>
          <table:table-cell office:value-type="string" table:style-name="ce17">
            <text:p>$1.3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 burner</text:p>
          </table:table-cell>
          <table:table-cell office:value-type="float" office:value="1011" table:style-name="ce15">
            <text:p>1011</text:p>
          </table:table-cell>
          <table:table-cell office:value-type="float" office:value="2" table:style-name="ce15">
            <text:p>2</text:p>
          </table:table-cell>
          <table:table-cell office:value-type="percentage" office:value="1.9780000000000002E-3" table:style-name="ce16">
            <text:p>0.1978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1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ydcmt98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ndalwood incense sticks japanese</text:p>
          </table:table-cell>
          <table:table-cell office:value-type="float" office:value="174" table:style-name="ce15">
            <text:p>174</text:p>
          </table:table-cell>
          <table:table-cell office:value-type="float" office:value="2" table:style-name="ce15">
            <text:p>2</text:p>
          </table:table-cell>
          <table:table-cell office:value-type="percentage" office:value="1.1494000000000001E-2" table:style-name="ce16">
            <text:p>1.1494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1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premium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5">
            <text:p>2</text:p>
          </table:table-cell>
          <table:table-cell office:value-type="percentage" office:value="0.28571400000000002" table:style-name="ce16">
            <text:p>28.5714%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1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eucalyptus mint incense sticks</text:p>
          </table:table-cell>
          <table:table-cell office:value-type="float" office:value="40" table:style-name="ce15">
            <text:p>40</text:p>
          </table:table-cell>
          <table:table-cell office:value-type="float" office:value="2" table:style-name="ce15">
            <text:p>2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1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herry incense sticks</text:p>
          </table:table-cell>
          <table:table-cell office:value-type="float" office:value="39" table:style-name="ce15">
            <text:p>39</text:p>
          </table:table-cell>
          <table:table-cell office:value-type="float" office:value="2" table:style-name="ce15">
            <text:p>2</text:p>
          </table:table-cell>
          <table:table-cell office:value-type="percentage" office:value="5.1282000000000001E-2" table:style-name="ce16">
            <text:p>5.1282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1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8v1e2h</text:p>
          </table:table-cell>
          <table:table-cell office:value-type="float" office:value="152" table:style-name="ce15">
            <text:p>152</text:p>
          </table:table-cell>
          <table:table-cell office:value-type="float" office:value="3" table:style-name="ce15">
            <text:p>3</text:p>
          </table:table-cell>
          <table:table-cell office:value-type="percentage" office:value="1.9737000000000001E-2" table:style-name="ce16">
            <text:p>1.9737%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1.6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sandalwood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hoyeido's sandalwood incens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28</text:p>
          </table:table-cell>
          <table:table-cell office:value-type="string" table:style-name="ce17">
            <text:p>$1.2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brh_is_man_euc_phrase</text:p>
          </table:table-cell>
          <table:table-cell office:value-type="string" table:style-name="ce7">
            <text:p>meditation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editation incense tibetan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1.61</text:p>
          </table:table-cell>
          <table:table-cell office:value-type="string" table:style-name="ce17">
            <text:p>$1.6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premium botanicals incense sticks</text:p>
          </table:table-cell>
          <table:table-cell office:value-type="float" office:value="20" table:style-name="ce15">
            <text:p>20</text:p>
          </table:table-cell>
          <table:table-cell office:value-type="float" office:value="2" table:style-name="ce15">
            <text:p>2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1.6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insence</text:p>
          </table:table-cell>
          <table:table-cell office:value-type="float" office:value="167" table:style-name="ce15">
            <text:p>167</text:p>
          </table:table-cell>
          <table:table-cell office:value-type="float" office:value="2" table:style-name="ce15">
            <text:p>2</text:p>
          </table:table-cell>
          <table:table-cell office:value-type="percentage" office:value="1.1976000000000001E-2" table:style-name="ce16">
            <text:p>1.1976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1.6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phrase</text:p>
          </table:table-cell>
          <table:table-cell office:value-type="string" table:style-name="ce7">
            <text:p>natural 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ool natural incense sticks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1.59</text:p>
          </table:table-cell>
          <table:table-cell office:value-type="string" table:style-name="ce17">
            <text:p>$1.5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8">
            <text:p>Feb 21, 2021</text:p>
          </table:table-cell>
          <table:table-cell office:value-type="string" table:style-name="ce8">
            <text:p>Feb 22, 2021</text:p>
          </table:table-cell>
          <table:table-cell office:value-type="string" table:style-name="ce9">
            <text:p>swades_is</text:p>
          </table:table-cell>
          <table:table-cell office:value-type="string" table:style-name="ce9">
            <text:p>USD</text:p>
          </table:table-cell>
          <table:table-cell office:value-type="string" table:style-name="ce9">
            <text:p>brh_is_man_euc</text:p>
          </table:table-cell>
          <table:table-cell office:value-type="string" table:style-name="ce9">
            <text:p>brh_is_man_euc_phrase</text:p>
          </table:table-cell>
          <table:table-cell office:value-type="string" table:style-name="ce9">
            <text:p>eucalyptus incense</text:p>
          </table:table-cell>
          <table:table-cell office:value-type="string" table:style-name="ce9">
            <text:p>PHRASE</text:p>
          </table:table-cell>
          <table:table-cell office:value-type="string" table:style-name="ce9">
            <text:p>eucalyptus incense</text:p>
          </table:table-cell>
          <table:table-cell office:value-type="float" office:value="18" table:style-name="ce10">
            <text:p>18</text:p>
          </table:table-cell>
          <table:table-cell office:value-type="float" office:value="2" table:style-name="ce10">
            <text:p>2</text:p>
          </table:table-cell>
          <table:table-cell office:value-type="percentage" office:value="0.111111" table:style-name="ce11">
            <text:p>11.1111%</text:p>
          </table:table-cell>
          <table:table-cell office:value-type="string" table:style-name="ce12">
            <text:p>$0.76</text:p>
          </table:table-cell>
          <table:table-cell office:value-type="string" table:style-name="ce12">
            <text:p>$1.52</text:p>
          </table:table-cell>
          <table:table-cell office:value-type="string" table:style-name="ce12">
            <text:p>$24.57</text:p>
          </table:table-cell>
          <table:table-cell office:value-type="percentage" office:value="6.1864000000000002E-2" table:style-name="ce11">
            <text:p>6.1864%</text:p>
          </table:table-cell>
          <table:table-cell office:value-type="float" office:value="16.16" table:style-name="ce13">
            <text:p>16.16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percentage" office:value="0.5" table:style-name="ce11">
            <text:p>50.0000%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2">
            <text:p>$24.57</text:p>
          </table:table-cell>
          <table:table-cell office:value-type="string" table:style-name="ce12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brh_is_man_euc_phrase</text:p>
          </table:table-cell>
          <table:table-cell office:value-type="string" table:style-name="ce7">
            <text:p>meditation incense</text:p>
          </table:table-cell>
          <table:table-cell office:value-type="string" table:style-name="ce7">
            <text:p>PHRASE</text:p>
          </table:table-cell>
          <table:table-cell office:value-type="string" table:style-name="ce9">
            <text:p>meditation incense sticks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percentage" office:value="2.1277000000000001E-2" table:style-name="ce16">
            <text:p>2.1277%</text:p>
          </table:table-cell>
          <table:table-cell office:value-type="string" table:style-name="ce17">
            <text:p>$1.30</text:p>
          </table:table-cell>
          <table:table-cell office:value-type="string" table:style-name="ce17">
            <text:p>$1.3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sandalwood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ndalwood incense thick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cpr6x2f</text:p>
          </table:table-cell>
          <table:table-cell office:value-type="float" office:value="74" table:style-name="ce15">
            <text:p>74</text:p>
          </table:table-cell>
          <table:table-cell office:value-type="float" office:value="2" table:style-name="ce15">
            <text:p>2</text:p>
          </table:table-cell>
          <table:table-cell office:value-type="percentage" office:value="2.7026999999999999E-2" table:style-name="ce16">
            <text:p>2.7027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1.5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msujqkm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5">
            <text:p>2</text:p>
          </table:table-cell>
          <table:table-cell office:value-type="percentage" office:value="0.28571400000000002" table:style-name="ce16">
            <text:p>28.5714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1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jumbo</text:p>
          </table:table-cell>
          <table:table-cell office:value-type="float" office:value="27" table:style-name="ce15">
            <text:p>27</text:p>
          </table:table-cell>
          <table:table-cell office:value-type="float" office:value="2" table:style-name="ce15">
            <text:p>2</text:p>
          </table:table-cell>
          <table:table-cell office:value-type="percentage" office:value="7.4074000000000001E-2" table:style-name="ce16">
            <text:p>7.4074%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1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fgj5n25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5">
            <text:p>2</text:p>
          </table:table-cell>
          <table:table-cell office:value-type="percentage" office:value="0.13333300000000001" table:style-name="ce16">
            <text:p>13.3333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1.4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mens valentines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ens valentines gifts</text:p>
          </table:table-cell>
          <table:table-cell office:value-type="float" office:value="71" table:style-name="ce15">
            <text:p>71</text:p>
          </table:table-cell>
          <table:table-cell office:value-type="float" office:value="3" table:style-name="ce15">
            <text:p>3</text:p>
          </table:table-cell>
          <table:table-cell office:value-type="percentage" office:value="4.2254E-2" table:style-name="ce16">
            <text:p>4.2254%</text:p>
          </table:table-cell>
          <table:table-cell office:value-type="string" table:style-name="ce17">
            <text:p>$0.49</text:p>
          </table:table-cell>
          <table:table-cell office:value-type="string" table:style-name="ce17">
            <text:p>$1.4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sandalwood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orningstar sandalwood incense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percentage" office:value="1.7240999999999999E-2" table:style-name="ce16">
            <text:p>1.7241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sandalwood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ndalwood incense nag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eifxdho</text:p>
          </table:table-cell>
          <table:table-cell office:value-type="float" office:value="212" table:style-name="ce15">
            <text:p>212</text:p>
          </table:table-cell>
          <table:table-cell office:value-type="float" office:value="1" table:style-name="ce15">
            <text:p>1</text:p>
          </table:table-cell>
          <table:table-cell office:value-type="percentage" office:value="4.7169999999999998E-3" table:style-name="ce16">
            <text:p>0.4717%</text:p>
          </table:table-cell>
          <table:table-cell office:value-type="string" table:style-name="ce17">
            <text:p>$1.45</text:p>
          </table:table-cell>
          <table:table-cell office:value-type="string" table:style-name="ce17">
            <text:p>$1.4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eucalyptus incense sticks</text:p>
          </table:table-cell>
          <table:table-cell office:value-type="float" office:value="108" table:style-name="ce15">
            <text:p>108</text:p>
          </table:table-cell>
          <table:table-cell office:value-type="float" office:value="2" table:style-name="ce15">
            <text:p>2</text:p>
          </table:table-cell>
          <table:table-cell office:value-type="percentage" office:value="1.8519000000000001E-2" table:style-name="ce16">
            <text:p>1.8519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1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tibetan incense sticks</text:p>
          </table:table-cell>
          <table:table-cell office:value-type="float" office:value="33" table:style-name="ce15">
            <text:p>33</text:p>
          </table:table-cell>
          <table:table-cell office:value-type="float" office:value="2" table:style-name="ce15">
            <text:p>2</text:p>
          </table:table-cell>
          <table:table-cell office:value-type="percentage" office:value="6.0606E-2" table:style-name="ce16">
            <text:p>6.0606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1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twvn2lc</text:p>
          </table:table-cell>
          <table:table-cell office:value-type="float" office:value="25" table:style-name="ce15">
            <text:p>25</text:p>
          </table:table-cell>
          <table:table-cell office:value-type="float" office:value="2" table:style-name="ce15">
            <text:p>2</text:p>
          </table:table-cell>
          <table:table-cell office:value-type="percentage" office:value="0.08" table:style-name="ce16">
            <text:p>8.0000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1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tural cone incense</text:p>
          </table:table-cell>
          <table:table-cell office:value-type="float" office:value="83" table:style-name="ce15">
            <text:p>83</text:p>
          </table:table-cell>
          <table:table-cell office:value-type="float" office:value="2" table:style-name="ce15">
            <text:p>2</text:p>
          </table:table-cell>
          <table:table-cell office:value-type="percentage" office:value="2.4095999999999999E-2" table:style-name="ce16">
            <text:p>2.4096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1.4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kush incense sticks</text:p>
          </table:table-cell>
          <table:table-cell office:value-type="float" office:value="128" table:style-name="ce15">
            <text:p>128</text:p>
          </table:table-cell>
          <table:table-cell office:value-type="float" office:value="2" table:style-name="ce15">
            <text:p>2</text:p>
          </table:table-cell>
          <table:table-cell office:value-type="percentage" office:value="1.5625E-2" table:style-name="ce16">
            <text:p>1.5625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1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sandalwood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ustralian sandalwood stick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0zugs6</text:p>
          </table:table-cell>
          <table:table-cell office:value-type="float" office:value="116" table:style-name="ce15">
            <text:p>116</text:p>
          </table:table-cell>
          <table:table-cell office:value-type="float" office:value="2" table:style-name="ce15">
            <text:p>2</text:p>
          </table:table-cell>
          <table:table-cell office:value-type="percentage" office:value="1.7240999999999999E-2" table:style-name="ce16">
            <text:p>1.7241%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1.3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phrase</text:p>
          </table:table-cell>
          <table:table-cell office:value-type="string" table:style-name="ce7">
            <text:p>organic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organic incense lavender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39</text:p>
          </table:table-cell>
          <table:table-cell office:value-type="string" table:style-name="ce17">
            <text:p>$1.39</text:p>
          </table:table-cell>
          <table:table-cell office:value-type="string" table:style-name="ce17">
            <text:p>$24.57</text:p>
          </table:table-cell>
          <table:table-cell office:value-type="percentage" office:value="5.6572999999999998E-2" table:style-name="ce16">
            <text:p>5.6573%</text:p>
          </table:table-cell>
          <table:table-cell office:value-type="float" office:value="17.68" table:style-name="ce18">
            <text:p>17.6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dhvfm7v</text:p>
          </table:table-cell>
          <table:table-cell office:value-type="float" office:value="113" table:style-name="ce15">
            <text:p>113</text:p>
          </table:table-cell>
          <table:table-cell office:value-type="float" office:value="2" table:style-name="ce15">
            <text:p>2</text:p>
          </table:table-cell>
          <table:table-cell office:value-type="percentage" office:value="1.7698999999999999E-2" table:style-name="ce16">
            <text:p>1.7699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1.3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1b679h4</text:p>
          </table:table-cell>
          <table:table-cell office:value-type="float" office:value="200" table:style-name="ce15">
            <text:p>200</text:p>
          </table:table-cell>
          <table:table-cell office:value-type="float" office:value="2" table:style-name="ce15">
            <text:p>2</text:p>
          </table:table-cell>
          <table:table-cell office:value-type="percentage" office:value="0.01" table:style-name="ce16">
            <text:p>1.0000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1.3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tttp2f2</text:p>
          </table:table-cell>
          <table:table-cell office:value-type="float" office:value="50" table:style-name="ce15">
            <text:p>50</text:p>
          </table:table-cell>
          <table:table-cell office:value-type="float" office:value="2" table:style-name="ce15">
            <text:p>2</text:p>
          </table:table-cell>
          <table:table-cell office:value-type="percentage" office:value="0.04" table:style-name="ce16">
            <text:p>4.0000%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1.3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ose incense</text:p>
          </table:table-cell>
          <table:table-cell office:value-type="float" office:value="37" table:style-name="ce15">
            <text:p>37</text:p>
          </table:table-cell>
          <table:table-cell office:value-type="float" office:value="2" table:style-name="ce15">
            <text:p>2</text:p>
          </table:table-cell>
          <table:table-cell office:value-type="percentage" office:value="5.4053999999999998E-2" table:style-name="ce16">
            <text:p>5.4054%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1.3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phrase</text:p>
          </table:table-cell>
          <table:table-cell office:value-type="string" table:style-name="ce7">
            <text:p>premium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ation premium incense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5">
            <text:p>1</text:p>
          </table:table-cell>
          <table:table-cell office:value-type="percentage" office:value="5.2631999999999998E-2" table:style-name="ce16">
            <text:p>5.2632%</text:p>
          </table:table-cell>
          <table:table-cell office:value-type="string" table:style-name="ce17">
            <text:p>$1.33</text:p>
          </table:table-cell>
          <table:table-cell office:value-type="string" table:style-name="ce17">
            <text:p>$1.3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42rqnj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percentage" office:value="2.1277000000000001E-2" table:style-name="ce16">
            <text:p>2.1277%</text:p>
          </table:table-cell>
          <table:table-cell office:value-type="string" table:style-name="ce17">
            <text:p>$1.33</text:p>
          </table:table-cell>
          <table:table-cell office:value-type="string" table:style-name="ce17">
            <text:p>$1.3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qz4ztw1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1.32</text:p>
          </table:table-cell>
          <table:table-cell office:value-type="string" table:style-name="ce17">
            <text:p>$1.3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incense sandalwood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real sandalwood incense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phrase</text:p>
          </table:table-cell>
          <table:table-cell office:value-type="string" table:style-name="ce7">
            <text:p>indian 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dian incense sticks</text:p>
          </table:table-cell>
          <table:table-cell office:value-type="float" office:value="77" table:style-name="ce15">
            <text:p>77</text:p>
          </table:table-cell>
          <table:table-cell office:value-type="float" office:value="1" table:style-name="ce15">
            <text:p>1</text:p>
          </table:table-cell>
          <table:table-cell office:value-type="percentage" office:value="1.2987E-2" table:style-name="ce16">
            <text:p>1.2987%</text:p>
          </table:table-cell>
          <table:table-cell office:value-type="string" table:style-name="ce17">
            <text:p>$1.31</text:p>
          </table:table-cell>
          <table:table-cell office:value-type="string" table:style-name="ce17">
            <text:p>$1.3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101thca</text:p>
          </table:table-cell>
          <table:table-cell office:value-type="float" office:value="78" table:style-name="ce15">
            <text:p>78</text:p>
          </table:table-cell>
          <table:table-cell office:value-type="float" office:value="2" table:style-name="ce15">
            <text:p>2</text:p>
          </table:table-cell>
          <table:table-cell office:value-type="percentage" office:value="2.5641000000000001E-2" table:style-name="ce16">
            <text:p>2.5641%</text:p>
          </table:table-cell>
          <table:table-cell office:value-type="string" table:style-name="ce17">
            <text:p>$0.66</text:p>
          </table:table-cell>
          <table:table-cell office:value-type="string" table:style-name="ce17">
            <text:p>$1.3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nmp51j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1.31</text:p>
          </table:table-cell>
          <table:table-cell office:value-type="string" table:style-name="ce17">
            <text:p>$1.3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premium</text:p>
          </table:table-cell>
          <table:table-cell office:value-type="float" office:value="57" table:style-name="ce15">
            <text:p>57</text:p>
          </table:table-cell>
          <table:table-cell office:value-type="float" office:value="3" table:style-name="ce15">
            <text:p>3</text:p>
          </table:table-cell>
          <table:table-cell office:value-type="percentage" office:value="5.2631999999999998E-2" table:style-name="ce16">
            <text:p>5.2632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2.4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sandalwood essential oil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essential oils sandalwood organic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office:value-type="percentage" office:value="0.04" table:style-name="ce16">
            <text:p>4.0000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incense sandalwood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atya sandalwoo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brh_is_man_euc_phrase</text:p>
          </table:table-cell>
          <table:table-cell office:value-type="string" table:style-name="ce7">
            <text:p>eucalyptus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eucalyptus sticks for sugar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20</text:p>
          </table:table-cell>
          <table:table-cell office:value-type="string" table:style-name="ce17">
            <text:p>$1.2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eikb5co</text:p>
          </table:table-cell>
          <table:table-cell office:value-type="float" office:value="152" table:style-name="ce15">
            <text:p>152</text:p>
          </table:table-cell>
          <table:table-cell office:value-type="float" office:value="1" table:style-name="ce15">
            <text:p>1</text:p>
          </table:table-cell>
          <table:table-cell office:value-type="percentage" office:value="6.5789999999999998E-3" table:style-name="ce16">
            <text:p>0.6579%</text:p>
          </table:table-cell>
          <table:table-cell office:value-type="string" table:style-name="ce17">
            <text:p>$1.30</text:p>
          </table:table-cell>
          <table:table-cell office:value-type="string" table:style-name="ce17">
            <text:p>$1.3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zknwhwx</text:p>
          </table:table-cell>
          <table:table-cell office:value-type="float" office:value="11" table:style-name="ce15">
            <text:p>11</text:p>
          </table:table-cell>
          <table:table-cell office:value-type="float" office:value="2" table:style-name="ce15">
            <text:p>2</text:p>
          </table:table-cell>
          <table:table-cell office:value-type="percentage" office:value="0.18181800000000001" table:style-name="ce16">
            <text:p>18.1818%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1.3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1a1l2j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1.29</text:p>
          </table:table-cell>
          <table:table-cell office:value-type="string" table:style-name="ce17">
            <text:p>$1.2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snvxdvm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percentage" office:value="4.5455000000000002E-2" table:style-name="ce16">
            <text:p>4.5455%</text:p>
          </table:table-cell>
          <table:table-cell office:value-type="string" table:style-name="ce17">
            <text:p>$1.29</text:p>
          </table:table-cell>
          <table:table-cell office:value-type="string" table:style-name="ce17">
            <text:p>$1.2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zs1ws3c</text:p>
          </table:table-cell>
          <table:table-cell office:value-type="float" office:value="52" table:style-name="ce15">
            <text:p>52</text:p>
          </table:table-cell>
          <table:table-cell office:value-type="float" office:value="1" table:style-name="ce15">
            <text:p>1</text:p>
          </table:table-cell>
          <table:table-cell office:value-type="percentage" office:value="1.9231000000000002E-2" table:style-name="ce16">
            <text:p>1.9231%</text:p>
          </table:table-cell>
          <table:table-cell office:value-type="string" table:style-name="ce17">
            <text:p>$1.29</text:p>
          </table:table-cell>
          <table:table-cell office:value-type="string" table:style-name="ce17">
            <text:p>$1.2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sandalwood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hand rolled 1 hour burn inscents sticks sandalwoo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jh1q3ln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5">
            <text:p>1</text:p>
          </table:table-cell>
          <table:table-cell office:value-type="percentage" office:value="3.0303E-2" table:style-name="ce16">
            <text:p>3.0303%</text:p>
          </table:table-cell>
          <table:table-cell office:value-type="string" table:style-name="ce17">
            <text:p>$1.28</text:p>
          </table:table-cell>
          <table:table-cell office:value-type="string" table:style-name="ce17">
            <text:p>$1.2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1fg119w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percentage" office:value="1.5384999999999999E-2" table:style-name="ce16">
            <text:p>1.5385%</text:p>
          </table:table-cell>
          <table:table-cell office:value-type="string" table:style-name="ce17">
            <text:p>$1.27</text:p>
          </table:table-cell>
          <table:table-cell office:value-type="string" table:style-name="ce17">
            <text:p>$1.2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sin incense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1.27</text:p>
          </table:table-cell>
          <table:table-cell office:value-type="string" table:style-name="ce17">
            <text:p>$1.2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f68tk2u</text:p>
          </table:table-cell>
          <table:table-cell office:value-type="float" office:value="50" table:style-name="ce15">
            <text:p>50</text:p>
          </table:table-cell>
          <table:table-cell office:value-type="float" office:value="1" table:style-name="ce15">
            <text:p>1</text:p>
          </table:table-cell>
          <table:table-cell office:value-type="percentage" office:value="0.02" table:style-name="ce16">
            <text:p>2.0000%</text:p>
          </table:table-cell>
          <table:table-cell office:value-type="string" table:style-name="ce17">
            <text:p>$1.26</text:p>
          </table:table-cell>
          <table:table-cell office:value-type="string" table:style-name="ce17">
            <text:p>$1.2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fx6p6bc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5">
            <text:p>1</text:p>
          </table:table-cell>
          <table:table-cell office:value-type="percentage" office:value="2.6315999999999999E-2" table:style-name="ce16">
            <text:p>2.6316%</text:p>
          </table:table-cell>
          <table:table-cell office:value-type="string" table:style-name="ce17">
            <text:p>$1.25</text:p>
          </table:table-cell>
          <table:table-cell office:value-type="string" table:style-name="ce17">
            <text:p>$1.2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age incense stick</text:p>
          </table:table-cell>
          <table:table-cell office:value-type="float" office:value="80" table:style-name="ce15">
            <text:p>80</text:p>
          </table:table-cell>
          <table:table-cell office:value-type="float" office:value="1" table:style-name="ce15">
            <text:p>1</text:p>
          </table:table-cell>
          <table:table-cell office:value-type="percentage" office:value="1.2500000000000001E-2" table:style-name="ce16">
            <text:p>1.2500%</text:p>
          </table:table-cell>
          <table:table-cell office:value-type="string" table:style-name="ce17">
            <text:p>$1.23</text:p>
          </table:table-cell>
          <table:table-cell office:value-type="string" table:style-name="ce17">
            <text:p>$1.2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fq2lo24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1.23</text:p>
          </table:table-cell>
          <table:table-cell office:value-type="string" table:style-name="ce17">
            <text:p>$1.2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nner gift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23</text:p>
          </table:table-cell>
          <table:table-cell office:value-type="string" table:style-name="ce17">
            <text:p>$1.2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yybxbvd</text:p>
          </table:table-cell>
          <table:table-cell office:value-type="float" office:value="825" table:style-name="ce15">
            <text:p>825</text:p>
          </table:table-cell>
          <table:table-cell office:value-type="float" office:value="2" table:style-name="ce15">
            <text:p>2</text:p>
          </table:table-cell>
          <table:table-cell office:value-type="percentage" office:value="2.4239999999999999E-3" table:style-name="ce16">
            <text:p>0.2424%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1.2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1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5ft7kwq</text:p>
          </table:table-cell>
          <table:table-cell office:value-type="float" office:value="56" table:style-name="ce15">
            <text:p>56</text:p>
          </table:table-cell>
          <table:table-cell office:value-type="float" office:value="2" table:style-name="ce15">
            <text:p>2</text:p>
          </table:table-cell>
          <table:table-cell office:value-type="percentage" office:value="3.5714000000000003E-2" table:style-name="ce16">
            <text:p>3.5714%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1.2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love incense sticks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1.22</text:p>
          </table:table-cell>
          <table:table-cell office:value-type="string" table:style-name="ce17">
            <text:p>$1.2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valentines at home date night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5">
            <text:p>2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1.2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large sticks</text:p>
          </table:table-cell>
          <table:table-cell office:value-type="float" office:value="125" table:style-name="ce15">
            <text:p>125</text:p>
          </table:table-cell>
          <table:table-cell office:value-type="float" office:value="1" table:style-name="ce15">
            <text:p>1</text:p>
          </table:table-cell>
          <table:table-cell office:value-type="percentage" office:value="8.0000000000000002E-3" table:style-name="ce16">
            <text:p>0.8000%</text:p>
          </table:table-cell>
          <table:table-cell office:value-type="string" table:style-name="ce17">
            <text:p>$1.21</text:p>
          </table:table-cell>
          <table:table-cell office:value-type="string" table:style-name="ce17">
            <text:p>$1.2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mudge stick incense</text:p>
          </table:table-cell>
          <table:table-cell office:value-type="float" office:value="482" table:style-name="ce15">
            <text:p>482</text:p>
          </table:table-cell>
          <table:table-cell office:value-type="float" office:value="1" table:style-name="ce15">
            <text:p>1</text:p>
          </table:table-cell>
          <table:table-cell office:value-type="percentage" office:value="2.075E-3" table:style-name="ce16">
            <text:p>0.2075%</text:p>
          </table:table-cell>
          <table:table-cell office:value-type="string" table:style-name="ce17">
            <text:p>$1.21</text:p>
          </table:table-cell>
          <table:table-cell office:value-type="string" table:style-name="ce17">
            <text:p>$1.2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brh_is_man_euc_phrase</text:p>
          </table:table-cell>
          <table:table-cell office:value-type="string" table:style-name="ce7">
            <text:p>eucalyptus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hakra eucalyptus incense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honey incense sticks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1.20</text:p>
          </table:table-cell>
          <table:table-cell office:value-type="string" table:style-name="ce17">
            <text:p>$1.2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tural sandalwood incense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5">
            <text:p>2</text:p>
          </table:table-cell>
          <table:table-cell office:value-type="percentage" office:value="0.4" table:style-name="ce16">
            <text:p>40.0000%</text:p>
          </table:table-cell>
          <table:table-cell office:value-type="string" table:style-name="ce17">
            <text:p>$0.60</text:p>
          </table:table-cell>
          <table:table-cell office:value-type="string" table:style-name="ce17">
            <text:p>$1.2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cbpf68m</text:p>
          </table:table-cell>
          <table:table-cell office:value-type="float" office:value="265" table:style-name="ce15">
            <text:p>265</text:p>
          </table:table-cell>
          <table:table-cell office:value-type="float" office:value="2" table:style-name="ce15">
            <text:p>2</text:p>
          </table:table-cell>
          <table:table-cell office:value-type="percentage" office:value="7.5469999999999999E-3" table:style-name="ce16">
            <text:p>0.7547%</text:p>
          </table:table-cell>
          <table:table-cell office:value-type="string" table:style-name="ce17">
            <text:p>$0.60</text:p>
          </table:table-cell>
          <table:table-cell office:value-type="string" table:style-name="ce17">
            <text:p>$1.1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tick storage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1.19</text:p>
          </table:table-cell>
          <table:table-cell office:value-type="string" table:style-name="ce17">
            <text:p>$1.1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kbzxpre</text:p>
          </table:table-cell>
          <table:table-cell office:value-type="float" office:value="69" table:style-name="ce15">
            <text:p>69</text:p>
          </table:table-cell>
          <table:table-cell office:value-type="float" office:value="1" table:style-name="ce15">
            <text:p>1</text:p>
          </table:table-cell>
          <table:table-cell office:value-type="percentage" office:value="1.4493000000000001E-2" table:style-name="ce16">
            <text:p>1.4493%</text:p>
          </table:table-cell>
          <table:table-cell office:value-type="string" table:style-name="ce17">
            <text:p>$1.19</text:p>
          </table:table-cell>
          <table:table-cell office:value-type="string" table:style-name="ce17">
            <text:p>$1.1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ks1wv6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office:value-type="percentage" office:value="8.3333000000000004E-2" table:style-name="ce16">
            <text:p>8.3333%</text:p>
          </table:table-cell>
          <table:table-cell office:value-type="string" table:style-name="ce17">
            <text:p>$1.19</text:p>
          </table:table-cell>
          <table:table-cell office:value-type="string" table:style-name="ce17">
            <text:p>$1.1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1, 2021</text:p>
          </table:table-cell>
          <table:table-cell office:value-type="string" table:style-name="ce14">
            <text:p>Feb 01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rush_auto_KT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td366zw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1.18</text:p>
          </table:table-cell>
          <table:table-cell office:value-type="string" table:style-name="ce17">
            <text:p>$1.1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fred incense sticks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5">
            <text:p>1</text:p>
          </table:table-cell>
          <table:table-cell office:value-type="percentage" office:value="3.7037E-2" table:style-name="ce16">
            <text:p>3.7037%</text:p>
          </table:table-cell>
          <table:table-cell office:value-type="string" table:style-name="ce17">
            <text:p>$1.17</text:p>
          </table:table-cell>
          <table:table-cell office:value-type="string" table:style-name="ce17">
            <text:p>$1.1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j8f79rt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1.16</text:p>
          </table:table-cell>
          <table:table-cell office:value-type="string" table:style-name="ce17">
            <text:p>$1.1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2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rush_auto_KT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zshwmsn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percentage" office:value="2.7778000000000001E-2" table:style-name="ce16">
            <text:p>2.7778%</text:p>
          </table:table-cell>
          <table:table-cell office:value-type="string" table:style-name="ce17">
            <text:p>$1.16</text:p>
          </table:table-cell>
          <table:table-cell office:value-type="string" table:style-name="ce17">
            <text:p>$1.1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sandalwood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andalwood raw resin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fkt3d39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burner stick</text:p>
          </table:table-cell>
          <table:table-cell office:value-type="float" office:value="157" table:style-name="ce15">
            <text:p>157</text:p>
          </table:table-cell>
          <table:table-cell office:value-type="float" office:value="1" table:style-name="ce15">
            <text:p>1</text:p>
          </table:table-cell>
          <table:table-cell office:value-type="percentage" office:value="6.3689999999999997E-3" table:style-name="ce16">
            <text:p>0.6369%</text:p>
          </table:table-cell>
          <table:table-cell office:value-type="string" table:style-name="ce17">
            <text:p>$1.14</text:p>
          </table:table-cell>
          <table:table-cell office:value-type="string" table:style-name="ce17">
            <text:p>$1.1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bathroom incense sticks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emongrass incense sticks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266ux58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percentage" office:value="1.5384999999999999E-2" table:style-name="ce16">
            <text:p>1.5385%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9g1yo5a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percentage" office:value="1.5384999999999999E-2" table:style-name="ce16">
            <text:p>1.5385%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j6tac3a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ks8xtxv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cpr6x2f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percentage" office:value="2.7778000000000001E-2" table:style-name="ce16">
            <text:p>2.7778%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24.57</text:p>
          </table:table-cell>
          <table:table-cell office:value-type="percentage" office:value="4.5990999999999997E-2" table:style-name="ce16">
            <text:p>4.5991%</text:p>
          </table:table-cell>
          <table:table-cell office:value-type="float" office:value="21.74" table:style-name="ce18">
            <text:p>21.7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gwnzvt9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1.1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bulk nag champa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5">
            <text:p>1</text:p>
          </table:table-cell>
          <table:table-cell office:value-type="percentage" office:value="3.3333000000000002E-2" table:style-name="ce16">
            <text:p>3.3333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p75v14t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5">
            <text:p>1</text:p>
          </table:table-cell>
          <table:table-cell office:value-type="percentage" office:value="3.8462000000000003E-2" table:style-name="ce16">
            <text:p>3.8462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jcx7yqg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percentage" office:value="2.7778000000000001E-2" table:style-name="ce16">
            <text:p>2.7778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fq5ow8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5">
            <text:p>1</text:p>
          </table:table-cell>
          <table:table-cell office:value-type="percentage" office:value="3.0303E-2" table:style-name="ce16">
            <text:p>3.0303%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bxkcv1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5">
            <text:p>1</text:p>
          </table:table-cell>
          <table:table-cell office:value-type="percentage" office:value="3.8462000000000003E-2" table:style-name="ce16">
            <text:p>3.8462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9qpwtmz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percentage" office:value="4.5455000000000002E-2" table:style-name="ce16">
            <text:p>4.5455%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sandalwood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mahogany sandalwood fragranc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ygpq1vb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brahmas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11</text:p>
          </table:table-cell>
          <table:table-cell office:value-type="string" table:style-name="ce17">
            <text:p>$0.1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61xkmcw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z3qtc9b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harcoal incense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sandalwood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andalwood sticks india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64</text:p>
          </table:table-cell>
          <table:table-cell office:value-type="string" table:style-name="ce17">
            <text:p>$0.6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holder with sticks</text:p>
          </table:table-cell>
          <table:table-cell office:value-type="float" office:value="212" table:style-name="ce15">
            <text:p>212</text:p>
          </table:table-cell>
          <table:table-cell office:value-type="float" office:value="2" table:style-name="ce15">
            <text:p>2</text:p>
          </table:table-cell>
          <table:table-cell office:value-type="percentage" office:value="9.4339999999999997E-3" table:style-name="ce16">
            <text:p>0.9434%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1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incense sticks</text:p>
          </table:table-cell>
          <table:table-cell office:value-type="float" office:value="174" table:style-name="ce15">
            <text:p>174</text:p>
          </table:table-cell>
          <table:table-cell office:value-type="float" office:value="1" table:style-name="ce15">
            <text:p>1</text:p>
          </table:table-cell>
          <table:table-cell office:value-type="percentage" office:value="5.7470000000000004E-3" table:style-name="ce16">
            <text:p>0.5747%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scents sticks nag champa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sandalwood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pure sandalwood chip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aromatherapy incense sticks</text:p>
          </table:table-cell>
          <table:table-cell office:value-type="float" office:value="280" table:style-name="ce15">
            <text:p>280</text:p>
          </table:table-cell>
          <table:table-cell office:value-type="float" office:value="1" table:style-name="ce15">
            <text:p>1</text:p>
          </table:table-cell>
          <table:table-cell office:value-type="percentage" office:value="3.571E-3" table:style-name="ce16">
            <text:p>0.3571%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y3dphp5</text:p>
          </table:table-cell>
          <table:table-cell office:value-type="float" office:value="189" table:style-name="ce15">
            <text:p>189</text:p>
          </table:table-cell>
          <table:table-cell office:value-type="float" office:value="1" table:style-name="ce15">
            <text:p>1</text:p>
          </table:table-cell>
          <table:table-cell office:value-type="percentage" office:value="5.2909999999999997E-3" table:style-name="ce16">
            <text:p>0.5291%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y5sncc5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sandalwood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andalwood agarbatti stick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incense sandalwood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japanese incense sandalwood</text:p>
          </table:table-cell>
          <table:table-cell office:value-type="float" office:value="174" table:style-name="ce15">
            <text:p>174</text:p>
          </table:table-cell>
          <table:table-cell office:value-type="float" office:value="1" table:style-name="ce15">
            <text:p>1</text:p>
          </table:table-cell>
          <table:table-cell office:value-type="percentage" office:value="5.7470000000000004E-3" table:style-name="ce16">
            <text:p>0.5747%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phrase</text:p>
          </table:table-cell>
          <table:table-cell office:value-type="string" table:style-name="ce7">
            <text:p>natural 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atural incense sticks chemical free lavender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6149lv5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5">
            <text:p>1</text:p>
          </table:table-cell>
          <table:table-cell office:value-type="percentage" office:value="5.8824000000000001E-2" table:style-name="ce16">
            <text:p>5.8824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broad</text:p>
          </table:table-cell>
          <table:table-cell office:value-type="string" table:style-name="ce7">
            <text:p>sandalwood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kuumba made amber and sandalwood incens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55</text:p>
          </table:table-cell>
          <table:table-cell office:value-type="string" table:style-name="ce17">
            <text:p>$0.5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hlh7s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n59kbrk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for sleep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1.7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hoyeido incense sticks</text:p>
          </table:table-cell>
          <table:table-cell office:value-type="float" office:value="1063" table:style-name="ce15">
            <text:p>1063</text:p>
          </table:table-cell>
          <table:table-cell office:value-type="float" office:value="2" table:style-name="ce15">
            <text:p>2</text:p>
          </table:table-cell>
          <table:table-cell office:value-type="percentage" office:value="1.8810000000000001E-3" table:style-name="ce16">
            <text:p>0.1881%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1.6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nag champa</text:p>
          </table:table-cell>
          <table:table-cell office:value-type="float" office:value="329" table:style-name="ce15">
            <text:p>329</text:p>
          </table:table-cell>
          <table:table-cell office:value-type="float" office:value="2" table:style-name="ce15">
            <text:p>2</text:p>
          </table:table-cell>
          <table:table-cell office:value-type="percentage" office:value="6.0790000000000002E-3" table:style-name="ce16">
            <text:p>0.6079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1.5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est incense sticks</text:p>
          </table:table-cell>
          <table:table-cell office:value-type="float" office:value="194" table:style-name="ce15">
            <text:p>194</text:p>
          </table:table-cell>
          <table:table-cell office:value-type="float" office:value="2" table:style-name="ce15">
            <text:p>2</text:p>
          </table:table-cell>
          <table:table-cell office:value-type="percentage" office:value="1.0309E-2" table:style-name="ce16">
            <text:p>1.0309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1.4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meditation 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editation incense sticks with holder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ommune incense sticks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hand dipped incense sticks</text:p>
          </table:table-cell>
          <table:table-cell office:value-type="float" office:value="542" table:style-name="ce15">
            <text:p>542</text:p>
          </table:table-cell>
          <table:table-cell office:value-type="float" office:value="1" table:style-name="ce15">
            <text:p>1</text:p>
          </table:table-cell>
          <table:table-cell office:value-type="percentage" office:value="1.8450000000000001E-3" table:style-name="ce16">
            <text:p>0.1845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for protection</text:p>
          </table:table-cell>
          <table:table-cell office:value-type="float" office:value="688" table:style-name="ce15">
            <text:p>688</text:p>
          </table:table-cell>
          <table:table-cell office:value-type="float" office:value="1" table:style-name="ce15">
            <text:p>1</text:p>
          </table:table-cell>
          <table:table-cell office:value-type="percentage" office:value="1.4530000000000001E-3" table:style-name="ce16">
            <text:p>0.1453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holder</text:p>
          </table:table-cell>
          <table:table-cell office:value-type="float" office:value="219" table:style-name="ce15">
            <text:p>219</text:p>
          </table:table-cell>
          <table:table-cell office:value-type="float" office:value="1" table:style-name="ce15">
            <text:p>1</text:p>
          </table:table-cell>
          <table:table-cell office:value-type="percentage" office:value="4.5659999999999997E-3" table:style-name="ce16">
            <text:p>0.4566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dian incense stick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5">
            <text:p>1</text:p>
          </table:table-cell>
          <table:table-cell office:value-type="percentage" office:value="6.25E-2" table:style-name="ce16">
            <text:p>6.2500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gonesh stick incense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b0oszzm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9zxc1kj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lavender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57</text:p>
          </table:table-cell>
          <table:table-cell office:value-type="string" table:style-name="ce17">
            <text:p>$0.5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remium incense sticks</text:p>
          </table:table-cell>
          <table:table-cell office:value-type="float" office:value="400" table:style-name="ce15">
            <text:p>400</text:p>
          </table:table-cell>
          <table:table-cell office:value-type="float" office:value="1" table:style-name="ce15">
            <text:p>1</text:p>
          </table:table-cell>
          <table:table-cell office:value-type="percentage" office:value="2.5000000000000001E-3" table:style-name="ce16">
            <text:p>0.2500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ndalo incense sticks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agarwood incense sticks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percentage" office:value="0.111111" table:style-name="ce16">
            <text:p>11.1111%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san</text:p>
          </table:table-cell>
          <table:table-cell office:value-type="string" table:style-name="ce7">
            <text:p>brh_is_man_san_phrase_high</text:p>
          </table:table-cell>
          <table:table-cell office:value-type="string" table:style-name="ce7">
            <text:p>sandalwood 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organic sandalwood incense sticks non toxic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38</text:p>
          </table:table-cell>
          <table:table-cell office:value-type="string" table:style-name="ce17">
            <text:p>$0.3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tya incense sticks</text:p>
          </table:table-cell>
          <table:table-cell office:value-type="float" office:value="283" table:style-name="ce15">
            <text:p>283</text:p>
          </table:table-cell>
          <table:table-cell office:value-type="float" office:value="1" table:style-name="ce15">
            <text:p>1</text:p>
          </table:table-cell>
          <table:table-cell office:value-type="percentage" office:value="3.5339999999999998E-3" table:style-name="ce16">
            <text:p>0.3534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mall incense sticks</text:p>
          </table:table-cell>
          <table:table-cell office:value-type="float" office:value="68" table:style-name="ce15">
            <text:p>68</text:p>
          </table:table-cell>
          <table:table-cell office:value-type="float" office:value="1" table:style-name="ce15">
            <text:p>1</text:p>
          </table:table-cell>
          <table:table-cell office:value-type="percentage" office:value="1.4706E-2" table:style-name="ce16">
            <text:p>1.4706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tangerine incense sticks</text:p>
          </table:table-cell>
          <table:table-cell office:value-type="float" office:value="266" table:style-name="ce15">
            <text:p>266</text:p>
          </table:table-cell>
          <table:table-cell office:value-type="float" office:value="1" table:style-name="ce15">
            <text:p>1</text:p>
          </table:table-cell>
          <table:table-cell office:value-type="percentage" office:value="3.7590000000000002E-3" table:style-name="ce16">
            <text:p>0.3759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agu incense stick holder buddha han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rotection incense sticks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percentage" office:value="6.6667000000000004E-2" table:style-name="ce16">
            <text:p>6.6667%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nxiety incense sticks</text:p>
          </table:table-cell>
          <table:table-cell office:value-type="float" office:value="192" table:style-name="ce15">
            <text:p>192</text:p>
          </table:table-cell>
          <table:table-cell office:value-type="float" office:value="1" table:style-name="ce15">
            <text:p>1</text:p>
          </table:table-cell>
          <table:table-cell office:value-type="percentage" office:value="5.208E-3" table:style-name="ce16">
            <text:p>0.5208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hem incense sticks ros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gonesh</text:p>
          </table:table-cell>
          <table:table-cell office:value-type="float" office:value="285" table:style-name="ce15">
            <text:p>285</text:p>
          </table:table-cell>
          <table:table-cell office:value-type="float" office:value="1" table:style-name="ce15">
            <text:p>1</text:p>
          </table:table-cell>
          <table:table-cell office:value-type="percentage" office:value="3.509E-3" table:style-name="ce16">
            <text:p>0.3509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vnjjxqb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t_san</text:p>
          </table:table-cell>
          <table:table-cell office:value-type="string" table:style-name="ce7">
            <text:p>brh_is_man_pt_san</text:p>
          </table:table-cell>
          <table:table-cell office:value-type="string" table:style-name="ce7">
            <text:p>asin="B07BVG6964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bvg6964</text:p>
          </table:table-cell>
          <table:table-cell office:value-type="float" office:value="232" table:style-name="ce15">
            <text:p>232</text:p>
          </table:table-cell>
          <table:table-cell office:value-type="float" office:value="1" table:style-name="ce15">
            <text:p>1</text:p>
          </table:table-cell>
          <table:table-cell office:value-type="percentage" office:value="4.3099999999999996E-3" table:style-name="ce16">
            <text:p>0.4310%</text:p>
          </table:table-cell>
          <table:table-cell office:value-type="string" table:style-name="ce17">
            <text:p>$2.91</text:p>
          </table:table-cell>
          <table:table-cell office:value-type="string" table:style-name="ce17">
            <text:p>$2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t_san</text:p>
          </table:table-cell>
          <table:table-cell office:value-type="string" table:style-name="ce7">
            <text:p>brh_is_man_pt_san</text:p>
          </table:table-cell>
          <table:table-cell office:value-type="string" table:style-name="ce7">
            <text:p>asin="B000FQO01Y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fqo01y</text:p>
          </table:table-cell>
          <table:table-cell office:value-type="float" office:value="110" table:style-name="ce15">
            <text:p>110</text:p>
          </table:table-cell>
          <table:table-cell office:value-type="float" office:value="1" table:style-name="ce15">
            <text:p>1</text:p>
          </table:table-cell>
          <table:table-cell office:value-type="percentage" office:value="9.0910000000000001E-3" table:style-name="ce16">
            <text:p>0.9091%</text:p>
          </table:table-cell>
          <table:table-cell office:value-type="string" table:style-name="ce17">
            <text:p>$1.95</text:p>
          </table:table-cell>
          <table:table-cell office:value-type="string" table:style-name="ce17">
            <text:p>$1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ybvly7h</text:p>
          </table:table-cell>
          <table:table-cell office:value-type="float" office:value="19" table:style-name="ce15">
            <text:p>19</text:p>
          </table:table-cell>
          <table:table-cell office:value-type="float" office:value="3" table:style-name="ce15">
            <text:p>3</text:p>
          </table:table-cell>
          <table:table-cell office:value-type="percentage" office:value="0.15789500000000001" table:style-name="ce16">
            <text:p>15.7895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2.2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fq5ou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ndalwood incense</text:p>
          </table:table-cell>
          <table:table-cell office:value-type="float" office:value="717" table:style-name="ce15">
            <text:p>717</text:p>
          </table:table-cell>
          <table:table-cell office:value-type="float" office:value="12" table:style-name="ce15">
            <text:p>12</text:p>
          </table:table-cell>
          <table:table-cell office:value-type="percentage" office:value="1.6736000000000001E-2" table:style-name="ce16">
            <text:p>1.6736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11.1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leather incense sticks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percentage" office:value="4.5455000000000002E-2" table:style-name="ce16">
            <text:p>4.5455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relax incense sticks</text:p>
          </table:table-cell>
          <table:table-cell office:value-type="float" office:value="486" table:style-name="ce15">
            <text:p>486</text:p>
          </table:table-cell>
          <table:table-cell office:value-type="float" office:value="1" table:style-name="ce15">
            <text:p>1</text:p>
          </table:table-cell>
          <table:table-cell office:value-type="percentage" office:value="2.0579999999999999E-3" table:style-name="ce16">
            <text:p>0.2058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120 incense sticks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percentage" office:value="4.3478000000000003E-2" table:style-name="ce16">
            <text:p>4.3478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hy86frf</text:p>
          </table:table-cell>
          <table:table-cell office:value-type="float" office:value="81" table:style-name="ce15">
            <text:p>81</text:p>
          </table:table-cell>
          <table:table-cell office:value-type="float" office:value="2" table:style-name="ce15">
            <text:p>2</text:p>
          </table:table-cell>
          <table:table-cell office:value-type="percentage" office:value="2.4691000000000001E-2" table:style-name="ce16">
            <text:p>2.4691%</text:p>
          </table:table-cell>
          <table:table-cell office:value-type="string" table:style-name="ce17">
            <text:p>$0.53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mdrwoew</text:p>
          </table:table-cell>
          <table:table-cell office:value-type="float" office:value="47" table:style-name="ce15">
            <text:p>47</text:p>
          </table:table-cell>
          <table:table-cell office:value-type="float" office:value="2" table:style-name="ce15">
            <text:p>2</text:p>
          </table:table-cell>
          <table:table-cell office:value-type="percentage" office:value="4.2553000000000001E-2" table:style-name="ce16">
            <text:p>4.2553%</text:p>
          </table:table-cell>
          <table:table-cell office:value-type="string" table:style-name="ce17">
            <text:p>$1.24</text:p>
          </table:table-cell>
          <table:table-cell office:value-type="string" table:style-name="ce17">
            <text:p>$2.4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wyqsnx6</text:p>
          </table:table-cell>
          <table:table-cell office:value-type="float" office:value="26" table:style-name="ce15">
            <text:p>26</text:p>
          </table:table-cell>
          <table:table-cell office:value-type="float" office:value="2" table:style-name="ce15">
            <text:p>2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1.23</text:p>
          </table:table-cell>
          <table:table-cell office:value-type="string" table:style-name="ce17">
            <text:p>$2.4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9klzcwt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valentine gifts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5">
            <text:p>1</text:p>
          </table:table-cell>
          <table:table-cell office:value-type="percentage" office:value="4.1667000000000003E-2" table:style-name="ce16">
            <text:p>4.1667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 set</text:p>
          </table:table-cell>
          <table:table-cell office:value-type="float" office:value="59" table:style-name="ce15">
            <text:p>59</text:p>
          </table:table-cell>
          <table:table-cell office:value-type="float" office:value="1" table:style-name="ce15">
            <text:p>1</text:p>
          </table:table-cell>
          <table:table-cell office:value-type="percentage" office:value="1.6948999999999999E-2" table:style-name="ce16">
            <text:p>1.6949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yrrh incense sticks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5">
            <text:p>1</text:p>
          </table:table-cell>
          <table:table-cell office:value-type="percentage" office:value="1.7544000000000001E-2" table:style-name="ce16">
            <text:p>1.7544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300 incense sticks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loeswood incense sticks</text:p>
          </table:table-cell>
          <table:table-cell office:value-type="float" office:value="136" table:style-name="ce15">
            <text:p>136</text:p>
          </table:table-cell>
          <table:table-cell office:value-type="float" office:value="1" table:style-name="ce15">
            <text:p>1</text:p>
          </table:table-cell>
          <table:table-cell office:value-type="percentage" office:value="7.3530000000000002E-3" table:style-name="ce16">
            <text:p>0.7353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essential oil incense sticks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percentage" office:value="1.7240999999999999E-2" table:style-name="ce16">
            <text:p>1.7241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honey incense sticks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with smoke that goes down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dian sandalwood satya stick incens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palo sticks incense</text:p>
          </table:table-cell>
          <table:table-cell office:value-type="float" office:value="126" table:style-name="ce15">
            <text:p>126</text:p>
          </table:table-cell>
          <table:table-cell office:value-type="float" office:value="1" table:style-name="ce15">
            <text:p>1</text:p>
          </table:table-cell>
          <table:table-cell office:value-type="percentage" office:value="7.9369999999999996E-3" table:style-name="ce16">
            <text:p>0.7937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mudge stick incense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5">
            <text:p>1</text:p>
          </table:table-cell>
          <table:table-cell office:value-type="percentage" office:value="2.8570999999999999E-2" table:style-name="ce16">
            <text:p>2.8571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egyptian</text:p>
          </table:table-cell>
          <table:table-cell office:value-type="float" office:value="317" table:style-name="ce15">
            <text:p>317</text:p>
          </table:table-cell>
          <table:table-cell office:value-type="float" office:value="1" table:style-name="ce15">
            <text:p>1</text:p>
          </table:table-cell>
          <table:table-cell office:value-type="percentage" office:value="3.1549999999999998E-3" table:style-name="ce16">
            <text:p>0.3155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8ytlrk</text:p>
          </table:table-cell>
          <table:table-cell office:value-type="float" office:value="201" table:style-name="ce15">
            <text:p>201</text:p>
          </table:table-cell>
          <table:table-cell office:value-type="float" office:value="2" table:style-name="ce15">
            <text:p>2</text:p>
          </table:table-cell>
          <table:table-cell office:value-type="percentage" office:value="9.9500000000000005E-3" table:style-name="ce16">
            <text:p>0.9950%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2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7we796u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5">
            <text:p>2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1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hort incense sticks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percentage" office:value="2.7778000000000001E-2" table:style-name="ce16">
            <text:p>2.7778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etiver incense sticks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ini incense sticks</text:p>
          </table:table-cell>
          <table:table-cell office:value-type="float" office:value="93" table:style-name="ce15">
            <text:p>93</text:p>
          </table:table-cell>
          <table:table-cell office:value-type="float" office:value="1" table:style-name="ce15">
            <text:p>1</text:p>
          </table:table-cell>
          <table:table-cell office:value-type="percentage" office:value="1.0753E-2" table:style-name="ce16">
            <text:p>1.0753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opium incense sticks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5">
            <text:p>1</text:p>
          </table:table-cell>
          <table:table-cell office:value-type="percentage" office:value="3.0303E-2" table:style-name="ce16">
            <text:p>3.0303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hurch incense sticks</text:p>
          </table:table-cell>
          <table:table-cell office:value-type="float" office:value="109" table:style-name="ce15">
            <text:p>109</text:p>
          </table:table-cell>
          <table:table-cell office:value-type="float" office:value="1" table:style-name="ce15">
            <text:p>1</text:p>
          </table:table-cell>
          <table:table-cell office:value-type="percentage" office:value="9.1739999999999999E-3" table:style-name="ce16">
            <text:p>0.9174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1, 2021</text:p>
          </table:table-cell>
          <table:table-cell office:value-type="string" table:style-name="ce14">
            <text:p>Feb 01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rush_auto_KT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lsuqsb0</text:p>
          </table:table-cell>
          <table:table-cell office:value-type="float" office:value="789" table:style-name="ce15">
            <text:p>789</text:p>
          </table:table-cell>
          <table:table-cell office:value-type="float" office:value="1" table:style-name="ce15">
            <text:p>1</text:p>
          </table:table-cell>
          <table:table-cell office:value-type="percentage" office:value="1.2669999999999999E-3" table:style-name="ce16">
            <text:p>0.1267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msjmwg8</text:p>
          </table:table-cell>
          <table:table-cell office:value-type="float" office:value="137" table:style-name="ce15">
            <text:p>137</text:p>
          </table:table-cell>
          <table:table-cell office:value-type="float" office:value="1" table:style-name="ce15">
            <text:p>1</text:p>
          </table:table-cell>
          <table:table-cell office:value-type="percentage" office:value="7.2989999999999999E-3" table:style-name="ce16">
            <text:p>0.7299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ango incense sticks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relaxation incense sticks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office:value-type="percentage" office:value="0.04" table:style-name="ce16">
            <text:p>4.0000%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1.0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rain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ttx2fzh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vts6u38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percentage" office:value="0.66666700000000001" table:style-name="ce16">
            <text:p>66.6667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1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ippon incense sticks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5">
            <text:p>1</text:p>
          </table:table-cell>
          <table:table-cell office:value-type="percentage" office:value="1.2821000000000001E-2" table:style-name="ce16">
            <text:p>1.2821%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oud incense sticks</text:p>
          </table:table-cell>
          <table:table-cell office:value-type="float" office:value="153" table:style-name="ce15">
            <text:p>153</text:p>
          </table:table-cell>
          <table:table-cell office:value-type="float" office:value="1" table:style-name="ce15">
            <text:p>1</text:p>
          </table:table-cell>
          <table:table-cell office:value-type="percentage" office:value="6.5360000000000001E-3" table:style-name="ce16">
            <text:p>0.6536%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1.0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 holder</text:p>
          </table:table-cell>
          <table:table-cell office:value-type="float" office:value="471" table:style-name="ce15">
            <text:p>471</text:p>
          </table:table-cell>
          <table:table-cell office:value-type="float" office:value="1" table:style-name="ce15">
            <text:p>1</text:p>
          </table:table-cell>
          <table:table-cell office:value-type="percentage" office:value="2.1229999999999999E-3" table:style-name="ce16">
            <text:p>0.2123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phrase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atural incense cleanse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oudh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100 sticks</text:p>
          </table:table-cell>
          <table:table-cell office:value-type="float" office:value="80" table:style-name="ce15">
            <text:p>80</text:p>
          </table:table-cell>
          <table:table-cell office:value-type="float" office:value="1" table:style-name="ce15">
            <text:p>1</text:p>
          </table:table-cell>
          <table:table-cell office:value-type="percentage" office:value="1.2500000000000001E-2" table:style-name="ce16">
            <text:p>1.2500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nag champa sticks</text:p>
          </table:table-cell>
          <table:table-cell office:value-type="float" office:value="115" table:style-name="ce15">
            <text:p>115</text:p>
          </table:table-cell>
          <table:table-cell office:value-type="float" office:value="1" table:style-name="ce15">
            <text:p>1</text:p>
          </table:table-cell>
          <table:table-cell office:value-type="percentage" office:value="8.6960000000000006E-3" table:style-name="ce16">
            <text:p>0.8696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ticks</text:p>
          </table:table-cell>
          <table:table-cell office:value-type="float" office:value="1228" table:style-name="ce15">
            <text:p>1228</text:p>
          </table:table-cell>
          <table:table-cell office:value-type="float" office:value="1" table:style-name="ce15">
            <text:p>1</text:p>
          </table:table-cell>
          <table:table-cell office:value-type="percentage" office:value="8.1400000000000005E-4" table:style-name="ce16">
            <text:p>0.0814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2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drkz4z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sticks</text:p>
          </table:table-cell>
          <table:table-cell office:value-type="float" office:value="76" table:style-name="ce15">
            <text:p>76</text:p>
          </table:table-cell>
          <table:table-cell office:value-type="float" office:value="2" table:style-name="ce15">
            <text:p>2</text:p>
          </table:table-cell>
          <table:table-cell office:value-type="percentage" office:value="2.6315999999999999E-2" table:style-name="ce16">
            <text:p>2.6316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1.5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9">
            <text:p>hand rolled incense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959565n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fat incense sticks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</text:p>
          </table:table-cell>
          <table:table-cell office:value-type="string" table:style-name="ce7">
            <text:p>BROAD</text:p>
          </table:table-cell>
          <table:table-cell office:value-type="string" table:style-name="ce9">
            <text:p>lavender</text:p>
          </table:table-cell>
          <table:table-cell office:value-type="float" office:value="169" table:style-name="ce15">
            <text:p>169</text:p>
          </table:table-cell>
          <table:table-cell office:value-type="float" office:value="5" table:style-name="ce15">
            <text:p>5</text:p>
          </table:table-cell>
          <table:table-cell office:value-type="percentage" office:value="2.9586000000000001E-2" table:style-name="ce16">
            <text:p>2.9586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3.71</text:p>
          </table:table-cell>
          <table:table-cell office:value-type="string" table:style-name="ce17">
            <text:p>$49.14</text:p>
          </table:table-cell>
          <table:table-cell office:value-type="percentage" office:value="7.5498999999999997E-2" table:style-name="ce16">
            <text:p>7.5499%</text:p>
          </table:table-cell>
          <table:table-cell office:value-type="float" office:value="13.25" table:style-name="ce18">
            <text:p>13.2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percentage" office:value="0.4" table:style-name="ce16">
            <text:p>40.0000%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49.14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fragrance incense sticks</text:p>
          </table:table-cell>
          <table:table-cell office:value-type="float" office:value="120" table:style-name="ce15">
            <text:p>120</text:p>
          </table:table-cell>
          <table:table-cell office:value-type="float" office:value="1" table:style-name="ce15">
            <text:p>1</text:p>
          </table:table-cell>
          <table:table-cell office:value-type="percentage" office:value="8.3330000000000001E-3" table:style-name="ce16">
            <text:p>0.8333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jumbo incense sticks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5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natural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percentage" office:value="1.3698999999999999E-2" table:style-name="ce16">
            <text:p>1.3699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 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tick incense nag champa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5">
            <text:p>1</text:p>
          </table:table-cell>
          <table:table-cell office:value-type="percentage" office:value="5.2631999999999998E-2" table:style-name="ce16">
            <text:p>5.2632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1g4529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dwjpkx3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3zjrpgw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5">
            <text:p>1</text:p>
          </table:table-cell>
          <table:table-cell office:value-type="percentage" office:value="2.2727000000000001E-2" table:style-name="ce16">
            <text:p>2.2727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l71pf5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izlihxi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percentage" office:value="4.3478000000000003E-2" table:style-name="ce16">
            <text:p>4.3478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natural 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ll natural incense sticks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percentage" office:value="6.6667000000000004E-2" table:style-name="ce16">
            <text:p>6.6667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organic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5">
            <text:p>1</text:p>
          </table:table-cell>
          <table:table-cell office:value-type="percentage" office:value="2.8570999999999999E-2" table:style-name="ce16">
            <text:p>2.8571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holder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sleep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21grw3y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5">
            <text:p>1</text:p>
          </table:table-cell>
          <table:table-cell office:value-type="percentage" office:value="3.4483E-2" table:style-name="ce16">
            <text:p>3.4483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ndalwood incense sticks natura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47</text:p>
          </table:table-cell>
          <table:table-cell office:value-type="string" table:style-name="ce17">
            <text:p>$1.4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ts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1.45</text:p>
          </table:table-cell>
          <table:table-cell office:value-type="string" table:style-name="ce17">
            <text:p>$1.4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ndalwood stick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40</text:p>
          </table:table-cell>
          <table:table-cell office:value-type="string" table:style-name="ce17">
            <text:p>$1.4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love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ine incense sticks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percentage" office:value="4.3478000000000003E-2" table:style-name="ce16">
            <text:p>4.3478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bxj635</text:p>
          </table:table-cell>
          <table:table-cell office:value-type="float" office:value="39" table:style-name="ce15">
            <text:p>39</text:p>
          </table:table-cell>
          <table:table-cell office:value-type="float" office:value="2" table:style-name="ce15">
            <text:p>2</text:p>
          </table:table-cell>
          <table:table-cell office:value-type="percentage" office:value="5.1282000000000001E-2" table:style-name="ce16">
            <text:p>5.1282%</text:p>
          </table:table-cell>
          <table:table-cell office:value-type="string" table:style-name="ce17">
            <text:p>$0.66</text:p>
          </table:table-cell>
          <table:table-cell office:value-type="string" table:style-name="ce17">
            <text:p>$1.3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hemical free incense sticks</text:p>
          </table:table-cell>
          <table:table-cell office:value-type="float" office:value="62" table:style-name="ce15">
            <text:p>62</text:p>
          </table:table-cell>
          <table:table-cell office:value-type="float" office:value="1" table:style-name="ce15">
            <text:p>1</text:p>
          </table:table-cell>
          <table:table-cell office:value-type="percentage" office:value="1.6129000000000001E-2" table:style-name="ce16">
            <text:p>1.6129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441nhs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percentage" office:value="0.66666700000000001" table:style-name="ce16">
            <text:p>66.6667%</text:p>
          </table:table-cell>
          <table:table-cell office:value-type="string" table:style-name="ce17">
            <text:p>$0.49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resin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3gmc9eo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sticks ros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frankincense sticks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5">
            <text:p>1</text:p>
          </table:table-cell>
          <table:table-cell office:value-type="percentage" office:value="2.1739000000000001E-2" table:style-name="ce16">
            <text:p>2.1739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 lavender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percentage" office:value="1.7857000000000001E-2" table:style-name="ce16">
            <text:p>1.7857%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0m0i7h0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nyt2ff5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1.16</text:p>
          </table:table-cell>
          <table:table-cell office:value-type="string" table:style-name="ce17">
            <text:p>$1.1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ltqp3qy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percentage" office:value="0.111111" table:style-name="ce16">
            <text:p>11.1111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mblp5vy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phrase_high</text:p>
          </table:table-cell>
          <table:table-cell office:value-type="string" table:style-name="ce7">
            <text:p>nag champa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eople nag champa incens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tamford incense sticks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5">
            <text:p>1</text:p>
          </table:table-cell>
          <table:table-cell office:value-type="percentage" office:value="2.2727000000000001E-2" table:style-name="ce16">
            <text:p>2.2727%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ticks white sandalwoo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4fp9p0m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5">
            <text:p>1</text:p>
          </table:table-cell>
          <table:table-cell office:value-type="percentage" office:value="2.0407999999999999E-2" table:style-name="ce16">
            <text:p>2.0408%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itrus incense sticks</text:p>
          </table:table-cell>
          <table:table-cell office:value-type="float" office:value="207" table:style-name="ce15">
            <text:p>207</text:p>
          </table:table-cell>
          <table:table-cell office:value-type="float" office:value="1" table:style-name="ce15">
            <text:p>1</text:p>
          </table:table-cell>
          <table:table-cell office:value-type="percentage" office:value="4.8310000000000002E-3" table:style-name="ce16">
            <text:p>0.4831%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9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oud incense sticks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wagsmarket incense sticks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24.57</text:p>
          </table:table-cell>
          <table:table-cell office:value-type="percentage" office:value="3.8664999999999998E-2" table:style-name="ce16">
            <text:p>3.8665%</text:p>
          </table:table-cell>
          <table:table-cell office:value-type="float" office:value="25.86" table:style-name="ce18">
            <text:p>25.8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gifts for women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gifts for women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gift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 gifts for parents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gift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gift for him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grandson valentines day gift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aughty valentines day gifts for him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boyfriend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percentage" office:value="1.5384999999999999E-2" table:style-name="ce16">
            <text:p>1.5385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mom</text:p>
          </table:table-cell>
          <table:table-cell office:value-type="float" office:value="79" table:style-name="ce15">
            <text:p>79</text:p>
          </table:table-cell>
          <table:table-cell office:value-type="float" office:value="1" table:style-name="ce15">
            <text:p>1</text:p>
          </table:table-cell>
          <table:table-cell office:value-type="percentage" office:value="1.2658000000000001E-2" table:style-name="ce16">
            <text:p>1.2658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my husban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zix48ca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4qb4l5s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b9hdxsp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percentage" office:value="0.111111" table:style-name="ce16">
            <text:p>11.1111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bvg6964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office:value-type="percentage" office:value="0.04" table:style-name="ce16">
            <text:p>4.0000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vc23f5c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percentage" office:value="0.111111" table:style-name="ce16">
            <text:p>11.1111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48drms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good incense stick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9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japanese</text:p>
          </table:table-cell>
          <table:table-cell office:value-type="float" office:value="323" table:style-name="ce15">
            <text:p>323</text:p>
          </table:table-cell>
          <table:table-cell office:value-type="float" office:value="1" table:style-name="ce15">
            <text:p>1</text:p>
          </table:table-cell>
          <table:table-cell office:value-type="percentage" office:value="3.0959999999999998E-3" table:style-name="ce16">
            <text:p>0.3096%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nag satya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eppermint incense sticks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5">
            <text:p>1</text:p>
          </table:table-cell>
          <table:table-cell office:value-type="percentage" office:value="1.2821000000000001E-2" table:style-name="ce16">
            <text:p>1.2821%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xcr5yv5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twvn2lc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5">
            <text:p>2</text:p>
          </table:table-cell>
          <table:table-cell office:value-type="percentage" office:value="9.5238000000000003E-2" table:style-name="ce16">
            <text:p>9.5238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1.5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ndalwood incense sticks</text:p>
          </table:table-cell>
          <table:table-cell office:value-type="float" office:value="164" table:style-name="ce15">
            <text:p>164</text:p>
          </table:table-cell>
          <table:table-cell office:value-type="float" office:value="1" table:style-name="ce15">
            <text:p>1</text:p>
          </table:table-cell>
          <table:table-cell office:value-type="percentage" office:value="6.0980000000000001E-3" table:style-name="ce16">
            <text:p>0.6098%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9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tick incense</text:p>
          </table:table-cell>
          <table:table-cell office:value-type="float" office:value="124" table:style-name="ce15">
            <text:p>124</text:p>
          </table:table-cell>
          <table:table-cell office:value-type="float" office:value="1" table:style-name="ce15">
            <text:p>1</text:p>
          </table:table-cell>
          <table:table-cell office:value-type="percentage" office:value="8.0649999999999993E-3" table:style-name="ce16">
            <text:p>0.8065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tural choice incense</text:p>
          </table:table-cell>
          <table:table-cell office:value-type="float" office:value="165" table:style-name="ce15">
            <text:p>165</text:p>
          </table:table-cell>
          <table:table-cell office:value-type="float" office:value="1" table:style-name="ce15">
            <text:p>1</text:p>
          </table:table-cell>
          <table:table-cell office:value-type="percentage" office:value="6.0610000000000004E-3" table:style-name="ce16">
            <text:p>0.6061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4493u2s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fgcc3fw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5">
            <text:p>1</text:p>
          </table:table-cell>
          <table:table-cell office:value-type="percentage" office:value="5.2631999999999998E-2" table:style-name="ce16">
            <text:p>5.2632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47fck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48pmjg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jh8k1z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26ne6xq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percentage" office:value="4.3478000000000003E-2" table:style-name="ce16">
            <text:p>4.3478%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1.1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premium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ates gift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24.57</text:p>
          </table:table-cell>
          <table:table-cell office:value-type="percentage" office:value="3.7851000000000003E-2" table:style-name="ce16">
            <text:p>3.7851%</text:p>
          </table:table-cell>
          <table:table-cell office:value-type="float" office:value="26.42" table:style-name="ce18">
            <text:p>26.4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atural incense</text:p>
          </table:table-cell>
          <table:table-cell office:value-type="float" office:value="168" table:style-name="ce15">
            <text:p>168</text:p>
          </table:table-cell>
          <table:table-cell office:value-type="float" office:value="1" table:style-name="ce15">
            <text:p>1</text:p>
          </table:table-cell>
          <table:table-cell office:value-type="percentage" office:value="5.9519999999999998E-3" table:style-name="ce16">
            <text:p>0.5952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lack love incense stick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pool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osfantal incense sticks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percentage" office:value="3.5714000000000003E-2" table:style-name="ce16">
            <text:p>3.5714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fireplace incense sticks</text:p>
          </table:table-cell>
          <table:table-cell office:value-type="float" office:value="123" table:style-name="ce15">
            <text:p>123</text:p>
          </table:table-cell>
          <table:table-cell office:value-type="float" office:value="1" table:style-name="ce15">
            <text:p>1</text:p>
          </table:table-cell>
          <table:table-cell office:value-type="percentage" office:value="8.1300000000000001E-3" table:style-name="ce16">
            <text:p>0.8130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guggul incense sticks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lxs9n7o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68bzhg3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f23f3hh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5">
            <text:p>1</text:p>
          </table:table-cell>
          <table:table-cell office:value-type="percentage" office:value="3.4483E-2" table:style-name="ce16">
            <text:p>3.4483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tural incense sandalwood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percentage" office:value="4.3478000000000003E-2" table:style-name="ce16">
            <text:p>4.3478%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1.1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ight queen incense sticks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hurch incense sticks</text:p>
          </table:table-cell>
          <table:table-cell office:value-type="float" office:value="119" table:style-name="ce15">
            <text:p>119</text:p>
          </table:table-cell>
          <table:table-cell office:value-type="float" office:value="1" table:style-name="ce15">
            <text:p>1</text:p>
          </table:table-cell>
          <table:table-cell office:value-type="percentage" office:value="8.4030000000000007E-3" table:style-name="ce16">
            <text:p>0.8403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frasier incense stick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incense</text:p>
          </table:table-cell>
          <table:table-cell office:value-type="string" table:style-name="ce7">
            <text:p>BROAD</text:p>
          </table:table-cell>
          <table:table-cell office:value-type="string" table:style-name="ce9">
            <text:p>natural lavender incense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5">
            <text:p>1</text:p>
          </table:table-cell>
          <table:table-cell office:value-type="percentage" office:value="3.4483E-2" table:style-name="ce16">
            <text:p>3.4483%</text:p>
          </table:table-cell>
          <table:table-cell office:value-type="string" table:style-name="ce17">
            <text:p>$2.05</text:p>
          </table:table-cell>
          <table:table-cell office:value-type="string" table:style-name="ce17">
            <text:p>$2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jerusalem incense stick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lossom incense sticks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leansing incense sticks</text:p>
          </table:table-cell>
          <table:table-cell office:value-type="float" office:value="231" table:style-name="ce15">
            <text:p>231</text:p>
          </table:table-cell>
          <table:table-cell office:value-type="float" office:value="1" table:style-name="ce15">
            <text:p>1</text:p>
          </table:table-cell>
          <table:table-cell office:value-type="percentage" office:value="4.3290000000000004E-3" table:style-name="ce16">
            <text:p>0.4329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incense sticks meyer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87</text:p>
          </table:table-cell>
          <table:table-cell office:value-type="string" table:style-name="ce17">
            <text:p>$1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pswloby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bxkcv1</text:p>
          </table:table-cell>
          <table:table-cell office:value-type="float" office:value="97" table:style-name="ce15">
            <text:p>97</text:p>
          </table:table-cell>
          <table:table-cell office:value-type="float" office:value="1" table:style-name="ce15">
            <text:p>1</text:p>
          </table:table-cell>
          <table:table-cell office:value-type="percentage" office:value="1.0309E-2" table:style-name="ce16">
            <text:p>1.0309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8">
            <text:p>Feb 04, 2021</text:p>
          </table:table-cell>
          <table:table-cell office:value-type="string" table:style-name="ce8">
            <text:p>Feb 04, 2021</text:p>
          </table:table-cell>
          <table:table-cell office:value-type="string" table:style-name="ce9">
            <text:p>swades_is</text:p>
          </table:table-cell>
          <table:table-cell office:value-type="string" table:style-name="ce9">
            <text:p>USD</text:p>
          </table:table-cell>
          <table:table-cell office:value-type="string" table:style-name="ce9">
            <text:p>auto_is_lav_90</text:p>
          </table:table-cell>
          <table:table-cell office:value-type="string" table:style-name="ce9">
            <text:p>auto_is_lav_90</text:p>
          </table:table-cell>
          <table:table-cell office:value-type="string" table:style-name="ce9">
            <text:p>*</text:p>
          </table:table-cell>
          <table:table-cell office:value-type="string" table:style-name="ce9">
            <text:p>-</text:p>
          </table:table-cell>
          <table:table-cell office:value-type="string" table:style-name="ce9">
            <text:p>lavender incense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percentage" office:value="8.3333000000000004E-2" table:style-name="ce11">
            <text:p>8.3333%</text:p>
          </table:table-cell>
          <table:table-cell office:value-type="string" table:style-name="ce12">
            <text:p>$1.12</text:p>
          </table:table-cell>
          <table:table-cell office:value-type="string" table:style-name="ce12">
            <text:p>$1.12</text:p>
          </table:table-cell>
          <table:table-cell office:value-type="string" table:style-name="ce12">
            <text:p>$24.57</text:p>
          </table:table-cell>
          <table:table-cell office:value-type="percentage" office:value="4.5584E-2" table:style-name="ce11">
            <text:p>4.5584%</text:p>
          </table:table-cell>
          <table:table-cell office:value-type="float" office:value="21.94" table:style-name="ce18">
            <text:p>21.9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bxj635</text:p>
          </table:table-cell>
          <table:table-cell office:value-type="float" office:value="110" table:style-name="ce15">
            <text:p>110</text:p>
          </table:table-cell>
          <table:table-cell office:value-type="float" office:value="2" table:style-name="ce15">
            <text:p>2</text:p>
          </table:table-cell>
          <table:table-cell office:value-type="percentage" office:value="1.8182E-2" table:style-name="ce16">
            <text:p>1.8182%</text:p>
          </table:table-cell>
          <table:table-cell office:value-type="string" table:style-name="ce17">
            <text:p>$0.46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4hm471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flower based incense sticks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aruveydic lavender incens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87</text:p>
          </table:table-cell>
          <table:table-cell office:value-type="string" table:style-name="ce17">
            <text:p>$1.87</text:p>
          </table:table-cell>
          <table:table-cell office:value-type="string" table:style-name="ce17">
            <text:p>$24.57</text:p>
          </table:table-cell>
          <table:table-cell office:value-type="percentage" office:value="7.6108999999999996E-2" table:style-name="ce16">
            <text:p>7.6109%</text:p>
          </table:table-cell>
          <table:table-cell office:value-type="float" office:value="13.14" table:style-name="ce18">
            <text:p>13.1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japanese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percentage" office:value="1.3698999999999999E-2" table:style-name="ce16">
            <text:p>1.3699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1s15nn4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5">
            <text:p>1</text:p>
          </table:table-cell>
          <table:table-cell office:value-type="percentage" office:value="3.3333000000000002E-2" table:style-name="ce16">
            <text:p>3.3333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37l9qdf</text:p>
          </table:table-cell>
          <table:table-cell office:value-type="float" office:value="62" table:style-name="ce15">
            <text:p>62</text:p>
          </table:table-cell>
          <table:table-cell office:value-type="float" office:value="1" table:style-name="ce15">
            <text:p>1</text:p>
          </table:table-cell>
          <table:table-cell office:value-type="percentage" office:value="1.6129000000000001E-2" table:style-name="ce16">
            <text:p>1.6129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pfrxxrx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percentage" office:value="2.7778000000000001E-2" table:style-name="ce16">
            <text:p>2.7778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3fijlvi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ltqp3qy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phrase</text:p>
          </table:table-cell>
          <table:table-cell office:value-type="string" table:style-name="ce7">
            <text:p>organic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ure organic incense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office:value-type="percentage" office:value="0.04" table:style-name="ce16">
            <text:p>4.0000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hem sandalwood incense stick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9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nna incense sticks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darshan incense sticks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percentage" office:value="1.7857000000000001E-2" table:style-name="ce16">
            <text:p>1.7857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long incense stick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mokeless incense stick lavender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24.57</text:p>
          </table:table-cell>
          <table:table-cell office:value-type="percentage" office:value="3.6222999999999998E-2" table:style-name="ce16">
            <text:p>3.6223%</text:p>
          </table:table-cell>
          <table:table-cell office:value-type="float" office:value="27.61" table:style-name="ce18">
            <text:p>27.6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9rq1yvt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ndlewood incense sticks</text:p>
          </table:table-cell>
          <table:table-cell office:value-type="float" office:value="105" table:style-name="ce15">
            <text:p>105</text:p>
          </table:table-cell>
          <table:table-cell office:value-type="float" office:value="1" table:style-name="ce15">
            <text:p>1</text:p>
          </table:table-cell>
          <table:table-cell office:value-type="percentage" office:value="9.5239999999999995E-3" table:style-name="ce16">
            <text:p>0.9524%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8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brh_is_man_euc_phrase</text:p>
          </table:table-cell>
          <table:table-cell office:value-type="string" table:style-name="ce7">
            <text:p>eucalyptus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eucalyptus stick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idnight incense sticks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5">
            <text:p>1</text:p>
          </table:table-cell>
          <table:table-cell office:value-type="percentage" office:value="3.3333000000000002E-2" table:style-name="ce16">
            <text:p>3.3333%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ippon incense sticks</text:p>
          </table:table-cell>
          <table:table-cell office:value-type="float" office:value="79" table:style-name="ce15">
            <text:p>79</text:p>
          </table:table-cell>
          <table:table-cell office:value-type="float" office:value="1" table:style-name="ce15">
            <text:p>1</text:p>
          </table:table-cell>
          <table:table-cell office:value-type="percentage" office:value="1.2658000000000001E-2" table:style-name="ce16">
            <text:p>1.2658%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2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rush_auto_KT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t comb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5">
            <text:p>1</text:p>
          </table:table-cell>
          <table:table-cell office:value-type="percentage" office:value="4.1667000000000003E-2" table:style-name="ce16">
            <text:p>4.1667%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real incense sticks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8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lavender incense sticks</text:p>
          </table:table-cell>
          <table:table-cell office:value-type="float" office:value="104" table:style-name="ce15">
            <text:p>104</text:p>
          </table:table-cell>
          <table:table-cell office:value-type="float" office:value="1" table:style-name="ce15">
            <text:p>1</text:p>
          </table:table-cell>
          <table:table-cell office:value-type="percentage" office:value="9.6150000000000003E-3" table:style-name="ce16">
            <text:p>0.9615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105 sticks made in india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exotic incense sticks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percentage" office:value="4.5455000000000002E-2" table:style-name="ce16">
            <text:p>4.5455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satya sandalwood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percentage" office:value="3.5714000000000003E-2" table:style-name="ce16">
            <text:p>3.5714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holders for sticks</text:p>
          </table:table-cell>
          <table:table-cell office:value-type="float" office:value="634" table:style-name="ce15">
            <text:p>634</text:p>
          </table:table-cell>
          <table:table-cell office:value-type="float" office:value="1" table:style-name="ce15">
            <text:p>1</text:p>
          </table:table-cell>
          <table:table-cell office:value-type="percentage" office:value="1.5770000000000001E-3" table:style-name="ce16">
            <text:p>0.1577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vanilla incense sticks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percentage" office:value="2.1277000000000001E-2" table:style-name="ce16">
            <text:p>2.1277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wildberry incense sticks</text:p>
          </table:table-cell>
          <table:table-cell office:value-type="float" office:value="85" table:style-name="ce15">
            <text:p>85</text:p>
          </table:table-cell>
          <table:table-cell office:value-type="float" office:value="1" table:style-name="ce15">
            <text:p>1</text:p>
          </table:table-cell>
          <table:table-cell office:value-type="percentage" office:value="1.1764999999999999E-2" table:style-name="ce16">
            <text:p>1.1765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tural altar incense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 for mom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c2b79r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5">
            <text:p>2</text:p>
          </table:table-cell>
          <table:table-cell office:value-type="percentage" office:value="0.28571400000000002" table:style-name="ce16">
            <text:p>28.5714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t4t3z34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organic rolled incense sticks non toxic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5">
            <text:p>1</text:p>
          </table:table-cell>
          <table:table-cell office:value-type="percentage" office:value="5.5556000000000001E-2" table:style-name="ce16">
            <text:p>5.5556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 box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frankensence incense sticks</text:p>
          </table:table-cell>
          <table:table-cell office:value-type="float" office:value="68" table:style-name="ce15">
            <text:p>68</text:p>
          </table:table-cell>
          <table:table-cell office:value-type="float" office:value="1" table:style-name="ce15">
            <text:p>1</text:p>
          </table:table-cell>
          <table:table-cell office:value-type="percentage" office:value="1.4706E-2" table:style-name="ce16">
            <text:p>1.4706%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ruda incense sticks</text:p>
          </table:table-cell>
          <table:table-cell office:value-type="float" office:value="99" table:style-name="ce15">
            <text:p>99</text:p>
          </table:table-cell>
          <table:table-cell office:value-type="float" office:value="1" table:style-name="ce15">
            <text:p>1</text:p>
          </table:table-cell>
          <table:table-cell office:value-type="percentage" office:value="1.0101000000000001E-2" table:style-name="ce16">
            <text:p>1.0101%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sticks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sin incense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5">
            <text:p>1</text:p>
          </table:table-cell>
          <table:table-cell office:value-type="percentage" office:value="2.6315999999999999E-2" table:style-name="ce16">
            <text:p>2.6316%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hool incense sticks temple flower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nwesha incense sticks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urn incense sticks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sandalwoo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1.0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njszjr4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cq5epw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valentine day gift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lakshmi incense sticks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office:value-type="percentage" office:value="0.04" table:style-name="ce16">
            <text:p>4.0000%</text:p>
          </table:table-cell>
          <table:table-cell office:value-type="string" table:style-name="ce17">
            <text:p>$0.84</text:p>
          </table:table-cell>
          <table:table-cell office:value-type="string" table:style-name="ce17">
            <text:p>$0.8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5">
            <text:p>1</text:p>
          </table:table-cell>
          <table:table-cell office:value-type="percentage" office:value="2.6315999999999999E-2" table:style-name="ce16">
            <text:p>2.6316%</text:p>
          </table:table-cell>
          <table:table-cell office:value-type="string" table:style-name="ce17">
            <text:p>$0.84</text:p>
          </table:table-cell>
          <table:table-cell office:value-type="string" table:style-name="ce17">
            <text:p>$0.8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sister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84</text:p>
          </table:table-cell>
          <table:table-cell office:value-type="string" table:style-name="ce17">
            <text:p>$0.8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decorations for hom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decorations for the home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percentage" office:value="2.1277000000000001E-2" table:style-name="ce16">
            <text:p>2.1277%</text:p>
          </table:table-cell>
          <table:table-cell office:value-type="string" table:style-name="ce17">
            <text:p>$0.84</text:p>
          </table:table-cell>
          <table:table-cell office:value-type="string" table:style-name="ce17">
            <text:p>$0.8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tick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5">
            <text:p>1</text:p>
          </table:table-cell>
          <table:table-cell office:value-type="percentage" office:value="5.8824000000000001E-2" table:style-name="ce16">
            <text:p>5.8824%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ticks short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5">
            <text:p>1</text:p>
          </table:table-cell>
          <table:table-cell office:value-type="percentage" office:value="5.8824000000000001E-2" table:style-name="ce16">
            <text:p>5.8824%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vanilla stick incens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8">
            <text:p>Feb 10, 2021</text:p>
          </table:table-cell>
          <table:table-cell office:value-type="string" table:style-name="ce8">
            <text:p>Feb 20, 2021</text:p>
          </table:table-cell>
          <table:table-cell office:value-type="string" table:style-name="ce9">
            <text:p>swades_is</text:p>
          </table:table-cell>
          <table:table-cell office:value-type="string" table:style-name="ce9">
            <text:p>USD</text:p>
          </table:table-cell>
          <table:table-cell office:value-type="string" table:style-name="ce9">
            <text:p>brh_is_man_euc</text:p>
          </table:table-cell>
          <table:table-cell office:value-type="string" table:style-name="ce9">
            <text:p>Ad group 1</text:p>
          </table:table-cell>
          <table:table-cell office:value-type="string" table:style-name="ce9">
            <text:p>eucalyptus</text:p>
          </table:table-cell>
          <table:table-cell office:value-type="string" table:style-name="ce9">
            <text:p>BROAD</text:p>
          </table:table-cell>
          <table:table-cell office:value-type="string" table:style-name="ce9">
            <text:p>eucalyptus</text:p>
          </table:table-cell>
          <table:table-cell office:value-type="float" office:value="209" table:style-name="ce10">
            <text:p>209</text:p>
          </table:table-cell>
          <table:table-cell office:value-type="float" office:value="3" table:style-name="ce10">
            <text:p>3</text:p>
          </table:table-cell>
          <table:table-cell office:value-type="percentage" office:value="1.4354E-2" table:style-name="ce11">
            <text:p>1.4354%</text:p>
          </table:table-cell>
          <table:table-cell office:value-type="string" table:style-name="ce12">
            <text:p>$0.52</text:p>
          </table:table-cell>
          <table:table-cell office:value-type="string" table:style-name="ce12">
            <text:p>$1.56</text:p>
          </table:table-cell>
          <table:table-cell office:value-type="string" table:style-name="ce12">
            <text:p>$24.57</text:p>
          </table:table-cell>
          <table:table-cell office:value-type="percentage" office:value="6.3492000000000007E-2" table:style-name="ce11">
            <text:p>6.3492%</text:p>
          </table:table-cell>
          <table:table-cell office:value-type="float" office:value="15.75" table:style-name="ce13">
            <text:p>15.75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percentage" office:value="0.33333299999999999" table:style-name="ce11">
            <text:p>33.3333%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2">
            <text:p>$24.57</text:p>
          </table:table-cell>
          <table:table-cell office:value-type="string" table:style-name="ce12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6349210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5">
            <text:p>2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42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bybm5xh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1.0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natural 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atural incense sticks chemical free lavender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med</text:p>
          </table:table-cell>
          <table:table-cell office:value-type="string" table:style-name="ce7">
            <text:p>brh_is_man_med_broad</text:p>
          </table:table-cell>
          <table:table-cell office:value-type="string" table:style-name="ce7">
            <text:p>meditation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ticks for meditation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variety pack</text:p>
          </table:table-cell>
          <table:table-cell office:value-type="float" office:value="103" table:style-name="ce15">
            <text:p>103</text:p>
          </table:table-cell>
          <table:table-cell office:value-type="float" office:value="1" table:style-name="ce15">
            <text:p>1</text:p>
          </table:table-cell>
          <table:table-cell office:value-type="percentage" office:value="9.7090000000000006E-3" table:style-name="ce16">
            <text:p>0.9709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calming incense sticks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gonesh incense sticks</text:p>
          </table:table-cell>
          <table:table-cell office:value-type="float" office:value="52" table:style-name="ce15">
            <text:p>52</text:p>
          </table:table-cell>
          <table:table-cell office:value-type="float" office:value="1" table:style-name="ce15">
            <text:p>1</text:p>
          </table:table-cell>
          <table:table-cell office:value-type="percentage" office:value="1.9231000000000002E-2" table:style-name="ce16">
            <text:p>1.9231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hand dipped incense sticks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5">
            <text:p>1</text:p>
          </table:table-cell>
          <table:table-cell office:value-type="percentage" office:value="5.5556000000000001E-2" table:style-name="ce16">
            <text:p>5.5556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leslie knop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sense incense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percentage" office:value="4.5455000000000002E-2" table:style-name="ce16">
            <text:p>4.5455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zttgv9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sin for incense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5">
            <text:p>1</text:p>
          </table:table-cell>
          <table:table-cell office:value-type="percentage" office:value="4.7619000000000002E-2" table:style-name="ce16">
            <text:p>4.7619%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age stick incense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5">
            <text:p>1</text:p>
          </table:table-cell>
          <table:table-cell office:value-type="percentage" office:value="3.7037E-2" table:style-name="ce16">
            <text:p>3.7037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flower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flowers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5">
            <text:p>1</text:p>
          </table:table-cell>
          <table:table-cell office:value-type="percentage" office:value="6.25E-2" table:style-name="ce16">
            <text:p>6.2500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eucalyptu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tural eucalyptus branches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office:value-type="percentage" office:value="8.3333000000000004E-2" table:style-name="ce16">
            <text:p>8.3333%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agarbatti nag champa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eucalyptu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eucalyptus garland with flowers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5">
            <text:p>1</text:p>
          </table:table-cell>
          <table:table-cell office:value-type="percentage" office:value="4.7619000000000002E-2" table:style-name="ce16">
            <text:p>4.7619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kf2h5gh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w4x16bv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g5wpkg7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office:value-type="percentage" office:value="0.04" table:style-name="ce16">
            <text:p>4.0000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akhour incense sticks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japan incense sticks</text:p>
          </table:table-cell>
          <table:table-cell office:value-type="float" office:value="337" table:style-name="ce15">
            <text:p>337</text:p>
          </table:table-cell>
          <table:table-cell office:value-type="float" office:value="1" table:style-name="ce15">
            <text:p>1</text:p>
          </table:table-cell>
          <table:table-cell office:value-type="percentage" office:value="2.967E-3" table:style-name="ce16">
            <text:p>0.2967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tay incense sticks</text:p>
          </table:table-cell>
          <table:table-cell office:value-type="float" office:value="466" table:style-name="ce15">
            <text:p>466</text:p>
          </table:table-cell>
          <table:table-cell office:value-type="float" office:value="1" table:style-name="ce15">
            <text:p>1</text:p>
          </table:table-cell>
          <table:table-cell office:value-type="percentage" office:value="2.1459999999999999E-3" table:style-name="ce16">
            <text:p>0.2146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o fragrance natural incense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dian incense sticks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m6wkjmt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1.0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keinjq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25drlhx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11csbm4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1ceh5e2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ndalwood incense</text:p>
          </table:table-cell>
          <table:table-cell office:value-type="float" office:value="86" table:style-name="ce15">
            <text:p>86</text:p>
          </table:table-cell>
          <table:table-cell office:value-type="float" office:value="1" table:style-name="ce15">
            <text:p>1</text:p>
          </table:table-cell>
          <table:table-cell office:value-type="percentage" office:value="1.1627999999999999E-2" table:style-name="ce16">
            <text:p>1.1628%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8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for witchcraft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percentage" office:value="4.5455000000000002E-2" table:style-name="ce16">
            <text:p>4.5455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tick incense gonesh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5">
            <text:p>1</text:p>
          </table:table-cell>
          <table:table-cell office:value-type="percentage" office:value="3.2258000000000002E-2" table:style-name="ce16">
            <text:p>3.2258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eucalyptus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eucalyptus incense con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ros</text:p>
          </table:table-cell>
          <table:table-cell office:value-type="string" table:style-name="ce7">
            <text:p>brh_is_man_ros_phrase</text:p>
          </table:table-cell>
          <table:table-cell office:value-type="string" table:style-name="ce7">
            <text:p>rose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hem rose incens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ros</text:p>
          </table:table-cell>
          <table:table-cell office:value-type="string" table:style-name="ce7">
            <text:p>brh_is_man_ros_phrase</text:p>
          </table:table-cell>
          <table:table-cell office:value-type="string" table:style-name="ce7">
            <text:p>incense ro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hem incense <text:s/>rose</text:p>
          </table:table-cell>
          <table:table-cell office:value-type="float" office:value="195" table:style-name="ce15">
            <text:p>195</text:p>
          </table:table-cell>
          <table:table-cell office:value-type="float" office:value="1" table:style-name="ce15">
            <text:p>1</text:p>
          </table:table-cell>
          <table:table-cell office:value-type="percentage" office:value="5.1279999999999997E-3" table:style-name="ce16">
            <text:p>0.5128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jkk8fz2</text:p>
          </table:table-cell>
          <table:table-cell office:value-type="float" office:value="258" table:style-name="ce15">
            <text:p>258</text:p>
          </table:table-cell>
          <table:table-cell office:value-type="float" office:value="2" table:style-name="ce15">
            <text:p>2</text:p>
          </table:table-cell>
          <table:table-cell office:value-type="percentage" office:value="7.7520000000000002E-3" table:style-name="ce16">
            <text:p>0.7752%</text:p>
          </table:table-cell>
          <table:table-cell office:value-type="string" table:style-name="ce17">
            <text:p>$0.40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71x4gg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py17jyr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g champa hand rolle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wd41y0g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do77ri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1.0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1g8ld5g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1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81be3e4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5">
            <text:p>1</text:p>
          </table:table-cell>
          <table:table-cell office:value-type="percentage" office:value="2.1739000000000001E-2" table:style-name="ce16">
            <text:p>2.1739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8v1e2h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5">
            <text:p>1</text:p>
          </table:table-cell>
          <table:table-cell office:value-type="percentage" office:value="1.6393000000000001E-2" table:style-name="ce16">
            <text:p>1.6393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japanese incense sticks</text:p>
          </table:table-cell>
          <table:table-cell office:value-type="float" office:value="774" table:style-name="ce15">
            <text:p>774</text:p>
          </table:table-cell>
          <table:table-cell office:value-type="float" office:value="1" table:style-name="ce15">
            <text:p>1</text:p>
          </table:table-cell>
          <table:table-cell office:value-type="percentage" office:value="1.292E-3" table:style-name="ce16">
            <text:p>0.1292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eucalyptus incense sticks gonesh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and frankincense incens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incense kit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etmg74m</text:p>
          </table:table-cell>
          <table:table-cell office:value-type="float" office:value="124" table:style-name="ce15">
            <text:p>124</text:p>
          </table:table-cell>
          <table:table-cell office:value-type="float" office:value="1" table:style-name="ce15">
            <text:p>1</text:p>
          </table:table-cell>
          <table:table-cell office:value-type="percentage" office:value="8.0649999999999993E-3" table:style-name="ce16">
            <text:p>0.8065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n2h15pt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ros</text:p>
          </table:table-cell>
          <table:table-cell office:value-type="string" table:style-name="ce7">
            <text:p>brh_is_man_ros_phrase</text:p>
          </table:table-cell>
          <table:table-cell office:value-type="string" table:style-name="ce7">
            <text:p>rose 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rose incense sticks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5">
            <text:p>1</text:p>
          </table:table-cell>
          <table:table-cell office:value-type="percentage" office:value="3.8462000000000003E-2" table:style-name="ce16">
            <text:p>3.8462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2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rush_auto_KT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air straightening brush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9">
            <text:p>premium incense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percentage" office:value="6.6667000000000004E-2" table:style-name="ce16">
            <text:p>6.6667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bt5w8q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5">
            <text:p>1</text:p>
          </table:table-cell>
          <table:table-cell office:value-type="percentage" office:value="5.2631999999999998E-2" table:style-name="ce16">
            <text:p>5.2632%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d6y4mty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5">
            <text:p>1</text:p>
          </table:table-cell>
          <table:table-cell office:value-type="percentage" office:value="2.4389999999999998E-2" table:style-name="ce16">
            <text:p>2.4390%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7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gonesh cactus flower incense sticks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ineapple incense sticks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home fragranc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home fragrance products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office:value-type="percentage" office:value="8.3333000000000004E-2" table:style-name="ce16">
            <text:p>8.3333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eucalyptus incense sticks</text:p>
          </table:table-cell>
          <table:table-cell office:value-type="float" office:value="45" table:style-name="ce15">
            <text:p>45</text:p>
          </table:table-cell>
          <table:table-cell office:value-type="float" office:value="1" table:style-name="ce15">
            <text:p>1</text:p>
          </table:table-cell>
          <table:table-cell office:value-type="percentage" office:value="2.2221999999999999E-2" table:style-name="ce16">
            <text:p>2.2222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incense cone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54g9woy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cleansing stick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candles votive by echo natural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959s5n9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5tqkgdf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sin for incense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9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premium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hool recycled flower incense sticks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pink incense sticks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5">
            <text:p>1</text:p>
          </table:table-cell>
          <table:table-cell office:value-type="percentage" office:value="1.8519000000000001E-2" table:style-name="ce16">
            <text:p>1.8519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chakras</text:p>
          </table:table-cell>
          <table:table-cell office:value-type="float" office:value="99" table:style-name="ce15">
            <text:p>99</text:p>
          </table:table-cell>
          <table:table-cell office:value-type="float" office:value="1" table:style-name="ce15">
            <text:p>1</text:p>
          </table:table-cell>
          <table:table-cell office:value-type="percentage" office:value="1.0101000000000001E-2" table:style-name="ce16">
            <text:p>1.0101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for love and prosperity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orningstar incense sticks sandalwood</text:p>
          </table:table-cell>
          <table:table-cell office:value-type="float" office:value="42" table:style-name="ce15">
            <text:p>42</text:p>
          </table:table-cell>
          <table:table-cell office:value-type="float" office:value="1" table:style-name="ce15">
            <text:p>1</text:p>
          </table:table-cell>
          <table:table-cell office:value-type="percentage" office:value="2.3810000000000001E-2" table:style-name="ce16">
            <text:p>2.3810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's day gifts for frien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 for sister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friends bulk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husband</text:p>
          </table:table-cell>
          <table:table-cell office:value-type="float" office:value="167" table:style-name="ce15">
            <text:p>167</text:p>
          </table:table-cell>
          <table:table-cell office:value-type="float" office:value="1" table:style-name="ce15">
            <text:p>1</text:p>
          </table:table-cell>
          <table:table-cell office:value-type="percentage" office:value="5.9880000000000003E-3" table:style-name="ce16">
            <text:p>0.5988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mom</text:p>
          </table:table-cell>
          <table:table-cell office:value-type="float" office:value="53" table:style-name="ce15">
            <text:p>53</text:p>
          </table:table-cell>
          <table:table-cell office:value-type="float" office:value="1" table:style-name="ce15">
            <text:p>1</text:p>
          </table:table-cell>
          <table:table-cell office:value-type="percentage" office:value="1.8867999999999999E-2" table:style-name="ce16">
            <text:p>1.8868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candle for date night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andle date night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8s4oy42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63v7xtv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percentage" office:value="4.5455000000000002E-2" table:style-name="ce16">
            <text:p>4.5455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lk1svyk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2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3ddwm6r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5">
            <text:p>1</text:p>
          </table:table-cell>
          <table:table-cell office:value-type="percentage" office:value="6.25E-2" table:style-name="ce16">
            <text:p>6.2500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wyqsnx6</text:p>
          </table:table-cell>
          <table:table-cell office:value-type="float" office:value="34" table:style-name="ce15">
            <text:p>34</text:p>
          </table:table-cell>
          <table:table-cell office:value-type="float" office:value="1" table:style-name="ce15">
            <text:p>1</text:p>
          </table:table-cell>
          <table:table-cell office:value-type="percentage" office:value="2.9412000000000001E-2" table:style-name="ce16">
            <text:p>2.9412%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7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with sticks for buddha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men valentines da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himalayan incense sticks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tibetan incense sticks</text:p>
          </table:table-cell>
          <table:table-cell office:value-type="float" office:value="98" table:style-name="ce15">
            <text:p>98</text:p>
          </table:table-cell>
          <table:table-cell office:value-type="float" office:value="1" table:style-name="ce15">
            <text:p>1</text:p>
          </table:table-cell>
          <table:table-cell office:value-type="percentage" office:value="1.0204E-2" table:style-name="ce16">
            <text:p>1.0204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 for her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's day gifts for her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5">
            <text:p>1</text:p>
          </table:table-cell>
          <table:table-cell office:value-type="percentage" office:value="2.4389999999999998E-2" table:style-name="ce16">
            <text:p>2.439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baking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daughters</text:p>
          </table:table-cell>
          <table:table-cell office:value-type="float" office:value="123" table:style-name="ce15">
            <text:p>123</text:p>
          </table:table-cell>
          <table:table-cell office:value-type="float" office:value="1" table:style-name="ce15">
            <text:p>1</text:p>
          </table:table-cell>
          <table:table-cell office:value-type="percentage" office:value="8.1300000000000001E-3" table:style-name="ce16">
            <text:p>0.813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him travel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roommat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goloka nag champa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percentage" office:value="0.111111" table:style-name="ce16">
            <text:p>11.1111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man_is_yog</text:p>
          </table:table-cell>
          <table:table-cell office:value-type="string" table:style-name="ce7">
            <text:p>brh_man_is_yog_broad</text:p>
          </table:table-cell>
          <table:table-cell office:value-type="string" table:style-name="ce7">
            <text:p>yog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yoga meditation figur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asin="B07YBVLY7H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ybvly7h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office:value-type="percentage" office:value="0.04" table:style-name="ce16">
            <text:p>4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gtru5jy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9r9p83l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24.57</text:p>
          </table:table-cell>
          <table:table-cell office:value-type="percentage" office:value="3.0525E-2" table:style-name="ce16">
            <text:p>3.0525%</text:p>
          </table:table-cell>
          <table:table-cell office:value-type="float" office:value="32.76" table:style-name="ce18">
            <text:p>32.7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3zkd9mt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nyt2ff5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5">
            <text:p>1</text:p>
          </table:table-cell>
          <table:table-cell office:value-type="percentage" office:value="5.5556000000000001E-2" table:style-name="ce16">
            <text:p>5.5556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ol4bd2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qmt3ftc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remium nag champa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98</text:p>
          </table:table-cell>
          <table:table-cell office:value-type="string" table:style-name="ce17">
            <text:p>$1.95</text:p>
          </table:table-cell>
          <table:table-cell office:value-type="string" table:style-name="ce17">
            <text:p>$24.57</text:p>
          </table:table-cell>
          <table:table-cell office:value-type="percentage" office:value="7.9365000000000005E-2" table:style-name="ce16">
            <text:p>7.9365%</text:p>
          </table:table-cell>
          <table:table-cell office:value-type="float" office:value="12.6" table:style-name="ce18">
            <text:p>12.6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tgv4r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9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w4v5wj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9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fgcc3fw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sin incense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5">
            <text:p>1</text:p>
          </table:table-cell>
          <table:table-cell office:value-type="percentage" office:value="3.0303E-2" table:style-name="ce16">
            <text:p>3.0303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hz77m22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5">
            <text:p>1</text:p>
          </table:table-cell>
          <table:table-cell office:value-type="percentage" office:value="3.2258000000000002E-2" table:style-name="ce16">
            <text:p>3.2258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valentines boxe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firewood fragrance incense sticks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japanese incense sticks</text:p>
          </table:table-cell>
          <table:table-cell office:value-type="float" office:value="131" table:style-name="ce15">
            <text:p>131</text:p>
          </table:table-cell>
          <table:table-cell office:value-type="float" office:value="1" table:style-name="ce15">
            <text:p>1</text:p>
          </table:table-cell>
          <table:table-cell office:value-type="percentage" office:value="7.6340000000000002E-3" table:style-name="ce16">
            <text:p>0.7634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him</text:p>
          </table:table-cell>
          <table:table-cell office:value-type="float" office:value="101" table:style-name="ce15">
            <text:p>101</text:p>
          </table:table-cell>
          <table:table-cell office:value-type="float" office:value="1" table:style-name="ce15">
            <text:p>1</text:p>
          </table:table-cell>
          <table:table-cell office:value-type="percentage" office:value="9.9010000000000001E-3" table:style-name="ce16">
            <text:p>0.9901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jar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incense herb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eucalyptus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eroli incense eucalyptu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1b68hpc</text:p>
          </table:table-cell>
          <table:table-cell office:value-type="float" office:value="50" table:style-name="ce15">
            <text:p>50</text:p>
          </table:table-cell>
          <table:table-cell office:value-type="float" office:value="1" table:style-name="ce15">
            <text:p>1</text:p>
          </table:table-cell>
          <table:table-cell office:value-type="percentage" office:value="0.02" table:style-name="ce16">
            <text:p>2.0000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2u37b8o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kc2u86c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percentage" office:value="6.6667000000000004E-2" table:style-name="ce16">
            <text:p>6.6667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d0ad7ac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9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7kdjgcm</text:p>
          </table:table-cell>
          <table:table-cell office:value-type="float" office:value="111" table:style-name="ce15">
            <text:p>111</text:p>
          </table:table-cell>
          <table:table-cell office:value-type="float" office:value="1" table:style-name="ce15">
            <text:p>1</text:p>
          </table:table-cell>
          <table:table-cell office:value-type="percentage" office:value="9.0089999999999996E-3" table:style-name="ce16">
            <text:p>0.9009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rahmas premium incens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helpusgreen incense sticks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med</text:p>
          </table:table-cell>
          <table:table-cell office:value-type="string" table:style-name="ce7">
            <text:p>brh_is_man_med_broad</text:p>
          </table:table-cell>
          <table:table-cell office:value-type="string" table:style-name="ce7">
            <text:p>meditation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meditation scent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asin="B01MSUJQKM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msujqkm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k82ppk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8ytlrk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percentage" office:value="4.3478000000000003E-2" table:style-name="ce16">
            <text:p>4.3478%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pl8593q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5">
            <text:p>1</text:p>
          </table:table-cell>
          <table:table-cell office:value-type="percentage" office:value="2.4389999999999998E-2" table:style-name="ce16">
            <text:p>2.4390%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fqo01y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percentage" office:value="4.3478000000000003E-2" table:style-name="ce16">
            <text:p>4.3478%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8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9h8znhj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5">
            <text:p>1</text:p>
          </table:table-cell>
          <table:table-cell office:value-type="percentage" office:value="4.7619000000000002E-2" table:style-name="ce16">
            <text:p>4.7619%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cinnamon incense stick</text:p>
          </table:table-cell>
          <table:table-cell office:value-type="float" office:value="158" table:style-name="ce15">
            <text:p>158</text:p>
          </table:table-cell>
          <table:table-cell office:value-type="float" office:value="1" table:style-name="ce15">
            <text:p>1</text:p>
          </table:table-cell>
          <table:table-cell office:value-type="percentage" office:value="6.3290000000000004E-3" table:style-name="ce16">
            <text:p>0.6329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sandalwood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dian sandalwood incense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big incense sticks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percentage" office:value="6.6667000000000004E-2" table:style-name="ce16">
            <text:p>6.6667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bulk natural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cdf6k5g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8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2wetuz8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8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7xu0m94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as46g4w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t99ggj3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ick incense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5">
            <text:p>1</text:p>
          </table:table-cell>
          <table:table-cell office:value-type="percentage" office:value="4.7619000000000002E-2" table:style-name="ce16">
            <text:p>4.7619%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8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c8j8hv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fqo01y</text:p>
          </table:table-cell>
          <table:table-cell office:value-type="float" office:value="118" table:style-name="ce15">
            <text:p>118</text:p>
          </table:table-cell>
          <table:table-cell office:value-type="float" office:value="1" table:style-name="ce15">
            <text:p>1</text:p>
          </table:table-cell>
          <table:table-cell office:value-type="percentage" office:value="8.4749999999999999E-3" table:style-name="ce16">
            <text:p>0.8475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sd436tg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4c3f2z1</text:p>
          </table:table-cell>
          <table:table-cell office:value-type="float" office:value="88" table:style-name="ce15">
            <text:p>88</text:p>
          </table:table-cell>
          <table:table-cell office:value-type="float" office:value="1" table:style-name="ce15">
            <text:p>1</text:p>
          </table:table-cell>
          <table:table-cell office:value-type="percentage" office:value="1.1364000000000001E-2" table:style-name="ce16">
            <text:p>1.1364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ree rose gift bo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7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and tra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fireplace incense sticks</text:p>
          </table:table-cell>
          <table:table-cell office:value-type="float" office:value="239" table:style-name="ce15">
            <text:p>239</text:p>
          </table:table-cell>
          <table:table-cell office:value-type="float" office:value="1" table:style-name="ce15">
            <text:p>1</text:p>
          </table:table-cell>
          <table:table-cell office:value-type="percentage" office:value="4.1840000000000002E-3" table:style-name="ce16">
            <text:p>0.4184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for witchcraft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5">
            <text:p>1</text:p>
          </table:table-cell>
          <table:table-cell office:value-type="percentage" office:value="3.0303E-2" table:style-name="ce16">
            <text:p>3.0303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ietnamese incense sticks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5">
            <text:p>1</text:p>
          </table:table-cell>
          <table:table-cell office:value-type="percentage" office:value="3.8462000000000003E-2" table:style-name="ce16">
            <text:p>3.8462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rge incense sticks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friends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5">
            <text:p>1</text:p>
          </table:table-cell>
          <table:table-cell office:value-type="percentage" office:value="2.0407999999999999E-2" table:style-name="ce16">
            <text:p>2.0408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eucalyptus oil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eucalyptus oil spra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agp4f8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lwb2892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 price&gt;20 rating&lt;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jd299sq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5ddm3k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7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cred elephant incense sticks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japanese incense sticks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5">
            <text:p>1</text:p>
          </table:table-cell>
          <table:table-cell office:value-type="percentage" office:value="2.6315999999999999E-2" table:style-name="ce16">
            <text:p>2.6316%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 day gift idea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7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hampa flower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8v1e2h</text:p>
          </table:table-cell>
          <table:table-cell office:value-type="float" office:value="119" table:style-name="ce15">
            <text:p>119</text:p>
          </table:table-cell>
          <table:table-cell office:value-type="float" office:value="3" table:style-name="ce15">
            <text:p>3</text:p>
          </table:table-cell>
          <table:table-cell office:value-type="percentage" office:value="2.521E-2" table:style-name="ce16">
            <text:p>2.5210%</text:p>
          </table:table-cell>
          <table:table-cell office:value-type="string" table:style-name="ce17">
            <text:p>$1.00</text:p>
          </table:table-cell>
          <table:table-cell office:value-type="string" table:style-name="ce17">
            <text:p>$3.0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5" incense sticks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style-name="ce7"/>
          <table:table-cell office:value-type="string" table:style-name="ce17">
            <text:p>$0.69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 boxes with window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kbzxpre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8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92zkn5g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8w2ktfg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z286sw4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7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wt1z08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resin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5">
            <text:p>1</text:p>
          </table:table-cell>
          <table:table-cell office:value-type="percentage" office:value="2.2727000000000001E-2" table:style-name="ce16">
            <text:p>2.2727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5bwdhpr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vgvhrbm</text:p>
          </table:table-cell>
          <table:table-cell office:value-type="float" office:value="147" table:style-name="ce15">
            <text:p>147</text:p>
          </table:table-cell>
          <table:table-cell office:value-type="float" office:value="1" table:style-name="ce15">
            <text:p>1</text:p>
          </table:table-cell>
          <table:table-cell office:value-type="percentage" office:value="6.803E-3" table:style-name="ce16">
            <text:p>0.6803%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1a1l2j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5, 2021</text:p>
          </table:table-cell>
          <table:table-cell office:value-type="string" table:style-name="ce14">
            <text:p>Feb 0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1awulm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0.6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lavender fields incense sticks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peppermint oil incense stick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exual incense sticks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office:value-type="percentage" office:value="8.3333000000000004E-2" table:style-name="ce16">
            <text:p>8.3333%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med</text:p>
          </table:table-cell>
          <table:table-cell office:value-type="string" table:style-name="ce7">
            <text:p>brh_is_man_med_broad</text:p>
          </table:table-cell>
          <table:table-cell office:value-type="string" table:style-name="ce7">
            <text:p>meditation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meditation incense set</text:p>
          </table:table-cell>
          <table:table-cell office:value-type="float" office:value="53" table:style-name="ce15">
            <text:p>53</text:p>
          </table:table-cell>
          <table:table-cell office:value-type="float" office:value="1" table:style-name="ce15">
            <text:p>1</text:p>
          </table:table-cell>
          <table:table-cell office:value-type="percentage" office:value="1.8867999999999999E-2" table:style-name="ce16">
            <text:p>1.8868%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0.6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mens valentines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mens valentines gifts set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6</text:p>
          </table:table-cell>
          <table:table-cell office:value-type="string" table:style-name="ce17">
            <text:p>$0.6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 price=15.1-19.99 rating&lt;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p69fwjt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5">
            <text:p>1</text:p>
          </table:table-cell>
          <table:table-cell office:value-type="percentage" office:value="2.5641000000000001E-2" table:style-name="ce16">
            <text:p>2.5641%</text:p>
          </table:table-cell>
          <table:table-cell office:value-type="string" table:style-name="ce17">
            <text:p>$0.66</text:p>
          </table:table-cell>
          <table:table-cell office:value-type="string" table:style-name="ce17">
            <text:p>$0.6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sandelwood incense sticks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5">
            <text:p>1</text:p>
          </table:table-cell>
          <table:table-cell office:value-type="percentage" office:value="5.5556000000000001E-2" table:style-name="ce16">
            <text:p>5.5556%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joss sticks incense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5">
            <text:p>1</text:p>
          </table:table-cell>
          <table:table-cell office:value-type="percentage" office:value="2.1739000000000001E-2" table:style-name="ce16">
            <text:p>2.1739%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asin="B01N0M9BJT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0m9bjt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5">
            <text:p>1</text:p>
          </table:table-cell>
          <table:table-cell office:value-type="percentage" office:value="2.8570999999999999E-2" table:style-name="ce16">
            <text:p>2.8571%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29.17</text:p>
          </table:table-cell>
          <table:table-cell office:value-type="percentage" office:value="2.2283000000000001E-2" table:style-name="ce16">
            <text:p>2.2283%</text:p>
          </table:table-cell>
          <table:table-cell office:value-type="float" office:value="44.88" table:style-name="ce18">
            <text:p>44.8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9.1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5zlbhp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0.6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47jp2ai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613tz5s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5">
            <text:p>1</text:p>
          </table:table-cell>
          <table:table-cell office:value-type="percentage" office:value="2.6315999999999999E-2" table:style-name="ce16">
            <text:p>2.6316%</text:p>
          </table:table-cell>
          <table:table-cell office:value-type="string" table:style-name="ce17">
            <text:p>$0.64</text:p>
          </table:table-cell>
          <table:table-cell office:value-type="string" table:style-name="ce17">
            <text:p>$0.6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fmxmr8n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percentage" office:value="7.1429000000000006E-2" table:style-name="ce16">
            <text:p>7.1429%</text:p>
          </table:table-cell>
          <table:table-cell office:value-type="string" table:style-name="ce17">
            <text:p>$0.64</text:p>
          </table:table-cell>
          <table:table-cell office:value-type="string" table:style-name="ce17">
            <text:p>$0.6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 price=15.1-19.99 rating&lt;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tffxdd1</text:p>
          </table:table-cell>
          <table:table-cell office:value-type="float" office:value="51" table:style-name="ce15">
            <text:p>51</text:p>
          </table:table-cell>
          <table:table-cell office:value-type="float" office:value="1" table:style-name="ce15">
            <text:p>1</text:p>
          </table:table-cell>
          <table:table-cell office:value-type="percentage" office:value="1.9608E-2" table:style-name="ce16">
            <text:p>1.9608%</text:p>
          </table:table-cell>
          <table:table-cell office:value-type="string" table:style-name="ce17">
            <text:p>$0.64</text:p>
          </table:table-cell>
          <table:table-cell office:value-type="string" table:style-name="ce17">
            <text:p>$0.6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lemon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percentage" office:value="0.111111" table:style-name="ce16">
            <text:p>11.1111%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fx6p6bc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7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stick holder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thpamio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mdrwoew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d3mlfv8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1, 2021</text:p>
          </table:table-cell>
          <table:table-cell office:value-type="string" table:style-name="ce14">
            <text:p>Feb 01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ae_bsb_auto_alpha_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kq14hnh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982y88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6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ndita incense sticks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5">
            <text:p>1</text:p>
          </table:table-cell>
          <table:table-cell office:value-type="percentage" office:value="3.3333000000000002E-2" table:style-name="ce16">
            <text:p>3.3333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holders for sticks</text:p>
          </table:table-cell>
          <table:table-cell office:value-type="float" office:value="161" table:style-name="ce15">
            <text:p>161</text:p>
          </table:table-cell>
          <table:table-cell office:value-type="float" office:value="1" table:style-name="ce15">
            <text:p>1</text:p>
          </table:table-cell>
          <table:table-cell office:value-type="percentage" office:value="6.2110000000000004E-3" table:style-name="ce16">
            <text:p>0.6211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9g1yo2i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5">
            <text:p>1</text:p>
          </table:table-cell>
          <table:table-cell office:value-type="percentage" office:value="5.8824000000000001E-2" table:style-name="ce16">
            <text:p>5.8824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iafbyyc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9cltxv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5">
            <text:p>1</text:p>
          </table:table-cell>
          <table:table-cell office:value-type="percentage" office:value="5.8824000000000001E-2" table:style-name="ce16">
            <text:p>5.8824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d25x4sp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mx5p423</text:p>
          </table:table-cell>
          <table:table-cell office:value-type="float" office:value="69" table:style-name="ce15">
            <text:p>69</text:p>
          </table:table-cell>
          <table:table-cell office:value-type="float" office:value="1" table:style-name="ce15">
            <text:p>1</text:p>
          </table:table-cell>
          <table:table-cell office:value-type="percentage" office:value="1.4493000000000001E-2" table:style-name="ce16">
            <text:p>1.4493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n44y2r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 price&gt;20 rating&lt;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m8kctr1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5">
            <text:p>1</text:p>
          </table:table-cell>
          <table:table-cell office:value-type="percentage" office:value="2.8570999999999999E-2" table:style-name="ce16">
            <text:p>2.8571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s6l45g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6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graia36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percentage" office:value="7.6923000000000005E-2" table:style-name="ce16">
            <text:p>7.6923%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7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ecorations for hom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ecorations for the home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5">
            <text:p>1</text:p>
          </table:table-cell>
          <table:table-cell office:value-type="percentage" office:value="5.2631999999999998E-2" table:style-name="ce16">
            <text:p>5.2632%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ntkbsj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p2fdzpm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 price&gt;20 rating&lt;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lh4d55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5">
            <text:p>1</text:p>
          </table:table-cell>
          <table:table-cell office:value-type="percentage" office:value="6.25E-2" table:style-name="ce16">
            <text:p>6.2500%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onae2fc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5">
            <text:p>1</text:p>
          </table:table-cell>
          <table:table-cell office:value-type="percentage" office:value="5.5556000000000001E-2" table:style-name="ce16">
            <text:p>5.5556%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6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ticks made in usa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5">
            <text:p>1</text:p>
          </table:table-cell>
          <table:table-cell office:value-type="percentage" office:value="5.2631999999999998E-2" table:style-name="ce16">
            <text:p>5.2632%</text:p>
          </table:table-cell>
          <table:table-cell office:value-type="string" table:style-name="ce17">
            <text:p>$0.60</text:p>
          </table:table-cell>
          <table:table-cell office:value-type="string" table:style-name="ce17">
            <text:p>$0.60</text:p>
          </table:table-cell>
          <table:table-cell office:value-type="string" table:style-name="ce17">
            <text:p>$24.57</text:p>
          </table:table-cell>
          <table:table-cell office:value-type="percentage" office:value="2.4420000000000001E-2" table:style-name="ce16">
            <text:p>2.4420%</text:p>
          </table:table-cell>
          <table:table-cell office:value-type="float" office:value="40.950000000000003" table:style-name="ce18">
            <text:p>40.9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xck1qw5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60</text:p>
          </table:table-cell>
          <table:table-cell office:value-type="string" table:style-name="ce17">
            <text:p>$0.6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romar incense sticks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59</text:p>
          </table:table-cell>
          <table:table-cell office:value-type="string" table:style-name="ce17">
            <text:p>$0.5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to help you slee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59</text:p>
          </table:table-cell>
          <table:table-cell office:value-type="string" table:style-name="ce17">
            <text:p>$0.5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9, 2021</text:p>
          </table:table-cell>
          <table:table-cell office:value-type="string" table:style-name="ce14">
            <text:p>Feb 0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bvg6964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percentage" office:value="1.3698999999999999E-2" table:style-name="ce16">
            <text:p>1.3699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lank incense sticks</text:p>
          </table:table-cell>
          <table:table-cell office:value-type="float" office:value="76" table:style-name="ce15">
            <text:p>76</text:p>
          </table:table-cell>
          <table:table-cell office:value-type="float" office:value="1" table:style-name="ce15">
            <text:p>1</text:p>
          </table:table-cell>
          <table:table-cell office:value-type="percentage" office:value="1.3158E-2" table:style-name="ce16">
            <text:p>1.3158%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med</text:p>
          </table:table-cell>
          <table:table-cell office:value-type="string" table:style-name="ce7">
            <text:p>brh_is_man_med_broad</text:p>
          </table:table-cell>
          <table:table-cell office:value-type="string" table:style-name="ce7">
            <text:p>meditation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tural meditation stones</text:p>
          </table:table-cell>
          <table:table-cell office:value-type="float" office:value="50" table:style-name="ce15">
            <text:p>50</text:p>
          </table:table-cell>
          <table:table-cell office:value-type="float" office:value="1" table:style-name="ce15">
            <text:p>1</text:p>
          </table:table-cell>
          <table:table-cell office:value-type="percentage" office:value="0.02" table:style-name="ce16">
            <text:p>2.0000%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8vvezj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14hcm46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5">
            <text:p>1</text:p>
          </table:table-cell>
          <table:table-cell office:value-type="percentage" office:value="6.25E-2" table:style-name="ce16">
            <text:p>6.2500%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jg2ld5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5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rose valentin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valentine boxes for strawberries and rose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57</text:p>
          </table:table-cell>
          <table:table-cell office:value-type="string" table:style-name="ce17">
            <text:p>$0.5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qdq56x3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5">
            <text:p>1</text:p>
          </table:table-cell>
          <table:table-cell office:value-type="percentage" office:value="6.25E-2" table:style-name="ce16">
            <text:p>6.2500%</text:p>
          </table:table-cell>
          <table:table-cell office:value-type="string" table:style-name="ce17">
            <text:p>$0.57</text:p>
          </table:table-cell>
          <table:table-cell office:value-type="string" table:style-name="ce17">
            <text:p>$0.5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romatherapy incense sticks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5">
            <text:p>1</text:p>
          </table:table-cell>
          <table:table-cell office:value-type="percentage" office:value="2.2727000000000001E-2" table:style-name="ce16">
            <text:p>2.2727%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1.0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brh</text:p>
          </table:table-cell>
          <table:table-cell office:value-type="string" table:style-name="ce7">
            <text:p>valentines_brh_ros</text:p>
          </table:table-cell>
          <table:table-cell office:value-type="string" table:style-name="ce7">
            <text:p>valentine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him</text:p>
          </table:table-cell>
          <table:table-cell office:value-type="float" office:value="294" table:style-name="ce15">
            <text:p>294</text:p>
          </table:table-cell>
          <table:table-cell office:value-type="float" office:value="1" table:style-name="ce15">
            <text:p>1</text:p>
          </table:table-cell>
          <table:table-cell office:value-type="percentage" office:value="3.4009999999999999E-3" table:style-name="ce16">
            <text:p>0.3401%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euc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eucalyptus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eucalyptus cone incense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asin="B0821Q8L5X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21q8l5x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5">
            <text:p>1</text:p>
          </table:table-cell>
          <table:table-cell office:value-type="percentage" office:value="2.6315999999999999E-2" table:style-name="ce16">
            <text:p>2.6316%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py61q3w</text:p>
          </table:table-cell>
          <table:table-cell office:value-type="float" office:value="62" table:style-name="ce15">
            <text:p>62</text:p>
          </table:table-cell>
          <table:table-cell office:value-type="float" office:value="1" table:style-name="ce15">
            <text:p>1</text:p>
          </table:table-cell>
          <table:table-cell office:value-type="percentage" office:value="1.6129000000000001E-2" table:style-name="ce16">
            <text:p>1.6129%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7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resin stick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5">
            <text:p>1</text:p>
          </table:table-cell>
          <table:table-cell office:value-type="percentage" office:value="2.0407999999999999E-2" table:style-name="ce16">
            <text:p>2.0408%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1.0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lisb3v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6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organic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55</text:p>
          </table:table-cell>
          <table:table-cell office:value-type="string" table:style-name="ce17">
            <text:p>$0.5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8v1e2h</text:p>
          </table:table-cell>
          <table:table-cell office:value-type="float" office:value="181" table:style-name="ce15">
            <text:p>181</text:p>
          </table:table-cell>
          <table:table-cell office:value-type="float" office:value="1" table:style-name="ce15">
            <text:p>1</text:p>
          </table:table-cell>
          <table:table-cell office:value-type="percentage" office:value="5.5250000000000004E-3" table:style-name="ce16">
            <text:p>0.5525%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5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eucalyptus mint incense stick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54</text:p>
          </table:table-cell>
          <table:table-cell office:value-type="string" table:style-name="ce17">
            <text:p>$0.5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natural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tural premium classic incense by oakland gardens</text:p>
          </table:table-cell>
          <table:table-cell office:value-type="float" office:value="22" table:style-name="ce15">
            <text:p>22</text:p>
          </table:table-cell>
          <table:table-cell office:value-type="float" office:value="2" table:style-name="ce15">
            <text:p>2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0.27</text:p>
          </table:table-cell>
          <table:table-cell office:value-type="string" table:style-name="ce17">
            <text:p>$0.5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med</text:p>
          </table:table-cell>
          <table:table-cell office:value-type="string" table:style-name="ce7">
            <text:p>brh_is_man_med_broad</text:p>
          </table:table-cell>
          <table:table-cell office:value-type="string" table:style-name="ce7">
            <text:p>meditation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meditation candles for hom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54</text:p>
          </table:table-cell>
          <table:table-cell office:value-type="string" table:style-name="ce17">
            <text:p>$0.5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rahmas incens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55</text:p>
          </table:table-cell>
          <table:table-cell office:value-type="string" table:style-name="ce17">
            <text:p>$0.5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2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eucalyptu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eucalyptu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53</text:p>
          </table:table-cell>
          <table:table-cell office:value-type="string" table:style-name="ce17">
            <text:p>$0.5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swades_is_valentines_seasonal</text:p>
          </table:table-cell>
          <table:table-cell office:value-type="string" table:style-name="ce7">
            <text:p>swades_is_valentines_seasonal_manual</text:p>
          </table:table-cell>
          <table:table-cell office:value-type="string" table:style-name="ce7">
            <text:p>valentines day gifts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best frien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percentage" office:value="6.6667000000000004E-2" table:style-name="ce16">
            <text:p>6.6667%</text:p>
          </table:table-cell>
          <table:table-cell office:value-type="string" table:style-name="ce17">
            <text:p>$0.53</text:p>
          </table:table-cell>
          <table:table-cell office:value-type="string" table:style-name="ce17">
            <text:p>$0.5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21gbnpc</text:p>
          </table:table-cell>
          <table:table-cell office:value-type="float" office:value="55" table:style-name="ce15">
            <text:p>55</text:p>
          </table:table-cell>
          <table:table-cell office:value-type="float" office:value="1" table:style-name="ce15">
            <text:p>1</text:p>
          </table:table-cell>
          <table:table-cell office:value-type="percentage" office:value="1.8182E-2" table:style-name="ce16">
            <text:p>1.8182%</text:p>
          </table:table-cell>
          <table:table-cell office:value-type="string" table:style-name="ce17">
            <text:p>$0.53</text:p>
          </table:table-cell>
          <table:table-cell office:value-type="string" table:style-name="ce17">
            <text:p>$0.5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jkt406m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53</text:p>
          </table:table-cell>
          <table:table-cell office:value-type="string" table:style-name="ce17">
            <text:p>$0.5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2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eucalyptu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bed and body work eucalyptus incens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51</text:p>
          </table:table-cell>
          <table:table-cell office:value-type="string" table:style-name="ce17">
            <text:p>$0.5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m64ytsv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51</text:p>
          </table:table-cell>
          <table:table-cell office:value-type="string" table:style-name="ce17">
            <text:p>$0.5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ocus incens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15</text:p>
          </table:table-cell>
          <table:table-cell office:value-type="string" table:style-name="ce17">
            <text:p>$0.1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hoyeido incense sticks</text:p>
          </table:table-cell>
          <table:table-cell office:value-type="float" office:value="284" table:style-name="ce15">
            <text:p>284</text:p>
          </table:table-cell>
          <table:table-cell office:value-type="float" office:value="1" table:style-name="ce15">
            <text:p>1</text:p>
          </table:table-cell>
          <table:table-cell office:value-type="percentage" office:value="3.5209999999999998E-3" table:style-name="ce16">
            <text:p>0.3521%</text:p>
          </table:table-cell>
          <table:table-cell office:value-type="string" table:style-name="ce17">
            <text:p>$0.49</text:p>
          </table:table-cell>
          <table:table-cell office:value-type="string" table:style-name="ce17">
            <text:p>$0.4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 day gifts for him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dult toys for valentines day gifts for him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7e0xmoy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dmhq4rq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1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eifxdho</text:p>
          </table:table-cell>
          <table:table-cell office:value-type="float" office:value="189" table:style-name="ce15">
            <text:p>189</text:p>
          </table:table-cell>
          <table:table-cell office:value-type="float" office:value="2" table:style-name="ce15">
            <text:p>2</text:p>
          </table:table-cell>
          <table:table-cell office:value-type="percentage" office:value="1.0581999999999999E-2" table:style-name="ce16">
            <text:p>1.0582%</text:p>
          </table:table-cell>
          <table:table-cell office:value-type="string" table:style-name="ce17">
            <text:p>$0.91</text:p>
          </table:table-cell>
          <table:table-cell office:value-type="string" table:style-name="ce17">
            <text:p>$1.8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0xxblpc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1g3zp8w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4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ros</text:p>
          </table:table-cell>
          <table:table-cell office:value-type="string" table:style-name="ce7">
            <text:p>brh_is_man_ros_phrase</text:p>
          </table:table-cell>
          <table:table-cell office:value-type="string" table:style-name="ce7">
            <text:p>rose incense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absolute rose incens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47</text:p>
          </table:table-cell>
          <table:table-cell office:value-type="string" table:style-name="ce17">
            <text:p>$0.4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mvw2hdk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46</text:p>
          </table:table-cell>
          <table:table-cell office:value-type="string" table:style-name="ce17">
            <text:p>$0.4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bt5w8q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46</text:p>
          </table:table-cell>
          <table:table-cell office:value-type="string" table:style-name="ce17">
            <text:p>$0.4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aloewood incense sticks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percentage" office:value="0.05" table:style-name="ce16">
            <text:p>5.0000%</text:p>
          </table:table-cell>
          <table:table-cell office:value-type="string" table:style-name="ce17">
            <text:p>$0.45</text:p>
          </table:table-cell>
          <table:table-cell office:value-type="string" table:style-name="ce17">
            <text:p>$0.4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stick incense burner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percentage" office:value="3.5714000000000003E-2" table:style-name="ce16">
            <text:p>3.5714%</text:p>
          </table:table-cell>
          <table:table-cell office:value-type="string" table:style-name="ce17">
            <text:p>$0.45</text:p>
          </table:table-cell>
          <table:table-cell office:value-type="string" table:style-name="ce17">
            <text:p>$0.4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34vxlgq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0.45</text:p>
          </table:table-cell>
          <table:table-cell office:value-type="string" table:style-name="ce17">
            <text:p>$0.4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1lb2x4p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45</text:p>
          </table:table-cell>
          <table:table-cell office:value-type="string" table:style-name="ce17">
            <text:p>$0.4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scentsy stick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med</text:p>
          </table:table-cell>
          <table:table-cell office:value-type="string" table:style-name="ce7">
            <text:p>brh_is_man_med_broad</text:p>
          </table:table-cell>
          <table:table-cell office:value-type="string" table:style-name="ce7">
            <text:p>meditation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yoga meditation premium hand rolled masala agarbatti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j29jo0w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percentage" office:value="9.0909000000000004E-2" table:style-name="ce16">
            <text:p>9.0909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24.57</text:p>
          </table:table-cell>
          <table:table-cell office:value-type="percentage" office:value="1.7908E-2" table:style-name="ce16">
            <text:p>1.7908%</text:p>
          </table:table-cell>
          <table:table-cell office:value-type="float" office:value="55.84" table:style-name="ce18">
            <text:p>55.8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mgnneu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7hxj7ga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6xzz4shx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5">
            <text:p>1</text:p>
          </table:table-cell>
          <table:table-cell office:value-type="percentage" office:value="5.2631999999999998E-2" table:style-name="ce16">
            <text:p>5.2632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8qz4frl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9qxb9b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c8426m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mn87thx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4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 incense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cones nag champa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lidxelk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tlfv2kk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percentage" office:value="0.111111" table:style-name="ce16">
            <text:p>11.1111%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dhwftng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5">
            <text:p>1</text:p>
          </table:table-cell>
          <table:table-cell office:value-type="percentage" office:value="1.8519000000000001E-2" table:style-name="ce16">
            <text:p>1.8519%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premium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5">
            <text:p>1</text:p>
          </table:table-cell>
          <table:table-cell office:value-type="percentage" office:value="5.8824000000000001E-2" table:style-name="ce16">
            <text:p>5.8824%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4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legb480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42</text:p>
          </table:table-cell>
          <table:table-cell office:value-type="string" table:style-name="ce17">
            <text:p>$0.4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nytqyr3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percentage" office:value="0.1" table:style-name="ce16">
            <text:p>10.0000%</text:p>
          </table:table-cell>
          <table:table-cell office:value-type="string" table:style-name="ce17">
            <text:p>$0.42</text:p>
          </table:table-cell>
          <table:table-cell office:value-type="string" table:style-name="ce17">
            <text:p>$0.4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0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21gbnpc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percentage" office:value="1.5152000000000001E-2" table:style-name="ce16">
            <text:p>1.5152%</text:p>
          </table:table-cell>
          <table:table-cell office:value-type="string" table:style-name="ce17">
            <text:p>$0.42</text:p>
          </table:table-cell>
          <table:table-cell office:value-type="string" table:style-name="ce17">
            <text:p>$0.4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himalayan incense sticks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5">
            <text:p>1</text:p>
          </table:table-cell>
          <table:table-cell office:value-type="percentage" office:value="2.8570999999999999E-2" table:style-name="ce16">
            <text:p>2.8571%</text:p>
          </table:table-cell>
          <table:table-cell office:value-type="string" table:style-name="ce17">
            <text:p>$0.41</text:p>
          </table:table-cell>
          <table:table-cell office:value-type="string" table:style-name="ce17">
            <text:p>$0.4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is_global_all_skus</text:p>
          </table:table-cell>
          <table:table-cell office:value-type="string" table:style-name="ce7">
            <text:p>is_global_all_skus_broad</text:p>
          </table:table-cell>
          <table:table-cell office:value-type="string" table:style-name="ce7">
            <text:p>incense sticks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incense sticks sandlewoo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41</text:p>
          </table:table-cell>
          <table:table-cell office:value-type="string" table:style-name="ce17">
            <text:p>$0.4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3gpgl7t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41</text:p>
          </table:table-cell>
          <table:table-cell office:value-type="string" table:style-name="ce17">
            <text:p>$0.4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v5752s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percentage" office:value="0.33333299999999999" table:style-name="ce16">
            <text:p>33.3333%</text:p>
          </table:table-cell>
          <table:table-cell office:value-type="string" table:style-name="ce17">
            <text:p>$0.41</text:p>
          </table:table-cell>
          <table:table-cell office:value-type="string" table:style-name="ce17">
            <text:p>$0.4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agarbatti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40</text:p>
          </table:table-cell>
          <table:table-cell office:value-type="string" table:style-name="ce17">
            <text:p>$0.4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6, 2021</text:p>
          </table:table-cell>
          <table:table-cell office:value-type="string" table:style-name="ce14">
            <text:p>Feb 0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bc8j8hv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40</text:p>
          </table:table-cell>
          <table:table-cell office:value-type="string" table:style-name="ce17">
            <text:p>$0.4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2, 2021</text:p>
          </table:table-cell>
          <table:table-cell office:value-type="string" table:style-name="ce14">
            <text:p>Feb 02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e_manual_phrase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beard straightener for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beard straightener fast heate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39</text:p>
          </table:table-cell>
          <table:table-cell office:value-type="string" table:style-name="ce17">
            <text:p>$0.3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 jasmine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percentage" office:value="1.5152000000000001E-2" table:style-name="ce16">
            <text:p>1.5152%</text:p>
          </table:table-cell>
          <table:table-cell office:value-type="string" table:style-name="ce17">
            <text:p>$0.39</text:p>
          </table:table-cell>
          <table:table-cell office:value-type="string" table:style-name="ce17">
            <text:p>$0.3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p3y169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54</text:p>
          </table:table-cell>
          <table:table-cell office:value-type="string" table:style-name="ce17">
            <text:p>$0.5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dz42qlo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percentage" office:value="0.16666700000000001" table:style-name="ce16">
            <text:p>16.6667%</text:p>
          </table:table-cell>
          <table:table-cell office:value-type="string" table:style-name="ce17">
            <text:p>$0.38</text:p>
          </table:table-cell>
          <table:table-cell office:value-type="string" table:style-name="ce17">
            <text:p>$0.3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4jh4wpm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38</text:p>
          </table:table-cell>
          <table:table-cell office:value-type="string" table:style-name="ce17">
            <text:p>$0.3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valentine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38</text:p>
          </table:table-cell>
          <table:table-cell office:value-type="string" table:style-name="ce17">
            <text:p>$0.3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cense sticks hem</text:p>
          </table:table-cell>
          <table:table-cell office:value-type="float" office:value="165" table:style-name="ce15">
            <text:p>165</text:p>
          </table:table-cell>
          <table:table-cell office:value-type="float" office:value="1" table:style-name="ce15">
            <text:p>1</text:p>
          </table:table-cell>
          <table:table-cell office:value-type="percentage" office:value="6.0610000000000004E-3" table:style-name="ce16">
            <text:p>0.6061%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 day gifts for him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valentines day gifts for him adult gag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n9kch6a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24.57</text:p>
          </table:table-cell>
          <table:table-cell office:value-type="percentage" office:value="1.5058999999999999E-2" table:style-name="ce16">
            <text:p>1.5059%</text:p>
          </table:table-cell>
          <table:table-cell office:value-type="float" office:value="66.41" table:style-name="ce18">
            <text:p>66.4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jm45nqh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9, 2021</text:p>
          </table:table-cell>
          <table:table-cell office:value-type="string" table:style-name="ce14">
            <text:p>Feb 19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zg4l8xn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0.3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gifts for him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valentines gift for him naught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scented sticks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864yhbb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percentage" office:value="0.14285700000000001" table:style-name="ce16">
            <text:p>14.2857%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pncvp57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5">
            <text:p>1</text:p>
          </table:table-cell>
          <table:table-cell office:value-type="percentage" office:value="3.2258000000000002E-2" table:style-name="ce16">
            <text:p>3.2258%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1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auto_is_san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calm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36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gifts for him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valentines gifts for him jerk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35</text:p>
          </table:table-cell>
          <table:table-cell office:value-type="string" table:style-name="ce17">
            <text:p>$0.3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ntp5c32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35</text:p>
          </table:table-cell>
          <table:table-cell office:value-type="string" table:style-name="ce17">
            <text:p>$0.3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1, 2021</text:p>
          </table:table-cell>
          <table:table-cell office:value-type="string" table:style-name="ce14">
            <text:p>Feb 1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pdk9m86</text:p>
          </table:table-cell>
          <table:table-cell office:value-type="float" office:value="37" table:style-name="ce15">
            <text:p>37</text:p>
          </table:table-cell>
          <table:table-cell office:value-type="float" office:value="1" table:style-name="ce15">
            <text:p>1</text:p>
          </table:table-cell>
          <table:table-cell office:value-type="percentage" office:value="2.7026999999999999E-2" table:style-name="ce16">
            <text:p>2.7027%</text:p>
          </table:table-cell>
          <table:table-cell office:value-type="string" table:style-name="ce17">
            <text:p>$0.35</text:p>
          </table:table-cell>
          <table:table-cell office:value-type="string" table:style-name="ce17">
            <text:p>$0.3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 price=15.1-19.99 rating&lt;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bxj635</text:p>
          </table:table-cell>
          <table:table-cell office:value-type="float" office:value="62" table:style-name="ce15">
            <text:p>62</text:p>
          </table:table-cell>
          <table:table-cell office:value-type="float" office:value="1" table:style-name="ce15">
            <text:p>1</text:p>
          </table:table-cell>
          <table:table-cell office:value-type="percentage" office:value="1.6129000000000001E-2" table:style-name="ce16">
            <text:p>1.6129%</text:p>
          </table:table-cell>
          <table:table-cell office:value-type="string" table:style-name="ce17">
            <text:p>$0.35</text:p>
          </table:table-cell>
          <table:table-cell office:value-type="string" table:style-name="ce17">
            <text:p>$0.3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2, 2021</text:p>
          </table:table-cell>
          <table:table-cell office:value-type="string" table:style-name="ce14">
            <text:p>Feb 1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47rgy5m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kml91pv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1b3pmr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gjs4hmv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percentage" office:value="0.25" table:style-name="ce16">
            <text:p>25.0000%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lsr8ht9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percentage" office:value="0.125" table:style-name="ce16">
            <text:p>12.5000%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3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km68nx3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33</text:p>
          </table:table-cell>
          <table:table-cell office:value-type="string" table:style-name="ce17">
            <text:p>$0.3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8, 2021</text:p>
          </table:table-cell>
          <table:table-cell office:value-type="string" table:style-name="ce14">
            <text:p>Feb 08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gifts for him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gift sex toy for him adult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32</text:p>
          </table:table-cell>
          <table:table-cell office:value-type="string" table:style-name="ce17">
            <text:p>$0.3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Project Swades TEST Dec 2020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incense stick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indian incense sticks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percentage" office:value="1.7240999999999999E-2" table:style-name="ce16">
            <text:p>1.7241%</text:p>
          </table:table-cell>
          <table:table-cell office:value-type="string" table:style-name="ce17">
            <text:p>$0.31</text:p>
          </table:table-cell>
          <table:table-cell office:value-type="string" table:style-name="ce17">
            <text:p>$0.31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8, 2021</text:p>
          </table:table-cell>
          <table:table-cell office:value-type="string" table:style-name="ce14">
            <text:p>Feb 18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b4ipbn8</text:p>
          </table:table-cell>
          <table:table-cell office:value-type="float" office:value="40" table:style-name="ce15">
            <text:p>40</text:p>
          </table:table-cell>
          <table:table-cell office:value-type="float" office:value="1" table:style-name="ce15">
            <text:p>1</text:p>
          </table:table-cell>
          <table:table-cell office:value-type="percentage" office:value="2.5000000000000001E-2" table:style-name="ce16">
            <text:p>2.5000%</text:p>
          </table:table-cell>
          <table:table-cell office:value-type="string" table:style-name="ce17">
            <text:p>$0.31</text:p>
          </table:table-cell>
          <table:table-cell office:value-type="string" table:style-name="ce17">
            <text:p>$0.31</text:p>
          </table:table-cell>
          <table:table-cell office:value-type="string" table:style-name="ce17">
            <text:p>$25.47</text:p>
          </table:table-cell>
          <table:table-cell office:value-type="percentage" office:value="1.2171E-2" table:style-name="ce16">
            <text:p>1.2171%</text:p>
          </table:table-cell>
          <table:table-cell office:value-type="float" office:value="82.16" table:style-name="ce18">
            <text:p>82.1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5.4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4rq4u7g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percentage" office:value="4.3478000000000003E-2" table:style-name="ce16">
            <text:p>4.3478%</text:p>
          </table:table-cell>
          <table:table-cell office:value-type="string" table:style-name="ce17">
            <text:p>$0.30</text:p>
          </table:table-cell>
          <table:table-cell office:value-type="string" table:style-name="ce17">
            <text:p>$0.3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cred essential oil incens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30</text:p>
          </table:table-cell>
          <table:table-cell office:value-type="string" table:style-name="ce17">
            <text:p>$0.3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0, 2021</text:p>
          </table:table-cell>
          <table:table-cell office:value-type="string" table:style-name="ce14">
            <text:p>Feb 1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med</text:p>
          </table:table-cell>
          <table:table-cell office:value-type="string" table:style-name="ce7">
            <text:p>brh_is_man_med_broad</text:p>
          </table:table-cell>
          <table:table-cell office:value-type="string" table:style-name="ce7">
            <text:p>meditation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meditation decor for hom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29</text:p>
          </table:table-cell>
          <table:table-cell office:value-type="string" table:style-name="ce17">
            <text:p>$0.29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pftz8lt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5">
            <text:p>1</text:p>
          </table:table-cell>
          <table:table-cell office:value-type="percentage" office:value="2.4389999999999998E-2" table:style-name="ce16">
            <text:p>2.4390%</text:p>
          </table:table-cell>
          <table:table-cell office:value-type="string" table:style-name="ce17">
            <text:p>$0.28</text:p>
          </table:table-cell>
          <table:table-cell office:value-type="string" table:style-name="ce17">
            <text:p>$0.28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Not grouped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_ae</text:p>
          </table:table-cell>
          <table:table-cell office:value-type="string" table:style-name="ce7">
            <text:p>valentines day gifts for him</text:p>
          </table:table-cell>
          <table:table-cell office:value-type="string" table:style-name="ce7">
            <text:p>PHRASE</text:p>
          </table:table-cell>
          <table:table-cell office:value-type="string" table:style-name="ce7">
            <text:p>naughty valentines day gifts for him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percentage" office:value="6.6667000000000004E-2" table:style-name="ce16">
            <text:p>6.6667%</text:p>
          </table:table-cell>
          <table:table-cell office:value-type="string" table:style-name="ce17">
            <text:p>$0.27</text:p>
          </table:table-cell>
          <table:table-cell office:value-type="string" table:style-name="ce17">
            <text:p>$0.2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2, 2021</text:p>
          </table:table-cell>
          <table:table-cell office:value-type="string" table:style-name="ce14">
            <text:p>Feb 22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7p827mrb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50</text:p>
          </table:table-cell>
          <table:table-cell office:value-type="string" table:style-name="ce17">
            <text:p>$0.5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4, 2021</text:p>
          </table:table-cell>
          <table:table-cell office:value-type="string" table:style-name="ce14">
            <text:p>Feb 1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hkv5l42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percentage" office:value="0.111111" table:style-name="ce16">
            <text:p>11.1111%</text:p>
          </table:table-cell>
          <table:table-cell office:value-type="string" table:style-name="ce17">
            <text:p>$0.24</text:p>
          </table:table-cell>
          <table:table-cell office:value-type="string" table:style-name="ce17">
            <text:p>$0.24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0, 2021</text:p>
          </table:table-cell>
          <table:table-cell office:value-type="string" table:style-name="ce14">
            <text:p>Feb 20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nagc</text:p>
          </table:table-cell>
          <table:table-cell office:value-type="string" table:style-name="ce7">
            <text:p>brh_is_man_nagc_broad</text:p>
          </table:table-cell>
          <table:table-cell office:value-type="string" table:style-name="ce7">
            <text:p>nag champa essential oil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nag champa essential oil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23</text:p>
          </table:table-cell>
          <table:table-cell office:value-type="string" table:style-name="ce17">
            <text:p>$0.2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3, 2021</text:p>
          </table:table-cell>
          <table:table-cell office:value-type="string" table:style-name="ce14">
            <text:p>Feb 2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9fn6pie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percentage" office:value="3.5714000000000003E-2" table:style-name="ce16">
            <text:p>3.5714%</text:p>
          </table:table-cell>
          <table:table-cell office:value-type="string" table:style-name="ce17">
            <text:p>$0.23</text:p>
          </table:table-cell>
          <table:table-cell office:value-type="string" table:style-name="ce17">
            <text:p>$0.2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7, 2021</text:p>
          </table:table-cell>
          <table:table-cell office:value-type="string" table:style-name="ce14">
            <text:p>Feb 0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auto_is_ros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valentine incens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23</text:p>
          </table:table-cell>
          <table:table-cell office:value-type="string" table:style-name="ce17">
            <text:p>$0.2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7, 2021</text:p>
          </table:table-cell>
          <table:table-cell office:value-type="string" table:style-name="ce14">
            <text:p>Feb 17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lav</text:p>
          </table:table-cell>
          <table:table-cell office:value-type="string" table:style-name="ce7">
            <text:p>Ad group 1</text:p>
          </table:table-cell>
          <table:table-cell office:value-type="string" table:style-name="ce7">
            <text:p>lavender</text:p>
          </table:table-cell>
          <table:table-cell office:value-type="string" table:style-name="ce7">
            <text:p>BROAD</text:p>
          </table:table-cell>
          <table:table-cell office:value-type="string" table:style-name="ce7">
            <text:p>lavender made in franc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22</text:p>
          </table:table-cell>
          <table:table-cell office:value-type="string" table:style-name="ce17">
            <text:p>$0.2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rxdpgdf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percentage" office:value="0.2" table:style-name="ce16">
            <text:p>20.0000%</text:p>
          </table:table-cell>
          <table:table-cell office:value-type="string" table:style-name="ce17">
            <text:p>$0.22</text:p>
          </table:table-cell>
          <table:table-cell office:value-type="string" table:style-name="ce17">
            <text:p>$0.2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6, 2021</text:p>
          </table:table-cell>
          <table:table-cell office:value-type="string" table:style-name="ce14">
            <text:p>Feb 16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8vsfck4c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percentage" office:value="2.1277000000000001E-2" table:style-name="ce16">
            <text:p>2.1277%</text:p>
          </table:table-cell>
          <table:table-cell office:value-type="string" table:style-name="ce17">
            <text:p>$0.20</text:p>
          </table:table-cell>
          <table:table-cell office:value-type="string" table:style-name="ce17">
            <text:p>$0.20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4f0timc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percentage" office:value="4.5455000000000002E-2" table:style-name="ce16">
            <text:p>4.5455%</text:p>
          </table:table-cell>
          <table:table-cell office:value-type="string" table:style-name="ce17">
            <text:p>$0.17</text:p>
          </table:table-cell>
          <table:table-cell office:value-type="string" table:style-name="ce17">
            <text:p>$0.17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3, 2021</text:p>
          </table:table-cell>
          <table:table-cell office:value-type="string" table:style-name="ce14">
            <text:p>Feb 0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auto_is_nag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1lxryz2h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percentage" office:value="1" table:style-name="ce16">
            <text:p>100.0000%</text:p>
          </table:table-cell>
          <table:table-cell office:value-type="string" table:style-name="ce17">
            <text:p>$0.25</text:p>
          </table:table-cell>
          <table:table-cell office:value-type="string" table:style-name="ce17">
            <text:p>$0.25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5, 2021</text:p>
          </table:table-cell>
          <table:table-cell office:value-type="string" table:style-name="ce14">
            <text:p>Feb 15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54kt62e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percentage" office:value="0.5" table:style-name="ce16">
            <text:p>50.0000%</text:p>
          </table:table-cell>
          <table:table-cell office:value-type="string" table:style-name="ce17">
            <text:p>$0.12</text:p>
          </table:table-cell>
          <table:table-cell office:value-type="string" table:style-name="ce17">
            <text:p>$0.12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04, 2021</text:p>
          </table:table-cell>
          <table:table-cell office:value-type="string" table:style-name="ce14">
            <text:p>Feb 21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auto_is_lav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ncense sticks</text:p>
          </table:table-cell>
          <table:table-cell office:value-type="float" office:value="760" table:style-name="ce15">
            <text:p>760</text:p>
          </table:table-cell>
          <table:table-cell office:value-type="float" office:value="3" table:style-name="ce15">
            <text:p>3</text:p>
          </table:table-cell>
          <table:table-cell office:value-type="percentage" office:value="3.947E-3" table:style-name="ce16">
            <text:p>0.3947%</text:p>
          </table:table-cell>
          <table:table-cell office:value-type="string" table:style-name="ce17">
            <text:p>$0.74</text:p>
          </table:table-cell>
          <table:table-cell office:value-type="string" table:style-name="ce17">
            <text:p>$2.23</text:p>
          </table:table-cell>
          <table:table-cell office:value-type="string" table:style-name="ce17">
            <text:p>$0.00</text:p>
          </table:table-cell>
          <table:table-cell table:style-name="ce7"/>
          <table:table-cell office:value-type="float" office:value="0" table:style-name="ce18">
            <text:p>0.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percentage" office:value="0" table:style-name="ce16">
            <text:p>0.0000%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0.00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13, 2021</text:p>
          </table:table-cell>
          <table:table-cell office:value-type="string" table:style-name="ce14">
            <text:p>Feb 13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brh_is_man_products_p1</text:p>
          </table:table-cell>
          <table:table-cell office:value-type="string" table:style-name="ce7">
            <text:p>category="Incense"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001b652nc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2" table:style-name="ce7"/>
          <table:table-cell office:value-type="string" table:style-name="ce17">
            <text:p>$0.00</text:p>
          </table:table-cell>
          <table:table-cell office:value-type="string" table:style-name="ce17">
            <text:p>$24.57</text:p>
          </table:table-cell>
          <table:table-cell office:value-type="percentage" office:value="0" table:style-name="ce16">
            <text:p>0.0000%</text:p>
          </table:table-cell>
          <table:table-cell table:style-name="ce7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7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style-name="ro1">
          <table:table-cell office:value-type="string" table:style-name="ce14">
            <text:p>Feb 24, 2021</text:p>
          </table:table-cell>
          <table:table-cell office:value-type="string" table:style-name="ce14">
            <text:p>Feb 24, 2021</text:p>
          </table:table-cell>
          <table:table-cell office:value-type="string" table:style-name="ce7">
            <text:p>swades_is</text:p>
          </table:table-cell>
          <table:table-cell office:value-type="string" table:style-name="ce7">
            <text:p>USD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auto_is_euc_9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-</text:p>
          </table:table-cell>
          <table:table-cell office:value-type="string" table:style-name="ce7">
            <text:p>meditatio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2" table:style-name="ce7"/>
          <table:table-cell office:value-type="string" table:style-name="ce17">
            <text:p>$0.00</text:p>
          </table:table-cell>
          <table:table-cell office:value-type="string" table:style-name="ce17">
            <text:p>$24.57</text:p>
          </table:table-cell>
          <table:table-cell office:value-type="percentage" office:value="0" table:style-name="ce16">
            <text:p>0.0000%</text:p>
          </table:table-cell>
          <table:table-cell table:style-name="ce7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7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string" table:style-name="ce17">
            <text:p>$24.57</text:p>
          </table:table-cell>
          <table:table-cell office:value-type="string" table:style-name="ce17">
            <text:p>$0.00</text:p>
          </table:table-cell>
          <table:table-cell table:number-columns-repeated="16360"/>
        </table:table-row>
        <table:table-row table:number-rows-repeated="10477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month number:textual="true"/>
      <number:text> </number:text>
      <number:day number:style="long"/>
      <number:text>, </number:text>
      <number:year number:style="long"/>
    </number:date-style>
    <number:percentage-style style:name="N37">
      <number:number number:decimal-places="4" number:min-integer-digits="1"/>
      <number:text>%</number:text>
    </number:percentage-style>
    <number:currency-style style:name="N38P0" number:language="en" number:country="IN">
      <number:currency-symbol number:language="en" number:country="IN">$</number:currency-symbol>
      <number:number number:decimal-places="2" number:min-integer-digits="1" number:grouping="true"/>
    </number:currency-style>
    <number:currency-style style:name="N38" number:language="en" number:country="IN">
      <number:text>(</number:text>
      <number:currency-symbol number:language="en" number:country="IN">$</number:currency-symbol>
      <number:number number:decimal-places="2" number:min-integer-digits="1" number:grouping="true"/>
      <number:text>)</number:text>
      <style:map style:condition="value()&gt;=0" style:apply-style-name="N38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RishiRaj K</meta:initial-creator>
    <dc:creator>vikash maurya</dc:creator>
    <meta:creation-date>2021-02-26T14:16:04Z</meta:creation-date>
    <dc:date>2021-10-04T06:30:04Z</dc:date>
  </office:meta>
</office:document-meta>
</file>